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67972222222222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8" table:default-cell-style-name="ce1"/>
        <table:table-column table:style-name="co3" table:number-columns-repeated="16355" table:default-cell-style-name="ce1"/>
        <table:table-row table:style-name="ro1">
          <table:table-cell office:value-type="string" table:style-name="ce1">
            <text:p>Grimm_DE_best</text:p>
          </table:table-cell>
          <table:table-cell office:value-type="string" table:style-name="ce1">
            <text:p>H_Mean</text:p>
          </table:table-cell>
          <table:table-cell office:value-type="string" table:style-name="ce1">
            <text:p>CV_H/V</text:p>
          </table:table-cell>
          <table:table-cell office:value-type="string" table:style-name="ce1">
            <text:p>Vari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g_dep_distance_sentence</text:p>
          </table:table-cell>
          <table:table-cell office:value-type="float" office:value="3.874080130286242" table:formula="of:=HARMEAN([.E2:.AC2])" table:style-name="ce1">
            <text:p>3,87408013</text:p>
          </table:table-cell>
          <table:table-cell office:value-type="float" office:value="0.97408819047602457" table:formula="of:=STDEV(1/[.E2:.AC2])/AVERAGE(1/[.E2:.AC2])" table:number-matrix-columns-spanned="1" table:number-matrix-rows-spanned="1" table:style-name="ce1">
            <text:p>0,97408819</text:p>
          </table:table-cell>
          <table:table-cell office:value-type="float" office:value="802.80006727442378" table:formula="of:=VAR([.E2:.AC2])" table:style-name="ce1">
            <text:p>802,8000673</text:p>
          </table:table-cell>
          <table:table-cell office:value-type="float" office:value="7.6197183098591603" table:style-name="ce1">
            <text:p>7,61971831</text:p>
          </table:table-cell>
          <table:table-cell office:value-type="float" office:value="2.2686567164179099" table:style-name="ce1">
            <text:p>2,268656716</text:p>
          </table:table-cell>
          <table:table-cell office:value-type="float" office:value="1.3815789473684199" table:style-name="ce1">
            <text:p>1,381578947</text:p>
          </table:table-cell>
          <table:table-cell office:value-type="float" office:value="6.9245283018867898" table:style-name="ce1">
            <text:p>6,924528302</text:p>
          </table:table-cell>
          <table:table-cell office:value-type="float" office:value="3.2307692307692299" table:style-name="ce1">
            <text:p>3,230769231</text:p>
          </table:table-cell>
          <table:table-cell office:value-type="float" office:value="9.2272727272727302" table:style-name="ce1">
            <text:p>9,227272727</text:p>
          </table:table-cell>
          <table:table-cell office:value-type="float" office:value="6.8481012658227902" table:style-name="ce1">
            <text:p>6,848101266</text:p>
          </table:table-cell>
          <table:table-cell office:value-type="float" office:value="14.5092592592593" table:style-name="ce1">
            <text:p>14,50925926</text:p>
          </table:table-cell>
          <table:table-cell office:value-type="float" office:value="8.68" table:style-name="ce1">
            <text:p>8,68</text:p>
          </table:table-cell>
          <table:table-cell office:value-type="float" office:value="7.1428571428571397" table:style-name="ce1">
            <text:p>7,142857143</text:p>
          </table:table-cell>
          <table:table-cell office:value-type="float" office:value="21.346153846153801" table:style-name="ce1">
            <text:p>21,34615385</text:p>
          </table:table-cell>
          <table:table-cell office:value-type="float" office:value="8.5370370370370399" table:style-name="ce1">
            <text:p>8,537037037</text:p>
          </table:table-cell>
          <table:table-cell office:value-type="float" office:value="5.06395348837209" table:style-name="ce1">
            <text:p>5,063953488</text:p>
          </table:table-cell>
          <table:table-cell office:value-type="float" office:value="1.15753424657534" table:style-name="ce1">
            <text:p>1,157534247</text:p>
          </table:table-cell>
          <table:table-cell office:value-type="float" office:value="2.4953271028037398" table:style-name="ce1">
            <text:p>2,495327103</text:p>
          </table:table-cell>
          <table:table-cell office:value-type="float" office:value="55.8333333333333" table:style-name="ce1">
            <text:p>55,83333333</text:p>
          </table:table-cell>
          <table:table-cell office:value-type="float" office:value="7.8229166666666696" table:style-name="ce1">
            <text:p>7,822916667</text:p>
          </table:table-cell>
          <table:table-cell office:value-type="float" office:value="138.90909090909099" table:style-name="ce1">
            <text:p>138,9090909</text:p>
          </table:table-cell>
          <table:table-cell office:value-type="float" office:value="10.5979381443299" table:style-name="ce1">
            <text:p>10,59793814</text:p>
          </table:table-cell>
          <table:table-cell office:value-type="float" office:value="3.1111111111111098" table:style-name="ce1">
            <text:p>3,111111111</text:p>
          </table:table-cell>
          <table:table-cell office:value-type="float" office:value="1.1709844559585501" table:style-name="ce1">
            <text:p>1,170984456</text:p>
          </table:table-cell>
          <table:table-cell office:value-type="float" office:value="5.5658914728682198" table:style-name="ce1">
            <text:p>5,565891473</text:p>
          </table:table-cell>
          <table:table-cell office:value-type="float" office:value="3.45" table:style-name="ce1">
            <text:p>3,45</text:p>
          </table:table-cell>
          <table:table-cell office:value-type="float" office:value="1.76119402985075" table:style-name="ce1">
            <text:p>1,76119403</text:p>
          </table:table-cell>
          <table:table-cell office:value-type="float" office:value="25.8378378378378" table:style-name="ce1">
            <text:p>25,8378378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Average_Eventfulness</text:p>
          </table:table-cell>
          <table:table-cell office:value-type="float" office:value="0.12977653987715265" table:formula="of:=HARMEAN([.E3:.AC3])" table:style-name="ce1">
            <text:p>0,12977654</text:p>
          </table:table-cell>
          <table:table-cell office:value-type="float" office:value="0.46536229055756773" table:formula="of:=STDEV(1/[.E3:.AC3])/AVERAGE(1/[.E3:.AC3])" table:number-matrix-columns-spanned="1" table:number-matrix-rows-spanned="1" table:style-name="ce1">
            <text:p>0,465362291</text:p>
          </table:table-cell>
          <table:table-cell office:value-type="float" office:value="1.5092787698905596E-2" table:formula="of:=VAR([.E3:.AC3])" table:style-name="ce1">
            <text:p>0,015092788</text:p>
          </table:table-cell>
          <table:table-cell office:value-type="float" office:value="0.12676056338028199" table:style-name="ce1">
            <text:p>0,126760563</text:p>
          </table:table-cell>
          <table:table-cell office:value-type="float" office:value="0.12686567164179099" table:style-name="ce1">
            <text:p>0,126865672</text:p>
          </table:table-cell>
          <table:table-cell office:value-type="float" office:value="7.2368421052631499E-2" table:style-name="ce1">
            <text:p>0,072368421</text:p>
          </table:table-cell>
          <table:table-cell office:value-type="float" office:value="0.18867924528301899" table:style-name="ce1">
            <text:p>0,188679245</text:p>
          </table:table-cell>
          <table:table-cell office:value-type="float" office:value="0.20512820512820501" table:style-name="ce1">
            <text:p>0,205128205</text:p>
          </table:table-cell>
          <table:table-cell office:value-type="float" office:value="0.25" table:style-name="ce1">
            <text:p>0,25</text:p>
          </table:table-cell>
          <table:table-cell office:value-type="float" office:value="8.8607594936708806E-2" table:style-name="ce1">
            <text:p>0,088607595</text:p>
          </table:table-cell>
          <table:table-cell office:value-type="float" office:value="0.17592592592592601" table:style-name="ce1">
            <text:p>0,175925926</text:p>
          </table:table-cell>
          <table:table-cell office:value-type="float" office:value="0.16" table:style-name="ce1">
            <text:p>0,16</text:p>
          </table:table-cell>
          <table:table-cell office:value-type="float" office:value="0.119047619047619" table:style-name="ce1">
            <text:p>0,119047619</text:p>
          </table:table-cell>
          <table:table-cell office:value-type="float" office:value="0.17307692307692299" table:style-name="ce1">
            <text:p>0,173076923</text:p>
          </table:table-cell>
          <table:table-cell office:value-type="float" office:value="0.12962962962963001" table:style-name="ce1">
            <text:p>0,12962963</text:p>
          </table:table-cell>
          <table:table-cell office:value-type="float" office:value="0.104651162790698" table:style-name="ce1">
            <text:p>0,104651163</text:p>
          </table:table-cell>
          <table:table-cell office:value-type="float" office:value="0.14383561643835599" table:style-name="ce1">
            <text:p>0,143835616</text:p>
          </table:table-cell>
          <table:table-cell office:value-type="float" office:value="0.13084112149532701" table:style-name="ce1">
            <text:p>0,130841121</text:p>
          </table:table-cell>
          <table:table-cell office:value-type="float" office:value="0.66666666666666696" table:style-name="ce1">
            <text:p>0,666666667</text:p>
          </table:table-cell>
          <table:table-cell office:value-type="float" office:value="0.114583333333333" table:style-name="ce1">
            <text:p>0,114583333</text:p>
          </table:table-cell>
          <table:table-cell office:value-type="float" office:value="0.36363636363636398" table:style-name="ce1">
            <text:p>0,363636364</text:p>
          </table:table-cell>
          <table:table-cell office:value-type="float" office:value="0.123711340206186" table:style-name="ce1">
            <text:p>0,12371134</text:p>
          </table:table-cell>
          <table:table-cell office:value-type="float" office:value="0.24691358024691301" table:style-name="ce1">
            <text:p>0,24691358</text:p>
          </table:table-cell>
          <table:table-cell office:value-type="float" office:value="6.21761658031088E-2" table:style-name="ce1">
            <text:p>0,062176166</text:p>
          </table:table-cell>
          <table:table-cell office:value-type="float" office:value="0.14728682170542601" table:style-name="ce1">
            <text:p>0,147286822</text:p>
          </table:table-cell>
          <table:table-cell office:value-type="float" office:value="0.1" table:style-name="ce1">
            <text:p>0,1</text:p>
          </table:table-cell>
          <table:table-cell office:value-type="float" office:value="6.4676616915422799E-2" table:style-name="ce1">
            <text:p>0,064676617</text:p>
          </table:table-cell>
          <table:table-cell office:value-type="float" office:value="0.162162162162162" table:style-name="ce1">
            <text:p>0,16216216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Average_I</text:p>
          </table:table-cell>
          <table:table-cell office:value-type="float" office:value="0.3944261810461217" table:formula="of:=HARMEAN([.E4:.AC4])" table:style-name="ce1">
            <text:p>0,394426181</text:p>
          </table:table-cell>
          <table:table-cell office:value-type="float" office:value="1.3696380745503898" table:formula="of:=STDEV(1/[.E4:.AC4])/AVERAGE(1/[.E4:.AC4])" table:number-matrix-columns-spanned="1" table:number-matrix-rows-spanned="1" table:style-name="ce1">
            <text:p>1,369638075</text:p>
          </table:table-cell>
          <table:table-cell office:value-type="float" office:value="145.00379076562504" table:formula="of:=VAR([.E4:.AC4])" table:style-name="ce1">
            <text:p>145,0037908</text:p>
          </table:table-cell>
          <table:table-cell office:value-type="float" office:value="0.96587978575679401" table:style-name="ce1">
            <text:p>0,965879786</text:p>
          </table:table-cell>
          <table:table-cell office:value-type="float" office:value="0.28781465805301798" table:style-name="ce1">
            <text:p>0,287814658</text:p>
          </table:table-cell>
          <table:table-cell office:value-type="float" office:value="9.99826869806094E-2" table:style-name="ce1">
            <text:p>0,099982687</text:p>
          </table:table-cell>
          <table:table-cell office:value-type="float" office:value="1.3065147739409" table:style-name="ce1">
            <text:p>1,306514774</text:p>
          </table:table-cell>
          <table:table-cell office:value-type="float" office:value="0.66272189349112398" table:style-name="ce1">
            <text:p>0,662721893</text:p>
          </table:table-cell>
          <table:table-cell office:value-type="float" office:value="2.3068181818181799" table:style-name="ce1">
            <text:p>2,306818182</text:p>
          </table:table-cell>
          <table:table-cell office:value-type="float" office:value="0.60679378304758902" table:style-name="ce1">
            <text:p>0,606793783</text:p>
          </table:table-cell>
          <table:table-cell office:value-type="float" office:value="2.5525548696845002" table:style-name="ce1">
            <text:p>2,55255487</text:p>
          </table:table-cell>
          <table:table-cell office:value-type="float" office:value="1.3888" table:style-name="ce1">
            <text:p>1,3888</text:p>
          </table:table-cell>
          <table:table-cell office:value-type="float" office:value="0.85034013605442205" table:style-name="ce1">
            <text:p>0,850340136</text:p>
          </table:table-cell>
          <table:table-cell office:value-type="float" office:value="3.6945266272189401" table:style-name="ce1">
            <text:p>3,694526627</text:p>
          </table:table-cell>
          <table:table-cell office:value-type="float" office:value="1.1066529492455399" table:style-name="ce1">
            <text:p>1,106652949</text:p>
          </table:table-cell>
          <table:table-cell office:value-type="float" office:value="0.52994862087614902" table:style-name="ce1">
            <text:p>0,529948621</text:p>
          </table:table-cell>
          <table:table-cell office:value-type="float" office:value="0.166494651904673" table:style-name="ce1">
            <text:p>0,166494652</text:p>
          </table:table-cell>
          <table:table-cell office:value-type="float" office:value="0.326491396628526" table:style-name="ce1">
            <text:p>0,326491397</text:p>
          </table:table-cell>
          <table:table-cell office:value-type="float" office:value="37.2222222222222" table:style-name="ce1">
            <text:p>37,22222222</text:p>
          </table:table-cell>
          <table:table-cell office:value-type="float" office:value="0.89637586805555602" table:style-name="ce1">
            <text:p>0,896375868</text:p>
          </table:table-cell>
          <table:table-cell office:value-type="float" office:value="50.5123966942149" table:style-name="ce1">
            <text:p>50,51239669</text:p>
          </table:table-cell>
          <table:table-cell office:value-type="float" office:value="1.31108513125731" table:style-name="ce1">
            <text:p>1,311085131</text:p>
          </table:table-cell>
          <table:table-cell office:value-type="float" office:value="0.76817558299039801" table:style-name="ce1">
            <text:p>0,768175583</text:p>
          </table:table-cell>
          <table:table-cell office:value-type="float" office:value="7.28073236865419E-2" table:style-name="ce1">
            <text:p>0,072807324</text:p>
          </table:table-cell>
          <table:table-cell office:value-type="float" office:value="0.81978246499609397" table:style-name="ce1">
            <text:p>0,819782465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113908071582387" table:style-name="ce1">
            <text:p>0,113908072</text:p>
          </table:table-cell>
          <table:table-cell office:value-type="float" office:value="4.1899196493791102" table:style-name="ce1">
            <text:p>4,189919649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CLI</text:p>
          </table:table-cell>
          <table:table-cell office:value-type="float" office:value="9.3499630131369589" table:formula="of:=HARMEAN([.E5:.AC5])" table:style-name="ce1">
            <text:p>9,349963013</text:p>
          </table:table-cell>
          <table:table-cell office:value-type="float" office:value="0.12015019722641329" table:formula="of:=STDEV(1/[.E5:.AC5])/AVERAGE(1/[.E5:.AC5])" table:number-matrix-columns-spanned="1" table:number-matrix-rows-spanned="1" table:style-name="ce1">
            <text:p>0,120150197</text:p>
          </table:table-cell>
          <table:table-cell office:value-type="float" office:value="1.0551838713914776" table:formula="of:=VAR([.E5:.AC5])" table:style-name="ce1">
            <text:p>1,055183871</text:p>
          </table:table-cell>
          <table:table-cell office:value-type="float" office:value="9.2240948616600793" table:style-name="ce1">
            <text:p>9,224094862</text:p>
          </table:table-cell>
          <table:table-cell office:value-type="float" office:value="9.6103487064117008" table:style-name="ce1">
            <text:p>9,610348706</text:p>
          </table:table-cell>
          <table:table-cell office:value-type="float" office:value="10.2143807501769" table:style-name="ce1">
            <text:p>10,21438075</text:p>
          </table:table-cell>
          <table:table-cell office:value-type="float" office:value="9.7354819277108504" table:style-name="ce1">
            <text:p>9,735481928</text:p>
          </table:table-cell>
          <table:table-cell office:value-type="float" office:value="9.2888182720953303" table:style-name="ce1">
            <text:p>9,288818272</text:p>
          </table:table-cell>
          <table:table-cell office:value-type="float" office:value="10.786215993404801" table:style-name="ce1">
            <text:p>10,78621599</text:p>
          </table:table-cell>
          <table:table-cell office:value-type="float" office:value="9.1359507692307709" table:style-name="ce1">
            <text:p>9,135950769</text:p>
          </table:table-cell>
          <table:table-cell office:value-type="float" office:value="10.3071475953566" table:style-name="ce1">
            <text:p>10,3071476</text:p>
          </table:table-cell>
          <table:table-cell office:value-type="float" office:value="9.3108910891089103" table:style-name="ce1">
            <text:p>9,310891089</text:p>
          </table:table-cell>
          <table:table-cell office:value-type="float" office:value="8.9392797783933506" table:style-name="ce1">
            <text:p>8,939279778</text:p>
          </table:table-cell>
          <table:table-cell office:value-type="float" office:value="9.7858914728682205" table:style-name="ce1">
            <text:p>9,785891473</text:p>
          </table:table-cell>
          <table:table-cell office:value-type="float" office:value="9.2861433447099007" table:style-name="ce1">
            <text:p>9,286143345</text:p>
          </table:table-cell>
          <table:table-cell office:value-type="float" office:value="6.9907330195023496" table:style-name="ce1">
            <text:p>6,99073302</text:p>
          </table:table-cell>
          <table:table-cell office:value-type="float" office:value="10.5192227805695" table:style-name="ce1">
            <text:p>10,51922278</text:p>
          </table:table-cell>
          <table:table-cell office:value-type="float" office:value="9.6476021314387204" table:style-name="ce1">
            <text:p>9,647602131</text:p>
          </table:table-cell>
          <table:table-cell office:value-type="float" office:value="8.3130973451327392" table:style-name="ce1">
            <text:p>8,313097345</text:p>
          </table:table-cell>
          <table:table-cell office:value-type="float" office:value="9.02221035771489" table:style-name="ce1">
            <text:p>9,022210358</text:p>
          </table:table-cell>
          <table:table-cell office:value-type="float" office:value="7.26338870431894" table:style-name="ce1">
            <text:p>7,263388704</text:p>
          </table:table-cell>
          <table:table-cell office:value-type="float" office:value="11.512770658418001" table:style-name="ce1">
            <text:p>11,51277066</text:p>
          </table:table-cell>
          <table:table-cell office:value-type="float" office:value="10.5430515463918" table:style-name="ce1">
            <text:p>10,54305155</text:p>
          </table:table-cell>
          <table:table-cell office:value-type="float" office:value="9.4480966072455406" table:style-name="ce1">
            <text:p>9,448096607</text:p>
          </table:table-cell>
          <table:table-cell office:value-type="float" office:value="9.4178829389788294" table:style-name="ce1">
            <text:p>9,417882939</text:p>
          </table:table-cell>
          <table:table-cell office:value-type="float" office:value="9.6312067840834903" table:style-name="ce1">
            <text:p>9,631206784</text:p>
          </table:table-cell>
          <table:table-cell office:value-type="float" office:value="8.2419197207678891" table:style-name="ce1">
            <text:p>8,241919721</text:p>
          </table:table-cell>
          <table:table-cell office:value-type="float" office:value="10.496019184652299" table:style-name="ce1">
            <text:p>10,49601918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D_h</text:p>
          </table:table-cell>
          <table:table-cell office:value-type="float" office:value="-0.34" table:style-name="ce1">
            <text:p>-0,34</text:p>
          </table:table-cell>
          <table:table-cell office:value-type="float" office:value="-2.0653917202707341E-2" table:formula="of:=STDEV(1/[.E6:.AC6])/AVERAGE(1/[.E6:.AC6])" table:number-matrix-columns-spanned="1" table:number-matrix-rows-spanned="1" table:style-name="ce1">
            <text:p>-0,020653917</text:p>
          </table:table-cell>
          <table:table-cell office:value-type="float" office:value="5.3548980454833196E-5" table:formula="of:=VAR([.E6:.AC6])" table:style-name="ce1">
            <text:p>5,3549E-05</text:p>
          </table:table-cell>
          <table:table-cell office:value-type="float" office:value="-0.36014225744467598" table:style-name="ce1">
            <text:p>-0,360142257</text:p>
          </table:table-cell>
          <table:table-cell office:value-type="float" office:value="-0.350689452194822" table:style-name="ce1">
            <text:p>-0,350689452</text:p>
          </table:table-cell>
          <table:table-cell office:value-type="float" office:value="-0.35125566396480901" table:style-name="ce1">
            <text:p>-0,351255664</text:p>
          </table:table-cell>
          <table:table-cell office:value-type="float" office:value="-0.34509039192193203" table:style-name="ce1">
            <text:p>-0,345090392</text:p>
          </table:table-cell>
          <table:table-cell office:value-type="float" office:value="-0.34479866373823798" table:style-name="ce1">
            <text:p>-0,344798664</text:p>
          </table:table-cell>
          <table:table-cell office:value-type="float" office:value="-0.34646187474748702" table:style-name="ce1">
            <text:p>-0,346461875</text:p>
          </table:table-cell>
          <table:table-cell office:value-type="float" office:value="-0.34332303791712399" table:style-name="ce1">
            <text:p>-0,343323038</text:p>
          </table:table-cell>
          <table:table-cell office:value-type="float" office:value="-0.35073303170103498" table:style-name="ce1">
            <text:p>-0,350733032</text:p>
          </table:table-cell>
          <table:table-cell office:value-type="float" office:value="-0.353811920688203" table:style-name="ce1">
            <text:p>-0,353811921</text:p>
          </table:table-cell>
          <table:table-cell office:value-type="float" office:value="-0.33820564368344602" table:style-name="ce1">
            <text:p>-0,338205644</text:p>
          </table:table-cell>
          <table:table-cell office:value-type="float" office:value="-0.347551615812634" table:style-name="ce1">
            <text:p>-0,347551616</text:p>
          </table:table-cell>
          <table:table-cell office:value-type="float" office:value="-0.34547345173725602" table:style-name="ce1">
            <text:p>-0,345473452</text:p>
          </table:table-cell>
          <table:table-cell office:value-type="float" office:value="-0.35992599789914798" table:style-name="ce1">
            <text:p>-0,359925998</text:p>
          </table:table-cell>
          <table:table-cell office:value-type="float" office:value="-0.34320361292033702" table:style-name="ce1">
            <text:p>-0,343203613</text:p>
          </table:table-cell>
          <table:table-cell office:value-type="float" office:value="-0.35037949146133901" table:style-name="ce1">
            <text:p>-0,350379491</text:p>
          </table:table-cell>
          <table:table-cell office:value-type="float" office:value="-0.36748069473695899" table:style-name="ce1">
            <text:p>-0,367480695</text:p>
          </table:table-cell>
          <table:table-cell office:value-type="float" office:value="-0.34218931820054399" table:style-name="ce1">
            <text:p>-0,342189318</text:p>
          </table:table-cell>
          <table:table-cell office:value-type="float" office:value="-0.36196636743658001" table:style-name="ce1">
            <text:p>-0,361966367</text:p>
          </table:table-cell>
          <table:table-cell office:value-type="float" office:value="-0.34023026570836001" table:style-name="ce1">
            <text:p>-0,340230266</text:p>
          </table:table-cell>
          <table:table-cell office:value-type="float" office:value="-0.35239342915351002" table:style-name="ce1">
            <text:p>-0,352393429</text:p>
          </table:table-cell>
          <table:table-cell office:value-type="float" office:value="-0.34083552681073898" table:style-name="ce1">
            <text:p>-0,340835527</text:p>
          </table:table-cell>
          <table:table-cell office:value-type="float" office:value="-0.35027071959463202" table:style-name="ce1">
            <text:p>-0,35027072</text:p>
          </table:table-cell>
          <table:table-cell office:value-type="float" office:value="-0.34164997813889603" table:style-name="ce1">
            <text:p>-0,341649978</text:p>
          </table:table-cell>
          <table:table-cell office:value-type="float" office:value="-0.35007771302151403" table:style-name="ce1">
            <text:p>-0,350077713</text:p>
          </table:table-cell>
          <table:table-cell office:value-type="float" office:value="-0.35040001381808" table:style-name="ce1">
            <text:p>-0,35040001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avg_homothety</text:p>
          </table:table-cell>
          <table:table-cell office:value-type="float" office:value="2.5632624959825088" table:formula="of:=HARMEAN([.E7:.AC7])" table:style-name="ce1">
            <text:p>2,563262496</text:p>
          </table:table-cell>
          <table:table-cell office:value-type="float" office:value="6.5805466490967496E-2" table:formula="of:=STDEV(1/[.E7:.AC7])/AVERAGE(1/[.E7:.AC7])" table:number-matrix-columns-spanned="1" table:number-matrix-rows-spanned="1" table:style-name="ce1">
            <text:p>0,065805466</text:p>
          </table:table-cell>
          <table:table-cell office:value-type="float" office:value="2.8470742711637975E-2" table:formula="of:=VAR([.E7:.AC7])" table:style-name="ce1">
            <text:p>0,028470743</text:p>
          </table:table-cell>
          <table:table-cell office:value-type="float" office:value="2.4082312114154698" table:style-name="ce1">
            <text:p>2,408231211</text:p>
          </table:table-cell>
          <table:table-cell office:value-type="float" office:value="2.4017933760906298" table:style-name="ce1">
            <text:p>2,401793376</text:p>
          </table:table-cell>
          <table:table-cell office:value-type="float" office:value="2.391553298921" table:style-name="ce1">
            <text:p>2,391553299</text:p>
          </table:table-cell>
          <table:table-cell office:value-type="float" office:value="2.5918258199960702" table:style-name="ce1">
            <text:p>2,59182582</text:p>
          </table:table-cell>
          <table:table-cell office:value-type="float" office:value="2.6427252747252701" table:style-name="ce1">
            <text:p>2,642725275</text:p>
          </table:table-cell>
          <table:table-cell office:value-type="float" office:value="2.5721698113207498" table:style-name="ce1">
            <text:p>2,572169811</text:p>
          </table:table-cell>
          <table:table-cell office:value-type="float" office:value="2.6808065012245001" table:style-name="ce1">
            <text:p>2,680806501</text:p>
          </table:table-cell>
          <table:table-cell office:value-type="float" office:value="2.4079083813287401" table:style-name="ce1">
            <text:p>2,407908381</text:p>
          </table:table-cell>
          <table:table-cell office:value-type="float" office:value="2.5899883223044" table:style-name="ce1">
            <text:p>2,589988322</text:p>
          </table:table-cell>
          <table:table-cell office:value-type="float" office:value="2.9248775751435301" table:style-name="ce1">
            <text:p>2,924877575</text:p>
          </table:table-cell>
          <table:table-cell office:value-type="float" office:value="2.52258664988726" table:style-name="ce1">
            <text:p>2,52258665</text:p>
          </table:table-cell>
          <table:table-cell office:value-type="float" office:value="2.6996564174237099" table:style-name="ce1">
            <text:p>2,699656417</text:p>
          </table:table-cell>
          <table:table-cell office:value-type="float" office:value="2.22235080887125" table:style-name="ce1">
            <text:p>2,222350809</text:p>
          </table:table-cell>
          <table:table-cell office:value-type="float" office:value="2.57770826941973" table:style-name="ce1">
            <text:p>2,577708269</text:p>
          </table:table-cell>
          <table:table-cell office:value-type="float" office:value="2.4162490178218698" table:style-name="ce1">
            <text:p>2,416249018</text:p>
          </table:table-cell>
          <table:table-cell office:value-type="float" office:value="2.75231481481481" table:style-name="ce1">
            <text:p>2,752314815</text:p>
          </table:table-cell>
          <table:table-cell office:value-type="float" office:value="2.7157237309194202" table:style-name="ce1">
            <text:p>2,715723731</text:p>
          </table:table-cell>
          <table:table-cell office:value-type="float" office:value="2.8501393242772601" table:style-name="ce1">
            <text:p>2,850139324</text:p>
          </table:table-cell>
          <table:table-cell office:value-type="float" office:value="2.60443667660163" table:style-name="ce1">
            <text:p>2,604436677</text:p>
          </table:table-cell>
          <table:table-cell office:value-type="float" office:value="2.4206362516889599" table:style-name="ce1">
            <text:p>2,420636252</text:p>
          </table:table-cell>
          <table:table-cell office:value-type="float" office:value="2.5939717969072098" table:style-name="ce1">
            <text:p>2,593971797</text:p>
          </table:table-cell>
          <table:table-cell office:value-type="float" office:value="2.4775072403447602" table:style-name="ce1">
            <text:p>2,47750724</text:p>
          </table:table-cell>
          <table:table-cell office:value-type="float" office:value="2.7825038113173699" table:style-name="ce1">
            <text:p>2,782503811</text:p>
          </table:table-cell>
          <table:table-cell office:value-type="float" office:value="2.38924893078467" table:style-name="ce1">
            <text:p>2,389248931</text:p>
          </table:table-cell>
          <table:table-cell office:value-type="float" office:value="2.7103109754272499" table:style-name="ce1">
            <text:p>2,710310975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hurst_dep_distance</text:p>
          </table:table-cell>
          <table:table-cell office:value-type="float" office:value="0.59272463683011678" table:formula="of:=HARMEAN([.E8:.AC8])" table:style-name="ce1">
            <text:p>0,592724637</text:p>
          </table:table-cell>
          <table:table-cell office:value-type="float" office:value="0.19554276066270737" table:formula="of:=STDEV(1/[.E8:.S8])/AVERAGE(1/[.E8:.S8])" table:number-matrix-columns-spanned="1" table:number-matrix-rows-spanned="1" table:style-name="ce1">
            <text:p>0,195542761</text:p>
          </table:table-cell>
          <table:table-cell office:value-type="float" office:value="1.8904989362965564E-2" table:formula="of:=VAR([.E8:.AC8])" table:style-name="ce1">
            <text:p>0,018904989</text:p>
          </table:table-cell>
          <table:table-cell office:value-type="float" office:value="0.608107361930733" table:style-name="ce1">
            <text:p>0,608107362</text:p>
          </table:table-cell>
          <table:table-cell office:value-type="float" office:value="0.409481046588342" table:style-name="ce1">
            <text:p>0,409481047</text:p>
          </table:table-cell>
          <table:table-cell office:value-type="float" office:value="0.54186509841622399" table:style-name="ce1">
            <text:p>0,541865098</text:p>
          </table:table-cell>
          <table:table-cell office:value-type="float" office:value="0.62956761563571295" table:style-name="ce1">
            <text:p>0,629567616</text:p>
          </table:table-cell>
          <table:table-cell office:value-type="float" office:value="0.52274469077853603" table:style-name="ce1">
            <text:p>0,522744691</text:p>
          </table:table-cell>
          <table:table-cell office:value-type="float" office:value="0.68044138329741499" table:style-name="ce1">
            <text:p>0,680441383</text:p>
          </table:table-cell>
          <table:table-cell office:value-type="float" office:value="0.62545991094187203" table:style-name="ce1">
            <text:p>0,625459911</text:p>
          </table:table-cell>
          <table:table-cell office:value-type="float" office:value="0.76858475696305395" table:style-name="ce1">
            <text:p>0,768584757</text:p>
          </table:table-cell>
          <table:table-cell office:value-type="float" office:value="0.57204546629302599" table:style-name="ce1">
            <text:p>0,572045466</text:p>
          </table:table-cell>
          <table:table-cell office:value-type="float" office:value="0.456848962642384" table:style-name="ce1">
            <text:p>0,456848963</text:p>
          </table:table-cell>
          <table:table-cell office:value-type="float" office:value="0.61153055208793194" table:style-name="ce1">
            <text:p>0,611530552</text:p>
          </table:table-cell>
          <table:table-cell office:value-type="float" office:value="0.81040015942076604" table:style-name="ce1">
            <text:p>0,810400159</text:p>
          </table:table-cell>
          <table:table-cell office:value-type="float" office:value="0.53063855702647" table:style-name="ce1">
            <text:p>0,530638557</text:p>
          </table:table-cell>
          <table:table-cell office:value-type="float" office:value="0.73116776455448695" table:style-name="ce1">
            <text:p>0,731167765</text:p>
          </table:table-cell>
          <table:table-cell office:value-type="float" office:value="0.69099516556455698" table:style-name="ce1">
            <text:p>0,690995166</text:p>
          </table:table-cell>
          <table:table-cell table:style-name="ce1"/>
          <table:table-cell office:value-type="float" office:value="0.79125040758632803" table:style-name="ce1">
            <text:p>0,791250408</text:p>
          </table:table-cell>
          <table:table-cell table:style-name="ce1"/>
          <table:table-cell office:value-type="float" office:value="0.53113939187235104" table:style-name="ce1">
            <text:p>0,531139392</text:p>
          </table:table-cell>
          <table:table-cell office:value-type="float" office:value="0.44801287159437603" table:style-name="ce1">
            <text:p>0,448012872</text:p>
          </table:table-cell>
          <table:table-cell office:value-type="float" office:value="0.82751004255360106" table:style-name="ce1">
            <text:p>0,827510043</text:p>
          </table:table-cell>
          <table:table-cell office:value-type="float" office:value="0.79369096505022196" table:style-name="ce1">
            <text:p>0,793690965</text:p>
          </table:table-cell>
          <table:table-cell office:value-type="float" office:value="0.82539651986403995" table:style-name="ce1">
            <text:p>0,82539652</text:p>
          </table:table-cell>
          <table:table-cell office:value-type="float" office:value="0.457791788753594" table:style-name="ce1">
            <text:p>0,457791789</text:p>
          </table:table-cell>
          <table:table-cell office:value-type="float" office:value="0.44398622909941199" table:style-name="ce1">
            <text:p>0,443986229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hurst_eventfulness</text:p>
          </table:table-cell>
          <table:table-cell office:value-type="float" office:value="0.62424160385591476" table:formula="of:=HARMEAN([.E9:.AC9])" table:style-name="ce1">
            <text:p>0,624241604</text:p>
          </table:table-cell>
          <table:table-cell office:value-type="float" office:value="0.35478068021266129" table:formula="of:=STDEV(1/[.E9:.S9])/AVERAGE(1/[.E9:.S9])" table:number-matrix-columns-spanned="1" table:number-matrix-rows-spanned="1" table:style-name="ce1">
            <text:p>0,35478068</text:p>
          </table:table-cell>
          <table:table-cell office:value-type="float" office:value="4.9574163793397054E-2" table:formula="of:=VAR([.E9:.AC9])" table:style-name="ce1">
            <text:p>0,049574164</text:p>
          </table:table-cell>
          <table:table-cell office:value-type="float" office:value="0.54938342761518399" table:style-name="ce1">
            <text:p>0,549383428</text:p>
          </table:table-cell>
          <table:table-cell office:value-type="float" office:value="0.53877524120148701" table:style-name="ce1">
            <text:p>0,538775241</text:p>
          </table:table-cell>
          <table:table-cell office:value-type="float" office:value="0.648256254534472" table:style-name="ce1">
            <text:p>0,648256255</text:p>
          </table:table-cell>
          <table:table-cell office:value-type="float" office:value="0.33371825237596597" table:style-name="ce1">
            <text:p>0,333718252</text:p>
          </table:table-cell>
          <table:table-cell office:value-type="float" office:value="0.692401964148468" table:style-name="ce1">
            <text:p>0,692401964</text:p>
          </table:table-cell>
          <table:table-cell office:value-type="float" office:value="0.78793492648808905" table:style-name="ce1">
            <text:p>0,787934926</text:p>
          </table:table-cell>
          <table:table-cell office:value-type="float" office:value="0.79616935433843405" table:style-name="ce1">
            <text:p>0,796169354</text:p>
          </table:table-cell>
          <table:table-cell office:value-type="float" office:value="0.58906466711918004" table:style-name="ce1">
            <text:p>0,589064667</text:p>
          </table:table-cell>
          <table:table-cell office:value-type="float" office:value="0.83707244798260805" table:style-name="ce1">
            <text:p>0,837072448</text:p>
          </table:table-cell>
          <table:table-cell office:value-type="float" office:value="1.3242633607787899" table:style-name="ce1">
            <text:p>1,324263361</text:p>
          </table:table-cell>
          <table:table-cell office:value-type="float" office:value="0.56121649066077395" table:style-name="ce1">
            <text:p>0,561216491</text:p>
          </table:table-cell>
          <table:table-cell office:value-type="float" office:value="0.64478028691595102" table:style-name="ce1">
            <text:p>0,644780287</text:p>
          </table:table-cell>
          <table:table-cell office:value-type="float" office:value="0.378983035284922" table:style-name="ce1">
            <text:p>0,378983035</text:p>
          </table:table-cell>
          <table:table-cell office:value-type="float" office:value="0.94055004919531005" table:style-name="ce1">
            <text:p>0,940550049</text:p>
          </table:table-cell>
          <table:table-cell office:value-type="float" office:value="0.69323357747450398" table:style-name="ce1">
            <text:p>0,693233577</text:p>
          </table:table-cell>
          <table:table-cell table:style-name="ce1"/>
          <table:table-cell office:value-type="float" office:value="0.82559272325307997" table:style-name="ce1">
            <text:p>0,825592723</text:p>
          </table:table-cell>
          <table:table-cell table:style-name="ce1"/>
          <table:table-cell office:value-type="float" office:value="0.59950756795256099" table:style-name="ce1">
            <text:p>0,599507568</text:p>
          </table:table-cell>
          <table:table-cell office:value-type="float" office:value="0.57916567251545104" table:style-name="ce1">
            <text:p>0,579165673</text:p>
          </table:table-cell>
          <table:table-cell office:value-type="float" office:value="0.89260920954273903" table:style-name="ce1">
            <text:p>0,89260921</text:p>
          </table:table-cell>
          <table:table-cell office:value-type="float" office:value="0.84571677406340695" table:style-name="ce1">
            <text:p>0,845716774</text:p>
          </table:table-cell>
          <table:table-cell office:value-type="float" office:value="0.92971754011175201" table:style-name="ce1">
            <text:p>0,92971754</text:p>
          </table:table-cell>
          <table:table-cell office:value-type="float" office:value="0.53981344848114599" table:style-name="ce1">
            <text:p>0,539813448</text:p>
          </table:table-cell>
          <table:table-cell office:value-type="float" office:value="0.37055684942252998" table:style-name="ce1">
            <text:p>0,370556849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hurst_I</text:p>
          </table:table-cell>
          <table:table-cell office:value-type="float" office:value="0.6570906012311285" table:formula="of:=HARMEAN([.E10:.AC10])" table:style-name="ce1">
            <text:p>0,657090601</text:p>
          </table:table-cell>
          <table:table-cell office:value-type="float" office:value="0.22793619848083224" table:formula="of:=STDEV(1/[.E10:.S10])/AVERAGE(1/[.E10:.S10])" table:number-matrix-columns-spanned="1" table:number-matrix-rows-spanned="1" table:style-name="ce1">
            <text:p>0,227936198</text:p>
          </table:table-cell>
          <table:table-cell office:value-type="float" office:value="3.8176457346955288E-2" table:formula="of:=VAR([.E10:.AC10])" table:style-name="ce1">
            <text:p>0,038176457</text:p>
          </table:table-cell>
          <table:table-cell office:value-type="float" office:value="0.57165314824603997" table:style-name="ce1">
            <text:p>0,571653148</text:p>
          </table:table-cell>
          <table:table-cell office:value-type="float" office:value="0.53239442969931705" table:style-name="ce1">
            <text:p>0,53239443</text:p>
          </table:table-cell>
          <table:table-cell office:value-type="float" office:value="0.95247930532515501" table:style-name="ce1">
            <text:p>0,952479305</text:p>
          </table:table-cell>
          <table:table-cell office:value-type="float" office:value="0.60547219627621496" table:style-name="ce1">
            <text:p>0,605472196</text:p>
          </table:table-cell>
          <table:table-cell office:value-type="float" office:value="0.61765486911726897" table:style-name="ce1">
            <text:p>0,617654869</text:p>
          </table:table-cell>
          <table:table-cell office:value-type="float" office:value="0.85585250333664797" table:style-name="ce1">
            <text:p>0,855852503</text:p>
          </table:table-cell>
          <table:table-cell office:value-type="float" office:value="0.61679705068925395" table:style-name="ce1">
            <text:p>0,616797051</text:p>
          </table:table-cell>
          <table:table-cell office:value-type="float" office:value="0.69596860511873904" table:style-name="ce1">
            <text:p>0,695968605</text:p>
          </table:table-cell>
          <table:table-cell office:value-type="float" office:value="0.72824291687021503" table:style-name="ce1">
            <text:p>0,728242917</text:p>
          </table:table-cell>
          <table:table-cell office:value-type="float" office:value="0.454278587491805" table:style-name="ce1">
            <text:p>0,454278587</text:p>
          </table:table-cell>
          <table:table-cell office:value-type="float" office:value="0.76065464174275299" table:style-name="ce1">
            <text:p>0,760654642</text:p>
          </table:table-cell>
          <table:table-cell office:value-type="float" office:value="0.84058471972789905" table:style-name="ce1">
            <text:p>0,84058472</text:p>
          </table:table-cell>
          <table:table-cell office:value-type="float" office:value="0.53254885909623395" table:style-name="ce1">
            <text:p>0,532548859</text:p>
          </table:table-cell>
          <table:table-cell office:value-type="float" office:value="0.88797586857493804" table:style-name="ce1">
            <text:p>0,887975869</text:p>
          </table:table-cell>
          <table:table-cell office:value-type="float" office:value="0.87547123640131097" table:style-name="ce1">
            <text:p>0,875471236</text:p>
          </table:table-cell>
          <table:table-cell table:style-name="ce1"/>
          <table:table-cell office:value-type="float" office:value="0.94823489525830496" table:style-name="ce1">
            <text:p>0,948234895</text:p>
          </table:table-cell>
          <table:table-cell table:style-name="ce1"/>
          <table:table-cell office:value-type="float" office:value="0.64743188048064204" table:style-name="ce1">
            <text:p>0,64743188</text:p>
          </table:table-cell>
          <table:table-cell office:value-type="float" office:value="0.86750229407139101" table:style-name="ce1">
            <text:p>0,867502294</text:p>
          </table:table-cell>
          <table:table-cell office:value-type="float" office:value="0.43892945335076899" table:style-name="ce1">
            <text:p>0,438929453</text:p>
          </table:table-cell>
          <table:table-cell office:value-type="float" office:value="0.86957168848807798" table:style-name="ce1">
            <text:p>0,869571688</text:p>
          </table:table-cell>
          <table:table-cell office:value-type="float" office:value="1.1290709086658099" table:style-name="ce1">
            <text:p>1,129070909</text:p>
          </table:table-cell>
          <table:table-cell office:value-type="float" office:value="0.45403065715642899" table:style-name="ce1">
            <text:p>0,454030657</text:p>
          </table:table-cell>
          <table:table-cell office:value-type="float" office:value="0.42829584708102802" table:style-name="ce1">
            <text:p>0,428295847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Fractal Dimension (Sentences)</text:p>
          </table:table-cell>
          <table:table-cell office:value-type="float" office:value="1.0202574237556503" table:formula="of:=HARMEAN([.E11:.AC11])" table:style-name="ce1">
            <text:p>1,020257424</text:p>
          </table:table-cell>
          <table:table-cell office:value-type="float" office:value="0.23661389451784454" table:formula="of:=STDEV(1/[.E11:.AC11])/AVERAGE(1/[.E11:.AC11])" table:number-matrix-columns-spanned="1" table:number-matrix-rows-spanned="1" table:style-name="ce1">
            <text:p>0,236613895</text:p>
          </table:table-cell>
          <table:table-cell office:value-type="float" office:value="9.0932978766666103E-2" table:formula="of:=VAR([.E11:.AC11])" table:style-name="ce1">
            <text:p>0,090932979</text:p>
          </table:table-cell>
          <table:table-cell office:value-type="float" office:value="0.98" table:style-name="ce1">
            <text:p>0,98</text:p>
          </table:table-cell>
          <table:table-cell office:value-type="float" office:value="1.0579000000000001" table:style-name="ce1">
            <text:p>1,0579</text:p>
          </table:table-cell>
          <table:table-cell office:value-type="float" office:value="0.97689999999999999" table:style-name="ce1">
            <text:p>0,9769</text:p>
          </table:table-cell>
          <table:table-cell office:value-type="float" office:value="0.80389999999999995" table:style-name="ce1">
            <text:p>0,8039</text:p>
          </table:table-cell>
          <table:table-cell office:value-type="float" office:value="0.94969999999999999" table:style-name="ce1">
            <text:p>0,9497</text:p>
          </table:table-cell>
          <table:table-cell office:value-type="float" office:value="0.95750000000000002" table:style-name="ce1">
            <text:p>0,9575</text:p>
          </table:table-cell>
          <table:table-cell office:value-type="float" office:value="1.2995000000000001" table:style-name="ce1">
            <text:p>1,2995</text:p>
          </table:table-cell>
          <table:table-cell office:value-type="float" office:value="1.1148" table:style-name="ce1">
            <text:p>1,1148</text:p>
          </table:table-cell>
          <table:table-cell office:value-type="float" office:value="0.76919999999999999" table:style-name="ce1">
            <text:p>0,7692</text:p>
          </table:table-cell>
          <table:table-cell office:value-type="float" office:value="0.99750000000000005" table:style-name="ce1">
            <text:p>0,9975</text:p>
          </table:table-cell>
          <table:table-cell office:value-type="float" office:value="0.94089999999999996" table:style-name="ce1">
            <text:p>0,9409</text:p>
          </table:table-cell>
          <table:table-cell office:value-type="float" office:value="0.99809999999999999" table:style-name="ce1">
            <text:p>0,9981</text:p>
          </table:table-cell>
          <table:table-cell office:value-type="float" office:value="1.1758999999999999" table:style-name="ce1">
            <text:p>1,1759</text:p>
          </table:table-cell>
          <table:table-cell office:value-type="float" office:value="0.60099999999999998" table:style-name="ce1">
            <text:p>0,601</text:p>
          </table:table-cell>
          <table:table-cell office:value-type="float" office:value="1.2748999999999999" table:style-name="ce1">
            <text:p>1,2749</text:p>
          </table:table-cell>
          <table:table-cell office:value-type="float" office:value="2.1863000000000001" table:style-name="ce1">
            <text:p>2,1863</text:p>
          </table:table-cell>
          <table:table-cell office:value-type="float" office:value="1.1307" table:style-name="ce1">
            <text:p>1,1307</text:p>
          </table:table-cell>
          <table:table-cell office:value-type="float" office:value="0.87970000000000004" table:style-name="ce1">
            <text:p>0,8797</text:p>
          </table:table-cell>
          <table:table-cell office:value-type="float" office:value="1.0487" table:style-name="ce1">
            <text:p>1,0487</text:p>
          </table:table-cell>
          <table:table-cell office:value-type="float" office:value="0.82330000000000003" table:style-name="ce1">
            <text:p>0,8233</text:p>
          </table:table-cell>
          <table:table-cell office:value-type="float" office:value="1.2138" table:style-name="ce1">
            <text:p>1,2138</text:p>
          </table:table-cell>
          <table:table-cell office:value-type="float" office:value="1.153" table:style-name="ce1">
            <text:p>1,153</text:p>
          </table:table-cell>
          <table:table-cell office:value-type="float" office:value="1.5692999999999999" table:style-name="ce1">
            <text:p>1,5693</text:p>
          </table:table-cell>
          <table:table-cell office:value-type="float" office:value="1.0999000000000001" table:style-name="ce1">
            <text:p>1,0999</text:p>
          </table:table-cell>
          <table:table-cell office:value-type="float" office:value="1.0458000000000001" table:style-name="ce1">
            <text:p>1,0458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Fractal Dimension (Episodes)</text:p>
          </table:table-cell>
          <table:table-cell office:value-type="float" office:value="0.99032958226285261" table:formula="of:=HARMEAN([.E12:.AC12])" table:style-name="ce1">
            <text:p>0,990329582</text:p>
          </table:table-cell>
          <table:table-cell office:value-type="float" office:value="0.41701000900567076" table:formula="of:=STDEV(1/[.E12:.AC12])/AVERAGE(1/[.E12:.AC12])" table:number-matrix-columns-spanned="1" table:number-matrix-rows-spanned="1" table:style-name="ce1">
            <text:p>0,417010009</text:p>
          </table:table-cell>
          <table:table-cell office:value-type="float" office:value="0.15065511460000044" table:formula="of:=VAR([.E12:.AC12])" table:style-name="ce1">
            <text:p>0,150655115</text:p>
          </table:table-cell>
          <table:table-cell office:value-type="float" office:value="1.2927" table:style-name="ce1">
            <text:p>1,2927</text:p>
          </table:table-cell>
          <table:table-cell office:value-type="float" office:value="0.79720000000000002" table:style-name="ce1">
            <text:p>0,7972</text:p>
          </table:table-cell>
          <table:table-cell office:value-type="float" office:value="0.6764" table:style-name="ce1">
            <text:p>0,6764</text:p>
          </table:table-cell>
          <table:table-cell office:value-type="float" office:value="0.56520000000000004" table:style-name="ce1">
            <text:p>0,5652</text:p>
          </table:table-cell>
          <table:table-cell office:value-type="float" office:value="1.2365999999999999" table:style-name="ce1">
            <text:p>1,2366</text:p>
          </table:table-cell>
          <table:table-cell office:value-type="float" office:value="0.93210000000000004" table:style-name="ce1">
            <text:p>0,9321</text:p>
          </table:table-cell>
          <table:table-cell office:value-type="float" office:value="1.2925" table:style-name="ce1">
            <text:p>1,2925</text:p>
          </table:table-cell>
          <table:table-cell office:value-type="float" office:value="0.97060000000000002" table:style-name="ce1">
            <text:p>0,9706</text:p>
          </table:table-cell>
          <table:table-cell office:value-type="float" office:value="0.85" table:style-name="ce1">
            <text:p>0,85</text:p>
          </table:table-cell>
          <table:table-cell office:value-type="float" office:value="1.6532" table:style-name="ce1">
            <text:p>1,6532</text:p>
          </table:table-cell>
          <table:table-cell office:value-type="float" office:value="0.5403" table:style-name="ce1">
            <text:p>0,5403</text:p>
          </table:table-cell>
          <table:table-cell office:value-type="float" office:value="0.46339999999999998" table:style-name="ce1">
            <text:p>0,4634</text:p>
          </table:table-cell>
          <table:table-cell office:value-type="float" office:value="0.97660000000000002" table:style-name="ce1">
            <text:p>0,9766</text:p>
          </table:table-cell>
          <table:table-cell office:value-type="float" office:value="1.0103" table:style-name="ce1">
            <text:p>1,0103</text:p>
          </table:table-cell>
          <table:table-cell office:value-type="float" office:value="1.5558000000000001" table:style-name="ce1">
            <text:p>1,5558</text:p>
          </table:table-cell>
          <table:table-cell office:value-type="float" office:value="1.4702999999999999" table:style-name="ce1">
            <text:p>1,4703</text:p>
          </table:table-cell>
          <table:table-cell office:value-type="float" office:value="1.4028" table:style-name="ce1">
            <text:p>1,4028</text:p>
          </table:table-cell>
          <table:table-cell office:value-type="float" office:value="1.9710000000000001" table:style-name="ce1">
            <text:p>1,971</text:p>
          </table:table-cell>
          <table:table-cell office:value-type="float" office:value="1.7154" table:style-name="ce1">
            <text:p>1,7154</text:p>
          </table:table-cell>
          <table:table-cell office:value-type="float" office:value="0.82540000000000002" table:style-name="ce1">
            <text:p>0,8254</text:p>
          </table:table-cell>
          <table:table-cell office:value-type="float" office:value="1.4522999999999999" table:style-name="ce1">
            <text:p>1,4523</text:p>
          </table:table-cell>
          <table:table-cell office:value-type="float" office:value="1.1655" table:style-name="ce1">
            <text:p>1,1655</text:p>
          </table:table-cell>
          <table:table-cell office:value-type="float" office:value="1.2446999999999999" table:style-name="ce1">
            <text:p>1,2447</text:p>
          </table:table-cell>
          <table:table-cell office:value-type="float" office:value="1.2685999999999999" table:style-name="ce1">
            <text:p>1,2686</text:p>
          </table:table-cell>
          <table:table-cell office:value-type="float" office:value="0.99680000000000002" table:style-name="ce1">
            <text:p>0,9968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imm_DE_norm</text:p>
          </table:table-cell>
          <table:table-cell office:value-type="string" table:style-name="ce1">
            <text:p>H_Mean</text:p>
          </table:table-cell>
          <table:table-cell office:value-type="string" table:style-name="ce1">
            <text:p>CV_H/V</text:p>
          </table:table-cell>
          <table:table-cell office:value-type="string" table:style-name="ce1">
            <text:p>Vari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g_dep_distance_sentence</text:p>
          </table:table-cell>
          <table:table-cell office:value-type="float" office:value="4.196745576239052" table:formula="of:=HARMEAN([.E15:.AC15])" table:style-name="ce1">
            <text:p>4,196745576</text:p>
          </table:table-cell>
          <table:table-cell office:value-type="float" office:value="0.66832954711165082" table:formula="of:=STDEV(1/[.E15:.P15])/AVERAGE(1/[.E15:.P15])" table:number-matrix-columns-spanned="1" table:number-matrix-rows-spanned="1" table:style-name="ce1">
            <text:p>0,668329547</text:p>
          </table:table-cell>
          <table:table-cell office:value-type="float" office:value="21.31211839154156" table:formula="of:=VAR([.E15:.AC15])" table:style-name="ce1">
            <text:p>21,31211839</text:p>
          </table:table-cell>
          <table:table-cell office:value-type="float" office:value="3.3720930232558102" table:style-name="ce1">
            <text:p>3,372093023</text:p>
          </table:table-cell>
          <table:table-cell office:value-type="float" office:value="11.243243243243199" table:style-name="ce1">
            <text:p>11,24324324</text:p>
          </table:table-cell>
          <table:table-cell office:value-type="float" office:value="3.5441176470588198" table:style-name="ce1">
            <text:p>3,544117647</text:p>
          </table:table-cell>
          <table:table-cell office:value-type="float" office:value="9.4166666666666696" table:style-name="ce1">
            <text:p>9,416666667</text:p>
          </table:table-cell>
          <table:table-cell office:value-type="float" office:value="4.7014925373134302" table:style-name="ce1">
            <text:p>4,701492537</text:p>
          </table:table-cell>
          <table:table-cell office:value-type="float" office:value="8.3882352941176492" table:style-name="ce1">
            <text:p>8,388235294</text:p>
          </table:table-cell>
          <table:table-cell office:value-type="float" office:value="9.1351351351351404" table:style-name="ce1">
            <text:p>9,135135135</text:p>
          </table:table-cell>
          <table:table-cell office:value-type="float" office:value="3.0188679245282999" table:style-name="ce1">
            <text:p>3,018867925</text:p>
          </table:table-cell>
          <table:table-cell office:value-type="float" office:value="17.129032258064498" table:style-name="ce1">
            <text:p>17,12903226</text:p>
          </table:table-cell>
          <table:table-cell office:value-type="float" office:value="3.28571428571429" table:style-name="ce1">
            <text:p>3,285714286</text:p>
          </table:table-cell>
          <table:table-cell office:value-type="float" office:value="3.0754716981132102" table:style-name="ce1">
            <text:p>3,075471698</text:p>
          </table:table-cell>
          <table:table-cell office:value-type="float" office:value="1.6" table:style-name="ce1">
            <text:p>1,6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verage_Eventfulness</text:p>
          </table:table-cell>
          <table:table-cell office:value-type="float" office:value="0.10459591244557398" table:formula="of:=HARMEAN([.E16:.AC16])" table:style-name="ce1">
            <text:p>0,104595912</text:p>
          </table:table-cell>
          <table:table-cell office:value-type="float" office:value="0.4055299655930425" table:formula="of:=STDEV(1/[.E16:.P16])/AVERAGE(1/[.E16:.P16])" table:number-matrix-columns-spanned="1" table:number-matrix-rows-spanned="1" table:style-name="ce1">
            <text:p>0,405529966</text:p>
          </table:table-cell>
          <table:table-cell office:value-type="float" office:value="2.9844816957911454E-3" table:formula="of:=VAR([.E16:.AC16])" table:style-name="ce1">
            <text:p>0,002984482</text:p>
          </table:table-cell>
          <table:table-cell office:value-type="float" office:value="7.7519379844961198E-2" table:style-name="ce1">
            <text:p>0,07751938</text:p>
          </table:table-cell>
          <table:table-cell office:value-type="float" office:value="0.21621621621621601" table:style-name="ce1">
            <text:p>0,216216216</text:p>
          </table:table-cell>
          <table:table-cell office:value-type="float" office:value="8.8235294117646995E-2" table:style-name="ce1">
            <text:p>0,088235294</text:p>
          </table:table-cell>
          <table:table-cell office:value-type="float" office:value="0.125" table:style-name="ce1">
            <text:p>0,125</text:p>
          </table:table-cell>
          <table:table-cell office:value-type="float" office:value="0.134328358208955" table:style-name="ce1">
            <text:p>0,134328358</text:p>
          </table:table-cell>
          <table:table-cell office:value-type="float" office:value="0.23529411764705899" table:style-name="ce1">
            <text:p>0,235294118</text:p>
          </table:table-cell>
          <table:table-cell office:value-type="float" office:value="6.7567567567567502E-2" table:style-name="ce1">
            <text:p>0,067567568</text:p>
          </table:table-cell>
          <table:table-cell office:value-type="float" office:value="0.113207547169811" table:style-name="ce1">
            <text:p>0,113207547</text:p>
          </table:table-cell>
          <table:table-cell office:value-type="float" office:value="9.6774193548387094E-2" table:style-name="ce1">
            <text:p>0,096774194</text:p>
          </table:table-cell>
          <table:table-cell office:value-type="float" office:value="0.13095238095238099" table:style-name="ce1">
            <text:p>0,130952381</text:p>
          </table:table-cell>
          <table:table-cell office:value-type="float" office:value="0.13207547169811301" table:style-name="ce1">
            <text:p>0,132075472</text:p>
          </table:table-cell>
          <table:table-cell office:value-type="float" office:value="5.8823529411764698E-2" table:style-name="ce1">
            <text:p>0,05882352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verage_I</text:p>
          </table:table-cell>
          <table:table-cell office:value-type="float" office:value="0.38791372106157712" table:formula="of:=HARMEAN([.E17:.AC17])" table:style-name="ce1">
            <text:p>0,387913721</text:p>
          </table:table-cell>
          <table:table-cell office:value-type="float" office:value="1.0762409764098417" table:formula="of:=STDEV(1/[.E17:.P17])/AVERAGE(1/[.E17:.P17])" table:number-matrix-columns-spanned="1" table:number-matrix-rows-spanned="1" table:style-name="ce1">
            <text:p>1,076240976</text:p>
          </table:table-cell>
          <table:table-cell office:value-type="float" office:value="0.58725185606077401" table:formula="of:=VAR([.E17:.AC17])" table:style-name="ce1">
            <text:p>0,587251856</text:p>
          </table:table-cell>
          <table:table-cell office:value-type="float" office:value="0.26140255994231099" table:style-name="ce1">
            <text:p>0,26140256</text:p>
          </table:table-cell>
          <table:table-cell office:value-type="float" office:value="2.4309715120525901" table:style-name="ce1">
            <text:p>2,430971512</text:p>
          </table:table-cell>
          <table:table-cell office:value-type="float" office:value="0.31271626297577798" table:style-name="ce1">
            <text:p>0,312716263</text:p>
          </table:table-cell>
          <table:table-cell office:value-type="float" office:value="1.1770833333333299" table:style-name="ce1">
            <text:p>1,177083333</text:p>
          </table:table-cell>
          <table:table-cell office:value-type="float" office:value="0.63154377366896897" table:style-name="ce1">
            <text:p>0,631543774</text:p>
          </table:table-cell>
          <table:table-cell office:value-type="float" office:value="1.9737024221453301" table:style-name="ce1">
            <text:p>1,973702422</text:p>
          </table:table-cell>
          <table:table-cell office:value-type="float" office:value="0.61723886048210397" table:style-name="ce1">
            <text:p>0,61723886</text:p>
          </table:table-cell>
          <table:table-cell office:value-type="float" office:value="0.34175863296546799" table:style-name="ce1">
            <text:p>0,341758633</text:p>
          </table:table-cell>
          <table:table-cell office:value-type="float" office:value="1.6576482830385" table:style-name="ce1">
            <text:p>1,657648283</text:p>
          </table:table-cell>
          <table:table-cell office:value-type="float" office:value="0.430272108843537" table:style-name="ce1">
            <text:p>0,430272109</text:p>
          </table:table-cell>
          <table:table-cell office:value-type="float" office:value="0.40619437522249902" table:style-name="ce1">
            <text:p>0,406194375</text:p>
          </table:table-cell>
          <table:table-cell office:value-type="float" office:value="9.41176470588235E-2" table:style-name="ce1">
            <text:p>0,094117647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LI</text:p>
          </table:table-cell>
          <table:table-cell office:value-type="float" office:value="9.7581827878280638" table:formula="of:=HARMEAN([.E18:.AC18])" table:style-name="ce1">
            <text:p>9,758182788</text:p>
          </table:table-cell>
          <table:table-cell office:value-type="float" office:value="6.5331978649833311E-2" table:formula="of:=STDEV(1/[.E18:.P18])/AVERAGE(1/[.E18:.P18])" table:number-matrix-columns-spanned="1" table:number-matrix-rows-spanned="1" table:style-name="ce1">
            <text:p>0,065331979</text:p>
          </table:table-cell>
          <table:table-cell office:value-type="float" office:value="0.38613476881995967" table:formula="of:=VAR([.E18:.AC18])" table:style-name="ce1">
            <text:p>0,386134769</text:p>
          </table:table-cell>
          <table:table-cell office:value-type="float" office:value="9.7235040621688391" table:style-name="ce1">
            <text:p>9,723504062</text:p>
          </table:table-cell>
          <table:table-cell office:value-type="float" office:value="10.1363525091799" table:style-name="ce1">
            <text:p>10,13635251</text:p>
          </table:table-cell>
          <table:table-cell office:value-type="float" office:value="10.4614496644295" table:style-name="ce1">
            <text:p>10,46144966</text:p>
          </table:table-cell>
          <table:table-cell office:value-type="float" office:value="10.7900621118012" table:style-name="ce1">
            <text:p>10,79006211</text:p>
          </table:table-cell>
          <table:table-cell office:value-type="float" office:value="9.9911161473087802" table:style-name="ce1">
            <text:p>9,991116147</text:p>
          </table:table-cell>
          <table:table-cell office:value-type="float" office:value="9.3776438945669707" table:style-name="ce1">
            <text:p>9,377643895</text:p>
          </table:table-cell>
          <table:table-cell office:value-type="float" office:value="8.7208656036446506" table:style-name="ce1">
            <text:p>8,720865604</text:p>
          </table:table-cell>
          <table:table-cell office:value-type="float" office:value="9.7011836734693802" table:style-name="ce1">
            <text:p>9,701183673</text:p>
          </table:table-cell>
          <table:table-cell office:value-type="float" office:value="10.3057814661134" table:style-name="ce1">
            <text:p>10,30578147</text:p>
          </table:table-cell>
          <table:table-cell office:value-type="float" office:value="9.6729770992366397" table:style-name="ce1">
            <text:p>9,672977099</text:p>
          </table:table-cell>
          <table:table-cell office:value-type="float" office:value="9.88393393393393" table:style-name="ce1">
            <text:p>9,883933934</text:p>
          </table:table-cell>
          <table:table-cell office:value-type="float" office:value="8.7788129032258109" table:style-name="ce1">
            <text:p>8,778812903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D_h</text:p>
          </table:table-cell>
          <table:table-cell office:value-type="float" office:value="-0.34" table:style-name="ce1">
            <text:p>-0,34</text:p>
          </table:table-cell>
          <table:table-cell office:value-type="float" office:value="-1.8667129392337445E-2" table:formula="of:=STDEV(1/[.E19:.P19])/AVERAGE(1/[.E19:.P19])" table:number-matrix-columns-spanned="1" table:number-matrix-rows-spanned="1" table:style-name="ce1">
            <text:p>-0,018667129</text:p>
          </table:table-cell>
          <table:table-cell office:value-type="float" office:value="4.2598453872714478E-5" table:formula="of:=VAR([.E19:.AC19])" table:style-name="ce1">
            <text:p>4,25985E-05</text:p>
          </table:table-cell>
          <table:table-cell office:value-type="float" office:value="-0.33819900145888299" table:style-name="ce1">
            <text:p>-0,338199001</text:p>
          </table:table-cell>
          <table:table-cell office:value-type="float" office:value="-0.34276296139107298" table:style-name="ce1">
            <text:p>-0,342762961</text:p>
          </table:table-cell>
          <table:table-cell office:value-type="float" office:value="-0.33518897980307899" table:style-name="ce1">
            <text:p>-0,33518898</text:p>
          </table:table-cell>
          <table:table-cell office:value-type="float" office:value="-0.341668166737437" table:style-name="ce1">
            <text:p>-0,341668167</text:p>
          </table:table-cell>
          <table:table-cell office:value-type="float" office:value="-0.33810553853955999" table:style-name="ce1">
            <text:p>-0,338105539</text:p>
          </table:table-cell>
          <table:table-cell office:value-type="float" office:value="-0.35007415772658401" table:style-name="ce1">
            <text:p>-0,350074158</text:p>
          </table:table-cell>
          <table:table-cell office:value-type="float" office:value="-0.35881414595309202" table:style-name="ce1">
            <text:p>-0,358814146</text:p>
          </table:table-cell>
          <table:table-cell office:value-type="float" office:value="-0.34597038747085002" table:style-name="ce1">
            <text:p>-0,345970387</text:p>
          </table:table-cell>
          <table:table-cell office:value-type="float" office:value="-0.34321738259784201" table:style-name="ce1">
            <text:p>-0,343217383</text:p>
          </table:table-cell>
          <table:table-cell office:value-type="float" office:value="-0.347244008353781" table:style-name="ce1">
            <text:p>-0,347244008</text:p>
          </table:table-cell>
          <table:table-cell office:value-type="float" office:value="-0.33758673601606098" table:style-name="ce1">
            <text:p>-0,337586736</text:p>
          </table:table-cell>
          <table:table-cell office:value-type="float" office:value="-0.34107826364951099" table:style-name="ce1">
            <text:p>-0,341078264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vg_homothety</text:p>
          </table:table-cell>
          <table:table-cell office:value-type="float" office:value="2.8618512997025913" table:formula="of:=HARMEAN([.E20:.AC20])" table:style-name="ce1">
            <text:p>2,8618513</text:p>
          </table:table-cell>
          <table:table-cell office:value-type="float" office:value="0.10835488850741319" table:formula="of:=STDEV(1/[.E20:.P20])/AVERAGE(1/[.E20:.P20])" table:number-matrix-columns-spanned="1" table:number-matrix-rows-spanned="1" table:style-name="ce1">
            <text:p>0,108354889</text:p>
          </table:table-cell>
          <table:table-cell office:value-type="float" office:value="0.11961263581444954" table:formula="of:=VAR([.E20:.AC20])" table:style-name="ce1">
            <text:p>0,119612636</text:p>
          </table:table-cell>
          <table:table-cell office:value-type="float" office:value="2.6114533230626802" table:style-name="ce1">
            <text:p>2,611453323</text:p>
          </table:table-cell>
          <table:table-cell office:value-type="float" office:value="2.8913638913638899" table:style-name="ce1">
            <text:p>2,891363891</text:p>
          </table:table-cell>
          <table:table-cell office:value-type="float" office:value="2.9948804045931299" table:style-name="ce1">
            <text:p>2,994880405</text:p>
          </table:table-cell>
          <table:table-cell office:value-type="float" office:value="3.71045647558386" table:style-name="ce1">
            <text:p>3,710456476</text:p>
          </table:table-cell>
          <table:table-cell office:value-type="float" office:value="2.6633129730883498" table:style-name="ce1">
            <text:p>2,663312973</text:p>
          </table:table-cell>
          <table:table-cell office:value-type="float" office:value="2.5290808971238201" table:style-name="ce1">
            <text:p>2,529080897</text:p>
          </table:table-cell>
          <table:table-cell office:value-type="float" office:value="2.9155948116791501" table:style-name="ce1">
            <text:p>2,915594812</text:p>
          </table:table-cell>
          <table:table-cell office:value-type="float" office:value="2.8423913425389098" table:style-name="ce1">
            <text:p>2,842391343</text:p>
          </table:table-cell>
          <table:table-cell office:value-type="float" office:value="3.35671940798888" table:style-name="ce1">
            <text:p>3,356719408</text:p>
          </table:table-cell>
          <table:table-cell office:value-type="float" office:value="2.5056754850088199" table:style-name="ce1">
            <text:p>2,505675485</text:p>
          </table:table-cell>
          <table:table-cell office:value-type="float" office:value="2.8258433390508899" table:style-name="ce1">
            <text:p>2,825843339</text:p>
          </table:table-cell>
          <table:table-cell office:value-type="float" office:value="2.9041132748125" table:style-name="ce1">
            <text:p>2,90411327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urst_dep_distance</text:p>
          </table:table-cell>
          <table:table-cell office:value-type="float" office:value="0.63594802515603333" table:formula="of:=HARMEAN([.E21:.AC21])" table:style-name="ce1">
            <text:p>0,635948025</text:p>
          </table:table-cell>
          <table:table-cell office:value-type="float" office:value="0.14662785588339089" table:formula="of:=STDEV(1/[.E21:.P21])/AVERAGE(1/[.E21:.P21])" table:number-matrix-columns-spanned="1" table:number-matrix-rows-spanned="1" table:style-name="ce1">
            <text:p>0,146627856</text:p>
          </table:table-cell>
          <table:table-cell office:value-type="float" office:value="7.7116417126417954E-3" table:formula="of:=VAR([.E21:.AC21])" table:style-name="ce1">
            <text:p>0,007711642</text:p>
          </table:table-cell>
          <table:table-cell office:value-type="float" office:value="0.65469420060206296" table:style-name="ce1">
            <text:p>0,654694201</text:p>
          </table:table-cell>
          <table:table-cell office:value-type="float" office:value="0.73934904743626795" table:style-name="ce1">
            <text:p>0,739349047</text:p>
          </table:table-cell>
          <table:table-cell office:value-type="float" office:value="0.51893403191766296" table:style-name="ce1">
            <text:p>0,518934032</text:p>
          </table:table-cell>
          <table:table-cell office:value-type="float" office:value="0.69805892208510201" table:style-name="ce1">
            <text:p>0,698058922</text:p>
          </table:table-cell>
          <table:table-cell office:value-type="float" office:value="0.684338262217565" table:style-name="ce1">
            <text:p>0,684338262</text:p>
          </table:table-cell>
          <table:table-cell office:value-type="float" office:value="0.56737837565231697" table:style-name="ce1">
            <text:p>0,567378376</text:p>
          </table:table-cell>
          <table:table-cell office:value-type="float" office:value="0.70046245974496602" table:style-name="ce1">
            <text:p>0,70046246</text:p>
          </table:table-cell>
          <table:table-cell office:value-type="float" office:value="0.68991148022975202" table:style-name="ce1">
            <text:p>0,68991148</text:p>
          </table:table-cell>
          <table:table-cell office:value-type="float" office:value="0.57711841365900396" table:style-name="ce1">
            <text:p>0,577118414</text:p>
          </table:table-cell>
          <table:table-cell office:value-type="float" office:value="0.77834950781870105" table:style-name="ce1">
            <text:p>0,778349508</text:p>
          </table:table-cell>
          <table:table-cell office:value-type="float" office:value="0.49761645050643499" table:style-name="ce1">
            <text:p>0,497616451</text:p>
          </table:table-cell>
          <table:table-cell office:value-type="float" office:value="0.66578789811017802" table:style-name="ce1">
            <text:p>0,66578789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urst_eventfulness</text:p>
          </table:table-cell>
          <table:table-cell office:value-type="float" office:value="0.59580763333306586" table:formula="of:=HARMEAN([.E22:.AC22])" table:style-name="ce1">
            <text:p>0,595807633</text:p>
          </table:table-cell>
          <table:table-cell office:value-type="float" office:value="0.57520772646468732" table:formula="of:=STDEV(1/[.E22:.P22])/AVERAGE(1/[.E22:.P22])" table:number-matrix-columns-spanned="1" table:number-matrix-rows-spanned="1" table:style-name="ce1">
            <text:p>0,575207726</text:p>
          </table:table-cell>
          <table:table-cell office:value-type="float" office:value="6.9905188726784265E-2" table:formula="of:=VAR([.E22:.AC22])" table:style-name="ce1">
            <text:p>0,069905189</text:p>
          </table:table-cell>
          <table:table-cell office:value-type="float" office:value="0.57867182834134701" table:style-name="ce1">
            <text:p>0,578671828</text:p>
          </table:table-cell>
          <table:table-cell office:value-type="float" office:value="0.68387608950798295" table:style-name="ce1">
            <text:p>0,68387609</text:p>
          </table:table-cell>
          <table:table-cell office:value-type="float" office:value="0.53516101080044798" table:style-name="ce1">
            <text:p>0,535161011</text:p>
          </table:table-cell>
          <table:table-cell office:value-type="float" office:value="0.220968862494937" table:style-name="ce1">
            <text:p>0,220968862</text:p>
          </table:table-cell>
          <table:table-cell office:value-type="float" office:value="0.94969248348135005" table:style-name="ce1">
            <text:p>0,949692483</text:p>
          </table:table-cell>
          <table:table-cell office:value-type="float" office:value="0.92910793477550602" table:style-name="ce1">
            <text:p>0,929107935</text:p>
          </table:table-cell>
          <table:table-cell office:value-type="float" office:value="0.58758613427529505" table:style-name="ce1">
            <text:p>0,587586134</text:p>
          </table:table-cell>
          <table:table-cell office:value-type="float" office:value="1.1344221142745801" table:style-name="ce1">
            <text:p>1,134422114</text:p>
          </table:table-cell>
          <table:table-cell office:value-type="float" office:value="1.08378705080084" table:style-name="ce1">
            <text:p>1,083787051</text:p>
          </table:table-cell>
          <table:table-cell office:value-type="float" office:value="0.54995492706133797" table:style-name="ce1">
            <text:p>0,549954927</text:p>
          </table:table-cell>
          <table:table-cell office:value-type="float" office:value="0.71676764669869797" table:style-name="ce1">
            <text:p>0,716767647</text:p>
          </table:table-cell>
          <table:table-cell office:value-type="float" office:value="0.58567622614936798" table:style-name="ce1">
            <text:p>0,585676226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urst_I</text:p>
          </table:table-cell>
          <table:table-cell office:value-type="float" office:value="0.75324371831604608" table:formula="of:=HARMEAN([.E23:.AC23])" table:style-name="ce1">
            <text:p>0,753243718</text:p>
          </table:table-cell>
          <table:table-cell office:value-type="float" office:value="0.18056176399983209" table:formula="of:=STDEV(1/[.E23:.P23])/AVERAGE(1/[.E23:.P23])" table:number-matrix-columns-spanned="1" table:number-matrix-rows-spanned="1" table:style-name="ce1">
            <text:p>0,180561764</text:p>
          </table:table-cell>
          <table:table-cell office:value-type="float" office:value="2.0306271044369127E-2" table:formula="of:=VAR([.E23:.AC23])" table:style-name="ce1">
            <text:p>0,020306271</text:p>
          </table:table-cell>
          <table:table-cell office:value-type="float" office:value="0.55266709250468105" table:style-name="ce1">
            <text:p>0,552667093</text:p>
          </table:table-cell>
          <table:table-cell office:value-type="float" office:value="0.78206806110471405" table:style-name="ce1">
            <text:p>0,782068061</text:p>
          </table:table-cell>
          <table:table-cell office:value-type="float" office:value="0.73672519331983999" table:style-name="ce1">
            <text:p>0,736725193</text:p>
          </table:table-cell>
          <table:table-cell office:value-type="float" office:value="0.82987372477211396" table:style-name="ce1">
            <text:p>0,829873725</text:p>
          </table:table-cell>
          <table:table-cell office:value-type="float" office:value="0.69650878392173599" table:style-name="ce1">
            <text:p>0,696508784</text:p>
          </table:table-cell>
          <table:table-cell office:value-type="float" office:value="1.0484178536226301" table:style-name="ce1">
            <text:p>1,048417854</text:p>
          </table:table-cell>
          <table:table-cell office:value-type="float" office:value="0.62724863448343704" table:style-name="ce1">
            <text:p>0,627248634</text:p>
          </table:table-cell>
          <table:table-cell office:value-type="float" office:value="0.958744973179537" table:style-name="ce1">
            <text:p>0,958744973</text:p>
          </table:table-cell>
          <table:table-cell office:value-type="float" office:value="0.92423010992813004" table:style-name="ce1">
            <text:p>0,92423011</text:p>
          </table:table-cell>
          <table:table-cell office:value-type="float" office:value="0.73101504492357205" table:style-name="ce1">
            <text:p>0,731015045</text:p>
          </table:table-cell>
          <table:table-cell office:value-type="float" office:value="0.68843435327190206" table:style-name="ce1">
            <text:p>0,688434353</text:p>
          </table:table-cell>
          <table:table-cell office:value-type="float" office:value="0.74002223517524301" table:style-name="ce1">
            <text:p>0,74002223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Fractal Dimension (Sentences)</text:p>
          </table:table-cell>
          <table:table-cell office:value-type="float" office:value="1.1036329052378002" table:formula="of:=HARMEAN([.E24:.AC24])" table:style-name="ce1">
            <text:p>1,103632905</text:p>
          </table:table-cell>
          <table:table-cell office:value-type="float" office:value="0.16942921819755027" table:formula="of:=STDEV(1/[.E24:.P24])/AVERAGE(1/[.E24:.P24])" table:number-matrix-columns-spanned="1" table:number-matrix-rows-spanned="1" table:style-name="ce1">
            <text:p>0,169429218</text:p>
          </table:table-cell>
          <table:table-cell office:value-type="float" office:value="4.2706263333333473E-2" table:formula="of:=VAR([.E24:.AC24])" table:style-name="ce1">
            <text:p>0,042706263</text:p>
          </table:table-cell>
          <table:table-cell office:value-type="float" office:value="1.1327" table:style-name="ce1">
            <text:p>1,1327</text:p>
          </table:table-cell>
          <table:table-cell office:value-type="float" office:value="1.4523999999999999" table:style-name="ce1">
            <text:p>1,4524</text:p>
          </table:table-cell>
          <table:table-cell office:value-type="float" office:value="0.87880000000000003" table:style-name="ce1">
            <text:p>0,8788</text:p>
          </table:table-cell>
          <table:table-cell office:value-type="float" office:value="1.4024000000000001" table:style-name="ce1">
            <text:p>1,4024</text:p>
          </table:table-cell>
          <table:table-cell office:value-type="float" office:value="1.0615000000000001" table:style-name="ce1">
            <text:p>1,0615</text:p>
          </table:table-cell>
          <table:table-cell office:value-type="float" office:value="1.2266999999999999" table:style-name="ce1">
            <text:p>1,2267</text:p>
          </table:table-cell>
          <table:table-cell office:value-type="float" office:value="0.94550000000000001" table:style-name="ce1">
            <text:p>0,9455</text:p>
          </table:table-cell>
          <table:table-cell office:value-type="float" office:value="1.0582" table:style-name="ce1">
            <text:p>1,0582</text:p>
          </table:table-cell>
          <table:table-cell office:value-type="float" office:value="0.99450000000000005" table:style-name="ce1">
            <text:p>0,9945</text:p>
          </table:table-cell>
          <table:table-cell office:value-type="float" office:value="1.0547" table:style-name="ce1">
            <text:p>1,0547</text:p>
          </table:table-cell>
          <table:table-cell office:value-type="float" office:value="1.4725999999999999" table:style-name="ce1">
            <text:p>1,4726</text:p>
          </table:table-cell>
          <table:table-cell office:value-type="float" office:value="0.94499999999999995" table:style-name="ce1">
            <text:p>0,94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Fractal Dimension (Episodes)</text:p>
          </table:table-cell>
          <table:table-cell office:value-type="float" office:value="0.81" table:style-name="ce1">
            <text:p>0,81</text:p>
          </table:table-cell>
          <table:table-cell office:value-type="float" office:value="2.3690007915458198" table:formula="of:=STDEV(1/[.E25:.P25])/AVERAGE(1/[.E25:.P25])" table:number-matrix-columns-spanned="1" table:number-matrix-rows-spanned="1" table:style-name="ce1">
            <text:p>2,369000792</text:p>
          </table:table-cell>
          <table:table-cell office:value-type="float" office:value="0.51073813537878765" table:formula="of:=VAR([.E25:.AC25])" table:style-name="ce1">
            <text:p>0,510738135</text:p>
          </table:table-cell>
          <table:table-cell office:value-type="float" office:value="0.31219999999999998" table:style-name="ce1">
            <text:p>0,3122</text:p>
          </table:table-cell>
          <table:table-cell office:value-type="float" office:value="8.8499999999999995E-2" table:style-name="ce1">
            <text:p>0,0885</text:p>
          </table:table-cell>
          <table:table-cell office:value-type="float" office:value="0.77949999999999997" table:style-name="ce1">
            <text:p>0,7795</text:p>
          </table:table-cell>
          <table:table-cell office:value-type="float" office:value="1.8573999999999999" table:style-name="ce1">
            <text:p>1,8574</text:p>
          </table:table-cell>
          <table:table-cell office:value-type="float" office:value="0.44130000000000003" table:style-name="ce1">
            <text:p>0,4413</text:p>
          </table:table-cell>
          <table:table-cell office:value-type="float" office:value="1.6604000000000001" table:style-name="ce1">
            <text:p>1,6604</text:p>
          </table:table-cell>
          <table:table-cell office:value-type="float" office:value="-0.19189999999999999" table:style-name="ce1">
            <text:p>-0,1919</text:p>
          </table:table-cell>
          <table:table-cell office:value-type="float" office:value="0.73550000000000004" table:style-name="ce1">
            <text:p>0,7355</text:p>
          </table:table-cell>
          <table:table-cell office:value-type="float" office:value="1.8379000000000001" table:style-name="ce1">
            <text:p>1,8379</text:p>
          </table:table-cell>
          <table:table-cell office:value-type="float" office:value="1.2692000000000001" table:style-name="ce1">
            <text:p>1,2692</text:p>
          </table:table-cell>
          <table:table-cell office:value-type="float" office:value="0.86780000000000002" table:style-name="ce1">
            <text:p>0,8678</text:p>
          </table:table-cell>
          <table:table-cell office:value-type="float" office:value="2.7300000000000001E-2" table:style-name="ce1">
            <text:p>0,0273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imm_EN_best</text:p>
          </table:table-cell>
          <table:table-cell office:value-type="string" table:style-name="ce1">
            <text:p>H_Mean</text:p>
          </table:table-cell>
          <table:table-cell office:value-type="string" table:style-name="ce1">
            <text:p>CV_H/V</text:p>
          </table:table-cell>
          <table:table-cell office:value-type="string" table:style-name="ce1">
            <text:p>Vari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g_dep_distance_sentence</text:p>
          </table:table-cell>
          <table:table-cell office:value-type="float" office:value="3.9871468443357236" table:formula="of:=HARMEAN([.E28:.AC28])" table:style-name="ce1">
            <text:p>3,987146844</text:p>
          </table:table-cell>
          <table:table-cell office:value-type="float" office:value="0.96874114336898298" table:formula="of:=STDEV(1/[.E28:.P28])/AVERAGE(1/[.E28:.P28])" table:number-matrix-columns-spanned="1" table:number-matrix-rows-spanned="1" table:style-name="ce1">
            <text:p>0,968741143</text:p>
          </table:table-cell>
          <table:table-cell office:value-type="float" office:value="2189.1253235455692" table:formula="of:=VAR([.E28:.AC28])" table:style-name="ce1">
            <text:p>2189,125324</text:p>
          </table:table-cell>
          <table:table-cell office:value-type="float" office:value="2.5" table:style-name="ce1">
            <text:p>2,5</text:p>
          </table:table-cell>
          <table:table-cell office:value-type="float" office:value="1.1625000000000001" table:style-name="ce1">
            <text:p>1,1625</text:p>
          </table:table-cell>
          <table:table-cell office:value-type="float" office:value="10.88" table:style-name="ce1">
            <text:p>10,88</text:p>
          </table:table-cell>
          <table:table-cell office:value-type="float" office:value="21.429906542056099" table:style-name="ce1">
            <text:p>21,42990654</text:p>
          </table:table-cell>
          <table:table-cell office:value-type="float" office:value="3.84" table:style-name="ce1">
            <text:p>3,84</text:p>
          </table:table-cell>
          <table:table-cell office:value-type="float" office:value="2.0625" table:style-name="ce1">
            <text:p>2,0625</text:p>
          </table:table-cell>
          <table:table-cell office:value-type="float" office:value="2.859375" table:style-name="ce1">
            <text:p>2,859375</text:p>
          </table:table-cell>
          <table:table-cell office:value-type="float" office:value="16.8" table:style-name="ce1">
            <text:p>16,8</text:p>
          </table:table-cell>
          <table:table-cell office:value-type="float" office:value="4.0222222222222204" table:style-name="ce1">
            <text:p>4,022222222</text:p>
          </table:table-cell>
          <table:table-cell office:value-type="float" office:value="6.7777777777777803" table:style-name="ce1">
            <text:p>6,777777778</text:p>
          </table:table-cell>
          <table:table-cell office:value-type="float" office:value="10.030303030302999" table:style-name="ce1">
            <text:p>10,03030303</text:p>
          </table:table-cell>
          <table:table-cell office:value-type="float" office:value="0.88679245283018904" table:style-name="ce1">
            <text:p>0,886792453</text:p>
          </table:table-cell>
          <table:table-cell office:value-type="float" office:value="27.153846153846199" table:style-name="ce1">
            <text:p>27,15384615</text:p>
          </table:table-cell>
          <table:table-cell office:value-type="float" office:value="20.545454545454501" table:style-name="ce1">
            <text:p>20,54545455</text:p>
          </table:table-cell>
          <table:table-cell office:value-type="float" office:value="8.6491228070175392" table:style-name="ce1">
            <text:p>8,649122807</text:p>
          </table:table-cell>
          <table:table-cell office:value-type="float" office:value="28.6666666666667" table:style-name="ce1">
            <text:p>28,66666667</text:p>
          </table:table-cell>
          <table:table-cell office:value-type="float" office:value="112.28571428571399" table:style-name="ce1">
            <text:p>112,2857143</text:p>
          </table:table-cell>
          <table:table-cell office:value-type="float" office:value="7.6666666666666696" table:style-name="ce1">
            <text:p>7,666666667</text:p>
          </table:table-cell>
          <table:table-cell office:value-type="float" office:value="209" table:style-name="ce1">
            <text:p>209</text:p>
          </table:table-cell>
          <table:table-cell office:value-type="float" office:value="4.1543624161073804" table:style-name="ce1">
            <text:p>4,154362416</text:p>
          </table:table-cell>
          <table:table-cell office:value-type="float" office:value="3.5858585858585901" table:style-name="ce1">
            <text:p>3,585858586</text:p>
          </table:table-cell>
          <table:table-cell office:value-type="float" office:value="2.45714285714286" table:style-name="ce1">
            <text:p>2,457142857</text:p>
          </table:table-cell>
          <table:table-cell office:value-type="float" office:value="3.50847457627119" table:style-name="ce1">
            <text:p>3,50847457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verage_Eventfulness</text:p>
          </table:table-cell>
          <table:table-cell office:value-type="float" office:value="0.16207375505371482" table:formula="of:=HARMEAN([.E29:.AC29])" table:style-name="ce1">
            <text:p>0,162073755</text:p>
          </table:table-cell>
          <table:table-cell office:value-type="float" office:value="0.44113585829155966" table:formula="of:=STDEV(1/[.E29:.P29])/AVERAGE(1/[.E29:.P29])" table:number-matrix-columns-spanned="1" table:number-matrix-rows-spanned="1" table:style-name="ce1">
            <text:p>0,441135858</text:p>
          </table:table-cell>
          <table:table-cell office:value-type="float" office:value="1.8133426351870683E-2" table:formula="of:=VAR([.E29:.AC29])" table:style-name="ce1">
            <text:p>0,018133426</text:p>
          </table:table-cell>
          <table:table-cell office:value-type="float" office:value="0.25" table:style-name="ce1">
            <text:p>0,25</text:p>
          </table:table-cell>
          <table:table-cell office:value-type="float" office:value="0.1" table:style-name="ce1">
            <text:p>0,1</text:p>
          </table:table-cell>
          <table:table-cell office:value-type="float" office:value="0.10666666666666701" table:style-name="ce1">
            <text:p>0,106666667</text:p>
          </table:table-cell>
          <table:table-cell office:value-type="float" office:value="0.18691588785046701" table:style-name="ce1">
            <text:p>0,186915888</text:p>
          </table:table-cell>
          <table:table-cell office:value-type="float" office:value="0.34" table:style-name="ce1">
            <text:p>0,34</text:p>
          </table:table-cell>
          <table:table-cell office:value-type="float" office:value="9.0277777777777707E-2" table:style-name="ce1">
            <text:p>0,090277778</text:p>
          </table:table-cell>
          <table:table-cell office:value-type="float" office:value="0.2265625" table:style-name="ce1">
            <text:p>0,2265625</text:p>
          </table:table-cell>
          <table:table-cell office:value-type="float" office:value="0.3" table:style-name="ce1">
            <text:p>0,3</text:p>
          </table:table-cell>
          <table:table-cell office:value-type="float" office:value="0.133333333333333" table:style-name="ce1">
            <text:p>0,133333333</text:p>
          </table:table-cell>
          <table:table-cell office:value-type="float" office:value="0.148148148148148" table:style-name="ce1">
            <text:p>0,148148148</text:p>
          </table:table-cell>
          <table:table-cell office:value-type="float" office:value="0.21212121212121199" table:style-name="ce1">
            <text:p>0,212121212</text:p>
          </table:table-cell>
          <table:table-cell office:value-type="float" office:value="0.20754716981132099" table:style-name="ce1">
            <text:p>0,20754717</text:p>
          </table:table-cell>
          <table:table-cell office:value-type="float" office:value="0.230769230769231" table:style-name="ce1">
            <text:p>0,230769231</text:p>
          </table:table-cell>
          <table:table-cell office:value-type="float" office:value="0.18181818181818199" table:style-name="ce1">
            <text:p>0,181818182</text:p>
          </table:table-cell>
          <table:table-cell office:value-type="float" office:value="0.175438596491228" table:style-name="ce1">
            <text:p>0,175438596</text:p>
          </table:table-cell>
          <table:table-cell office:value-type="float" office:value="0.17647058823529399" table:style-name="ce1">
            <text:p>0,176470588</text:p>
          </table:table-cell>
          <table:table-cell office:value-type="float" office:value="0.71428571428571397" table:style-name="ce1">
            <text:p>0,714285714</text:p>
          </table:table-cell>
          <table:table-cell office:value-type="float" office:value="0.174242424242424" table:style-name="ce1">
            <text:p>0,174242424</text:p>
          </table:table-cell>
          <table:table-cell office:value-type="float" office:value="0.36363636363636398" table:style-name="ce1">
            <text:p>0,363636364</text:p>
          </table:table-cell>
          <table:table-cell office:value-type="float" office:value="0.20805369127516801" table:style-name="ce1">
            <text:p>0,208053691</text:p>
          </table:table-cell>
          <table:table-cell office:value-type="float" office:value="6.0606060606060601E-2" table:style-name="ce1">
            <text:p>0,060606061</text:p>
          </table:table-cell>
          <table:table-cell office:value-type="float" office:value="8.5714285714285701E-2" table:style-name="ce1">
            <text:p>0,085714286</text:p>
          </table:table-cell>
          <table:table-cell office:value-type="float" office:value="0.27966101694915202" table:style-name="ce1">
            <text:p>0,27966101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verage_I</text:p>
          </table:table-cell>
          <table:table-cell office:value-type="float" office:value="0.5536873205881041" table:formula="of:=HARMEAN([.E30:.AC30])" table:style-name="ce1">
            <text:p>0,553687321</text:p>
          </table:table-cell>
          <table:table-cell office:value-type="float" office:value="1.1452049476215105" table:formula="of:=STDEV(1/[.E30:.P30])/AVERAGE(1/[.E30:.P30])" table:number-matrix-columns-spanned="1" table:number-matrix-rows-spanned="1" table:style-name="ce1">
            <text:p>1,145204948</text:p>
          </table:table-cell>
          <table:table-cell office:value-type="float" office:value="487.25157438730349" table:formula="of:=VAR([.E30:.AC30])" table:style-name="ce1">
            <text:p>487,2515744</text:p>
          </table:table-cell>
          <table:table-cell office:value-type="float" office:value="0.625" table:style-name="ce1">
            <text:p>0,625</text:p>
          </table:table-cell>
          <table:table-cell office:value-type="float" office:value="0.11625000000000001" table:style-name="ce1">
            <text:p>0,11625</text:p>
          </table:table-cell>
          <table:table-cell office:value-type="float" office:value="1.1605333333333301" table:style-name="ce1">
            <text:p>1,160533333</text:p>
          </table:table-cell>
          <table:table-cell office:value-type="float" office:value="4.0055900078609499" table:style-name="ce1">
            <text:p>4,005590008</text:p>
          </table:table-cell>
          <table:table-cell office:value-type="float" office:value="1.3056000000000001" table:style-name="ce1">
            <text:p>1,3056</text:p>
          </table:table-cell>
          <table:table-cell office:value-type="float" office:value="0.18619791666666699" table:style-name="ce1">
            <text:p>0,186197917</text:p>
          </table:table-cell>
          <table:table-cell office:value-type="float" office:value="0.6478271484375" table:style-name="ce1">
            <text:p>0,647827148</text:p>
          </table:table-cell>
          <table:table-cell office:value-type="float" office:value="5.04" table:style-name="ce1">
            <text:p>5,04</text:p>
          </table:table-cell>
          <table:table-cell office:value-type="float" office:value="0.53629629629629605" table:style-name="ce1">
            <text:p>0,536296296</text:p>
          </table:table-cell>
          <table:table-cell office:value-type="float" office:value="1.00411522633745" table:style-name="ce1">
            <text:p>1,004115226</text:p>
          </table:table-cell>
          <table:table-cell office:value-type="float" office:value="2.1276400367309498" table:style-name="ce1">
            <text:p>2,127640037</text:p>
          </table:table-cell>
          <table:table-cell office:value-type="float" office:value="0.18405126379494499" table:style-name="ce1">
            <text:p>0,184051264</text:p>
          </table:table-cell>
          <table:table-cell office:value-type="float" office:value="6.2662721893491096" table:style-name="ce1">
            <text:p>6,266272189</text:p>
          </table:table-cell>
          <table:table-cell office:value-type="float" office:value="3.7355371900826402" table:style-name="ce1">
            <text:p>3,73553719</text:p>
          </table:table-cell>
          <table:table-cell office:value-type="float" office:value="1.51738996614343" table:style-name="ce1">
            <text:p>1,517389966</text:p>
          </table:table-cell>
          <table:table-cell office:value-type="float" office:value="5.0588235294117698" table:style-name="ce1">
            <text:p>5,058823529</text:p>
          </table:table-cell>
          <table:table-cell office:value-type="float" office:value="80.2040816326531" table:style-name="ce1">
            <text:p>80,20408163</text:p>
          </table:table-cell>
          <table:table-cell office:value-type="float" office:value="1.3358585858585901" table:style-name="ce1">
            <text:p>1,335858586</text:p>
          </table:table-cell>
          <table:table-cell office:value-type="float" office:value="76" table:style-name="ce1">
            <text:p>76</text:p>
          </table:table-cell>
          <table:table-cell office:value-type="float" office:value="0.86433043556596501" table:style-name="ce1">
            <text:p>0,864330436</text:p>
          </table:table-cell>
          <table:table-cell office:value-type="float" office:value="0.21732476277930801" table:style-name="ce1">
            <text:p>0,217324763</text:p>
          </table:table-cell>
          <table:table-cell office:value-type="float" office:value="0.21061224489795899" table:style-name="ce1">
            <text:p>0,210612245</text:p>
          </table:table-cell>
          <table:table-cell office:value-type="float" office:value="0.98118356794024697" table:style-name="ce1">
            <text:p>0,98118356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I</text:p>
          </table:table-cell>
          <table:table-cell office:value-type="float" office:value="5.8051293313280778" table:formula="of:=HARMEAN([.E31:.AC31])" table:style-name="ce1">
            <text:p>5,805129331</text:p>
          </table:table-cell>
          <table:table-cell office:value-type="float" office:value="9.4583384330311868E-2" table:formula="of:=STDEV(1/[.E31:.P31])/AVERAGE(1/[.E31:.P31])" table:number-matrix-columns-spanned="1" table:number-matrix-rows-spanned="1" table:style-name="ce1">
            <text:p>0,094583384</text:p>
          </table:table-cell>
          <table:table-cell office:value-type="float" office:value="0.38555202684104145" table:formula="of:=VAR([.E31:.AC31])" table:style-name="ce1">
            <text:p>0,385552027</text:p>
          </table:table-cell>
          <table:table-cell office:value-type="float" office:value="5.7377855887521996" table:style-name="ce1">
            <text:p>5,737785589</text:p>
          </table:table-cell>
          <table:table-cell office:value-type="float" office:value="5.1173783515392204" table:style-name="ce1">
            <text:p>5,117378352</text:p>
          </table:table-cell>
          <table:table-cell office:value-type="float" office:value="6.0627702702702697" table:style-name="ce1">
            <text:p>6,06277027</text:p>
          </table:table-cell>
          <table:table-cell office:value-type="float" office:value="6.2706782872300098" table:style-name="ce1">
            <text:p>6,270678287</text:p>
          </table:table-cell>
          <table:table-cell office:value-type="float" office:value="5.7719512195121903" table:style-name="ce1">
            <text:p>5,77195122</text:p>
          </table:table-cell>
          <table:table-cell office:value-type="float" office:value="5.6702343749999997" table:style-name="ce1">
            <text:p>5,670234375</text:p>
          </table:table-cell>
          <table:table-cell office:value-type="float" office:value="5.9742379958246303" table:style-name="ce1">
            <text:p>5,974237996</text:p>
          </table:table-cell>
          <table:table-cell office:value-type="float" office:value="7.3236918382913796" table:style-name="ce1">
            <text:p>7,323691838</text:p>
          </table:table-cell>
          <table:table-cell office:value-type="float" office:value="6.0033377659574496" table:style-name="ce1">
            <text:p>6,003337766</text:p>
          </table:table-cell>
          <table:table-cell office:value-type="float" office:value="5.4018426103646799" table:style-name="ce1">
            <text:p>5,40184261</text:p>
          </table:table-cell>
          <table:table-cell office:value-type="float" office:value="6.8495304347826096" table:style-name="ce1">
            <text:p>6,849530435</text:p>
          </table:table-cell>
          <table:table-cell office:value-type="float" office:value="6.1230861551650202" table:style-name="ce1">
            <text:p>6,123086155</text:p>
          </table:table-cell>
          <table:table-cell office:value-type="float" office:value="5.5079347826086904" table:style-name="ce1">
            <text:p>5,507934783</text:p>
          </table:table-cell>
          <table:table-cell office:value-type="float" office:value="6.6472491909385099" table:style-name="ce1">
            <text:p>6,647249191</text:p>
          </table:table-cell>
          <table:table-cell office:value-type="float" office:value="6.1990970103721796" table:style-name="ce1">
            <text:p>6,19909701</text:p>
          </table:table-cell>
          <table:table-cell office:value-type="float" office:value="5.8543988480921501" table:style-name="ce1">
            <text:p>5,854398848</text:p>
          </table:table-cell>
          <table:table-cell office:value-type="float" office:value="4.2258682634730498" table:style-name="ce1">
            <text:p>4,225868263</text:p>
          </table:table-cell>
          <table:table-cell office:value-type="float" office:value="5.2215907335907303" table:style-name="ce1">
            <text:p>5,221590734</text:p>
          </table:table-cell>
          <table:table-cell office:value-type="float" office:value="5.3925146198830403" table:style-name="ce1">
            <text:p>5,39251462</text:p>
          </table:table-cell>
          <table:table-cell office:value-type="float" office:value="5.7969276927692697" table:style-name="ce1">
            <text:p>5,796927693</text:p>
          </table:table-cell>
          <table:table-cell office:value-type="float" office:value="6.06926590538336" table:style-name="ce1">
            <text:p>6,069265905</text:p>
          </table:table-cell>
          <table:table-cell office:value-type="float" office:value="5.8065016501650097" table:style-name="ce1">
            <text:p>5,80650165</text:p>
          </table:table-cell>
          <table:table-cell office:value-type="float" office:value="6.0185270049099797" table:style-name="ce1">
            <text:p>6,01852700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_h</text:p>
          </table:table-cell>
          <table:table-cell office:value-type="float" office:value="-0.34" table:style-name="ce1">
            <text:p>-0,34</text:p>
          </table:table-cell>
          <table:table-cell office:value-type="float" office:value="-2.9329920057822874E-2" table:formula="of:=STDEV(1/[.E32:.P32])/AVERAGE(1/[.E32:.P32])" table:number-matrix-columns-spanned="1" table:number-matrix-rows-spanned="1" table:style-name="ce1">
            <text:p>-0,02932992</text:p>
          </table:table-cell>
          <table:table-cell office:value-type="float" office:value="1.3262004273728557E-4" table:formula="of:=VAR([.E32:.AC32])" table:style-name="ce1">
            <text:p>0,00013262</text:p>
          </table:table-cell>
          <table:table-cell office:value-type="float" office:value="-0.36586069317880798" table:style-name="ce1">
            <text:p>-0,365860693</text:p>
          </table:table-cell>
          <table:table-cell office:value-type="float" office:value="-0.37536206841557901" table:style-name="ce1">
            <text:p>-0,375362068</text:p>
          </table:table-cell>
          <table:table-cell office:value-type="float" office:value="-0.35171544318787201" table:style-name="ce1">
            <text:p>-0,351715443</text:p>
          </table:table-cell>
          <table:table-cell office:value-type="float" office:value="-0.35772907775735902" table:style-name="ce1">
            <text:p>-0,357729078</text:p>
          </table:table-cell>
          <table:table-cell office:value-type="float" office:value="-0.35917298373711498" table:style-name="ce1">
            <text:p>-0,359172984</text:p>
          </table:table-cell>
          <table:table-cell office:value-type="float" office:value="-0.35282525491341798" table:style-name="ce1">
            <text:p>-0,352825255</text:p>
          </table:table-cell>
          <table:table-cell office:value-type="float" office:value="-0.36744519980286799" table:style-name="ce1">
            <text:p>-0,3674452</text:p>
          </table:table-cell>
          <table:table-cell office:value-type="float" office:value="-0.35134836904880301" table:style-name="ce1">
            <text:p>-0,351348369</text:p>
          </table:table-cell>
          <table:table-cell office:value-type="float" office:value="-0.357218592044378" table:style-name="ce1">
            <text:p>-0,357218592</text:p>
          </table:table-cell>
          <table:table-cell office:value-type="float" office:value="-0.36074371655661502" table:style-name="ce1">
            <text:p>-0,360743717</text:p>
          </table:table-cell>
          <table:table-cell office:value-type="float" office:value="-0.38835495666187098" table:style-name="ce1">
            <text:p>-0,388354957</text:p>
          </table:table-cell>
          <table:table-cell office:value-type="float" office:value="-0.36968730208778899" table:style-name="ce1">
            <text:p>-0,369687302</text:p>
          </table:table-cell>
          <table:table-cell office:value-type="float" office:value="-0.33415747827749898" table:style-name="ce1">
            <text:p>-0,334157478</text:p>
          </table:table-cell>
          <table:table-cell office:value-type="float" office:value="-0.36050417329353601" table:style-name="ce1">
            <text:p>-0,360504173</text:p>
          </table:table-cell>
          <table:table-cell office:value-type="float" office:value="-0.35554060569298201" table:style-name="ce1">
            <text:p>-0,355540606</text:p>
          </table:table-cell>
          <table:table-cell office:value-type="float" office:value="-0.347945906976171" table:style-name="ce1">
            <text:p>-0,347945907</text:p>
          </table:table-cell>
          <table:table-cell office:value-type="float" office:value="-0.37868624094449299" table:style-name="ce1">
            <text:p>-0,378686241</text:p>
          </table:table-cell>
          <table:table-cell office:value-type="float" office:value="-0.37408978213285599" table:style-name="ce1">
            <text:p>-0,374089782</text:p>
          </table:table-cell>
          <table:table-cell office:value-type="float" office:value="-0.35838704126293602" table:style-name="ce1">
            <text:p>-0,358387041</text:p>
          </table:table-cell>
          <table:table-cell office:value-type="float" office:value="-0.36323095991708498" table:style-name="ce1">
            <text:p>-0,36323096</text:p>
          </table:table-cell>
          <table:table-cell office:value-type="float" office:value="-0.35146685604357297" table:style-name="ce1">
            <text:p>-0,351466856</text:p>
          </table:table-cell>
          <table:table-cell office:value-type="float" office:value="-0.36629082668688601" table:style-name="ce1">
            <text:p>-0,366290827</text:p>
          </table:table-cell>
          <table:table-cell office:value-type="float" office:value="-0.36502739114606803" table:style-name="ce1">
            <text:p>-0,36502739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vg_homothety</text:p>
          </table:table-cell>
          <table:table-cell office:value-type="float" office:value="2.3982427187131306" table:formula="of:=HARMEAN([.E33:.AC33])" table:style-name="ce1">
            <text:p>2,398242719</text:p>
          </table:table-cell>
          <table:table-cell office:value-type="float" office:value="4.9708671985157278E-2" table:formula="of:=STDEV(1/[.E33:.P33])/AVERAGE(1/[.E33:.P33])" table:number-matrix-columns-spanned="1" table:number-matrix-rows-spanned="1" table:style-name="ce1">
            <text:p>0,049708672</text:p>
          </table:table-cell>
          <table:table-cell office:value-type="float" office:value="0.2431008506176317" table:formula="of:=VAR([.E33:.AC33])" table:style-name="ce1">
            <text:p>0,243100851</text:p>
          </table:table-cell>
          <table:table-cell office:value-type="float" office:value="2.2371794871794899" table:style-name="ce1">
            <text:p>2,237179487</text:p>
          </table:table-cell>
          <table:table-cell office:value-type="float" office:value="2.3884822894675102" table:style-name="ce1">
            <text:p>2,388482289</text:p>
          </table:table-cell>
          <table:table-cell office:value-type="float" office:value="2.3858186069517502" table:style-name="ce1">
            <text:p>2,385818607</text:p>
          </table:table-cell>
          <table:table-cell office:value-type="float" office:value="2.22604217293387" table:style-name="ce1">
            <text:p>2,226042173</text:p>
          </table:table-cell>
          <table:table-cell office:value-type="float" office:value="2.37284232365145" table:style-name="ce1">
            <text:p>2,372842324</text:p>
          </table:table-cell>
          <table:table-cell office:value-type="float" office:value="2.2894453797231602" table:style-name="ce1">
            <text:p>2,28944538</text:p>
          </table:table-cell>
          <table:table-cell office:value-type="float" office:value="2.1123631506325" table:style-name="ce1">
            <text:p>2,112363151</text:p>
          </table:table-cell>
          <table:table-cell office:value-type="float" office:value="2.3944444444444399" table:style-name="ce1">
            <text:p>2,394444444</text:p>
          </table:table-cell>
          <table:table-cell office:value-type="float" office:value="2.22279130042822" table:style-name="ce1">
            <text:p>2,2227913</text:p>
          </table:table-cell>
          <table:table-cell office:value-type="float" office:value="2.44188625211727" table:style-name="ce1">
            <text:p>2,441886252</text:p>
          </table:table-cell>
          <table:table-cell office:value-type="float" office:value="2.2051608522196799" table:style-name="ce1">
            <text:p>2,205160852</text:p>
          </table:table-cell>
          <table:table-cell office:value-type="float" office:value="2.1170429834498701" table:style-name="ce1">
            <text:p>2,117042983</text:p>
          </table:table-cell>
          <table:table-cell office:value-type="float" office:value="3.8605488079172301" table:style-name="ce1">
            <text:p>3,860548808</text:p>
          </table:table-cell>
          <table:table-cell office:value-type="float" office:value="3.9244949494949499" table:style-name="ce1">
            <text:p>3,924494949</text:p>
          </table:table-cell>
          <table:table-cell office:value-type="float" office:value="2.2676467739396799" table:style-name="ce1">
            <text:p>2,267646774</text:p>
          </table:table-cell>
          <table:table-cell office:value-type="float" office:value="2.47484669543493" table:style-name="ce1">
            <text:p>2,474846695</text:p>
          </table:table-cell>
          <table:table-cell office:value-type="float" office:value="2.8464285714285702" table:style-name="ce1">
            <text:p>2,846428571</text:p>
          </table:table-cell>
          <table:table-cell office:value-type="float" office:value="2.0296078009221898" table:style-name="ce1">
            <text:p>2,029607801</text:p>
          </table:table-cell>
          <table:table-cell office:value-type="float" office:value="2.8512468434343399" table:style-name="ce1">
            <text:p>2,851246843</text:p>
          </table:table-cell>
          <table:table-cell office:value-type="float" office:value="2.1675247464067899" table:style-name="ce1">
            <text:p>2,167524746</text:p>
          </table:table-cell>
          <table:table-cell office:value-type="float" office:value="2.3777472918317999" table:style-name="ce1">
            <text:p>2,377747292</text:p>
          </table:table-cell>
          <table:table-cell office:value-type="float" office:value="2.3918913750239001" table:style-name="ce1">
            <text:p>2,391891375</text:p>
          </table:table-cell>
          <table:table-cell office:value-type="float" office:value="2.13595449876266" table:style-name="ce1">
            <text:p>2,13595449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rst_dep_distance</text:p>
          </table:table-cell>
          <table:table-cell office:value-type="float" office:value="0.55085948486072767" table:formula="of:=HARMEAN([.E34:.AC34])" table:style-name="ce1">
            <text:p>0,550859485</text:p>
          </table:table-cell>
          <table:table-cell office:value-type="float" office:value="0.30611426366080635" table:formula="of:=STDEV(1/[.E34:.P34])/AVERAGE(1/[.E34:.P34])" table:number-matrix-columns-spanned="1" table:number-matrix-rows-spanned="1" table:style-name="ce1">
            <text:p>0,306114264</text:p>
          </table:table-cell>
          <table:table-cell office:value-type="float" office:value="1.7909081395028597E-2" table:formula="of:=VAR([.E34:.AC34])" table:style-name="ce1">
            <text:p>0,017909081</text:p>
          </table:table-cell>
          <table:table-cell office:value-type="float" office:value="0.69256951261879995" table:style-name="ce1">
            <text:p>0,692569513</text:p>
          </table:table-cell>
          <table:table-cell office:value-type="float" office:value="0.423771499474691" table:style-name="ce1">
            <text:p>0,423771499</text:p>
          </table:table-cell>
          <table:table-cell office:value-type="float" office:value="0.53985872865158402" table:style-name="ce1">
            <text:p>0,539858729</text:p>
          </table:table-cell>
          <table:table-cell office:value-type="float" office:value="0.64557920961547099" table:style-name="ce1">
            <text:p>0,64557921</text:p>
          </table:table-cell>
          <table:table-cell office:value-type="float" office:value="0.634740122178862" table:style-name="ce1">
            <text:p>0,634740122</text:p>
          </table:table-cell>
          <table:table-cell office:value-type="float" office:value="0.41248657172804998" table:style-name="ce1">
            <text:p>0,412486572</text:p>
          </table:table-cell>
          <table:table-cell office:value-type="float" office:value="0.56615067745898895" table:style-name="ce1">
            <text:p>0,566150677</text:p>
          </table:table-cell>
          <table:table-cell office:value-type="float" office:value="0.76877478637894703" table:style-name="ce1">
            <text:p>0,768774786</text:p>
          </table:table-cell>
          <table:table-cell office:value-type="float" office:value="0.52832217034462703" table:style-name="ce1">
            <text:p>0,52832217</text:p>
          </table:table-cell>
          <table:table-cell office:value-type="float" office:value="0.68846068710150699" table:style-name="ce1">
            <text:p>0,688460687</text:p>
          </table:table-cell>
          <table:table-cell office:value-type="float" office:value="0.63122606964483396" table:style-name="ce1">
            <text:p>0,63122607</text:p>
          </table:table-cell>
          <table:table-cell office:value-type="float" office:value="0.30054809536361998" table:style-name="ce1">
            <text:p>0,300548095</text:p>
          </table:table-cell>
          <table:table-cell table:number-columns-repeated="2" table:style-name="ce1"/>
          <table:table-cell office:value-type="float" office:value="0.77255333414021599" table:style-name="ce1">
            <text:p>0,772553334</text:p>
          </table:table-cell>
          <table:table-cell office:value-type="float" office:value="0.36060402108181699" table:style-name="ce1">
            <text:p>0,360604021</text:p>
          </table:table-cell>
          <table:table-cell table:style-name="ce1"/>
          <table:table-cell office:value-type="float" office:value="0.69523130416941004" table:style-name="ce1">
            <text:p>0,695231304</text:p>
          </table:table-cell>
          <table:table-cell table:style-name="ce1"/>
          <table:table-cell office:value-type="float" office:value="0.63697883317126602" table:style-name="ce1">
            <text:p>0,636978833</text:p>
          </table:table-cell>
          <table:table-cell office:value-type="float" office:value="0.55848571664179003" table:style-name="ce1">
            <text:p>0,558485717</text:p>
          </table:table-cell>
          <table:table-cell office:value-type="float" office:value="0.70611128424255099" table:style-name="ce1">
            <text:p>0,706111284</text:p>
          </table:table-cell>
          <table:table-cell office:value-type="float" office:value="0.59511246717103605" table:style-name="ce1">
            <text:p>0,5951124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rst_eventfulness</text:p>
          </table:table-cell>
          <table:table-cell office:value-type="float" office:value="0.66577881112275417" table:formula="of:=HARMEAN([.E35:.AC35])" table:style-name="ce1">
            <text:p>0,665778811</text:p>
          </table:table-cell>
          <table:table-cell office:value-type="float" office:value="0.22952223431772933" table:formula="of:=STDEV(1/[.E35:.P35])/AVERAGE(1/[.E35:.P35])" table:number-matrix-columns-spanned="1" table:number-matrix-rows-spanned="1" table:style-name="ce1">
            <text:p>0,229522234</text:p>
          </table:table-cell>
          <table:table-cell office:value-type="float" office:value="2.940485994072755E-2" table:formula="of:=VAR([.E35:.AC35])" table:style-name="ce1">
            <text:p>0,02940486</text:p>
          </table:table-cell>
          <table:table-cell office:value-type="float" office:value="0.68260833277701805" table:style-name="ce1">
            <text:p>0,682608333</text:p>
          </table:table-cell>
          <table:table-cell office:value-type="float" office:value="0.74881536692719597" table:style-name="ce1">
            <text:p>0,748815367</text:p>
          </table:table-cell>
          <table:table-cell office:value-type="float" office:value="0.77472974759086199" table:style-name="ce1">
            <text:p>0,774729748</text:p>
          </table:table-cell>
          <table:table-cell office:value-type="float" office:value="0.67663841111210898" table:style-name="ce1">
            <text:p>0,676638411</text:p>
          </table:table-cell>
          <table:table-cell office:value-type="float" office:value="0.50167781981333204" table:style-name="ce1">
            <text:p>0,50167782</text:p>
          </table:table-cell>
          <table:table-cell office:value-type="float" office:value="0.89979502011715495" table:style-name="ce1">
            <text:p>0,89979502</text:p>
          </table:table-cell>
          <table:table-cell office:value-type="float" office:value="0.68457330550062401" table:style-name="ce1">
            <text:p>0,684573306</text:p>
          </table:table-cell>
          <table:table-cell office:value-type="float" office:value="0.92328683119261801" table:style-name="ce1">
            <text:p>0,923286831</text:p>
          </table:table-cell>
          <table:table-cell office:value-type="float" office:value="0.52819227875751196" table:style-name="ce1">
            <text:p>0,528192279</text:p>
          </table:table-cell>
          <table:table-cell office:value-type="float" office:value="0.83022561910049297" table:style-name="ce1">
            <text:p>0,830225619</text:p>
          </table:table-cell>
          <table:table-cell office:value-type="float" office:value="1.0184929846105699" table:style-name="ce1">
            <text:p>1,018492985</text:p>
          </table:table-cell>
          <table:table-cell office:value-type="float" office:value="0.55481676983698902" table:style-name="ce1">
            <text:p>0,55481677</text:p>
          </table:table-cell>
          <table:table-cell table:number-columns-repeated="2" table:style-name="ce1"/>
          <table:table-cell office:value-type="float" office:value="0.68127965588655504" table:style-name="ce1">
            <text:p>0,681279656</text:p>
          </table:table-cell>
          <table:table-cell office:value-type="float" office:value="0.462956991194308" table:style-name="ce1">
            <text:p>0,462956991</text:p>
          </table:table-cell>
          <table:table-cell table:style-name="ce1"/>
          <table:table-cell office:value-type="float" office:value="0.49761677439978802" table:style-name="ce1">
            <text:p>0,497616774</text:p>
          </table:table-cell>
          <table:table-cell table:style-name="ce1"/>
          <table:table-cell office:value-type="float" office:value="0.55562881927124597" table:style-name="ce1">
            <text:p>0,555628819</text:p>
          </table:table-cell>
          <table:table-cell office:value-type="float" office:value="0.96537124664510898" table:style-name="ce1">
            <text:p>0,965371247</text:p>
          </table:table-cell>
          <table:table-cell office:value-type="float" office:value="0.56872251134317797" table:style-name="ce1">
            <text:p>0,568722511</text:p>
          </table:table-cell>
          <table:table-cell office:value-type="float" office:value="0.82848164729113805" table:style-name="ce1">
            <text:p>0,82848164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rst_I</text:p>
          </table:table-cell>
          <table:table-cell office:value-type="float" office:value="0.67486003372036429" table:formula="of:=HARMEAN([.E36:.AC36])" table:style-name="ce1">
            <text:p>0,674860034</text:p>
          </table:table-cell>
          <table:table-cell office:value-type="float" office:value="0.20304347801829828" table:formula="of:=STDEV(1/[.E36:.P36])/AVERAGE(1/[.E36:.P36])" table:number-matrix-columns-spanned="1" table:number-matrix-rows-spanned="1" table:style-name="ce1">
            <text:p>0,203043478</text:p>
          </table:table-cell>
          <table:table-cell office:value-type="float" office:value="1.7763420448959028E-2" table:formula="of:=VAR([.E36:.AC36])" table:style-name="ce1">
            <text:p>0,01776342</text:p>
          </table:table-cell>
          <table:table-cell office:value-type="float" office:value="0.467101402926414" table:style-name="ce1">
            <text:p>0,467101403</text:p>
          </table:table-cell>
          <table:table-cell office:value-type="float" office:value="0.668403723102862" table:style-name="ce1">
            <text:p>0,668403723</text:p>
          </table:table-cell>
          <table:table-cell office:value-type="float" office:value="0.68208175431000395" table:style-name="ce1">
            <text:p>0,682081754</text:p>
          </table:table-cell>
          <table:table-cell office:value-type="float" office:value="0.82794664077790103" table:style-name="ce1">
            <text:p>0,827946641</text:p>
          </table:table-cell>
          <table:table-cell office:value-type="float" office:value="0.62368136363657301" table:style-name="ce1">
            <text:p>0,623681364</text:p>
          </table:table-cell>
          <table:table-cell office:value-type="float" office:value="0.71698672927194196" table:style-name="ce1">
            <text:p>0,716986729</text:p>
          </table:table-cell>
          <table:table-cell office:value-type="float" office:value="0.61186050164204797" table:style-name="ce1">
            <text:p>0,611860502</text:p>
          </table:table-cell>
          <table:table-cell office:value-type="float" office:value="0.83563952291375898" table:style-name="ce1">
            <text:p>0,835639523</text:p>
          </table:table-cell>
          <table:table-cell office:value-type="float" office:value="0.90123003267079005" table:style-name="ce1">
            <text:p>0,901230033</text:p>
          </table:table-cell>
          <table:table-cell office:value-type="float" office:value="0.72885092411826302" table:style-name="ce1">
            <text:p>0,728850924</text:p>
          </table:table-cell>
          <table:table-cell office:value-type="float" office:value="0.57050584948923999" table:style-name="ce1">
            <text:p>0,570505849</text:p>
          </table:table-cell>
          <table:table-cell office:value-type="float" office:value="0.51211574291434303" table:style-name="ce1">
            <text:p>0,512115743</text:p>
          </table:table-cell>
          <table:table-cell table:number-columns-repeated="2" table:style-name="ce1"/>
          <table:table-cell office:value-type="float" office:value="0.86469547897433996" table:style-name="ce1">
            <text:p>0,864695479</text:p>
          </table:table-cell>
          <table:table-cell office:value-type="float" office:value="0.59461506852286705" table:style-name="ce1">
            <text:p>0,594615069</text:p>
          </table:table-cell>
          <table:table-cell table:style-name="ce1"/>
          <table:table-cell office:value-type="float" office:value="0.69243110398695795" table:style-name="ce1">
            <text:p>0,692431104</text:p>
          </table:table-cell>
          <table:table-cell table:style-name="ce1"/>
          <table:table-cell office:value-type="float" office:value="0.66481996182388503" table:style-name="ce1">
            <text:p>0,664819962</text:p>
          </table:table-cell>
          <table:table-cell office:value-type="float" office:value="0.74991098288237701" table:style-name="ce1">
            <text:p>0,749910983</text:p>
          </table:table-cell>
          <table:table-cell office:value-type="float" office:value="0.96442063947841905" table:style-name="ce1">
            <text:p>0,964420639</text:p>
          </table:table-cell>
          <table:table-cell office:value-type="float" office:value="0.59885526437301195" table:style-name="ce1">
            <text:p>0,59885526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actal Dimension (Sentences)</text:p>
          </table:table-cell>
          <table:table-cell office:value-type="float" office:value="0.94452526944096726" table:formula="of:=HARMEAN([.E37:.AC37])" table:style-name="ce1">
            <text:p>0,944525269</text:p>
          </table:table-cell>
          <table:table-cell office:value-type="float" office:value="0.23532066194253171" table:formula="of:=STDEV(1/[.E37:.P37])/AVERAGE(1/[.E37:.P37])" table:number-matrix-columns-spanned="1" table:number-matrix-rows-spanned="1" table:style-name="ce1">
            <text:p>0,235320662</text:p>
          </table:table-cell>
          <table:table-cell office:value-type="float" office:value="8.3593113003952363E-2" table:formula="of:=VAR([.E37:.AC37])" table:style-name="ce1">
            <text:p>0,083593113</text:p>
          </table:table-cell>
          <table:table-cell office:value-type="float" office:value="1.2442" table:style-name="ce1">
            <text:p>1,2442</text:p>
          </table:table-cell>
          <table:table-cell office:value-type="float" office:value="0.92710000000000004" table:style-name="ce1">
            <text:p>0,9271</text:p>
          </table:table-cell>
          <table:table-cell office:value-type="float" office:value="1.1813" table:style-name="ce1">
            <text:p>1,1813</text:p>
          </table:table-cell>
          <table:table-cell office:value-type="float" office:value="1.1402000000000001" table:style-name="ce1">
            <text:p>1,1402</text:p>
          </table:table-cell>
          <table:table-cell office:value-type="float" office:value="0.94120000000000004" table:style-name="ce1">
            <text:p>0,9412</text:p>
          </table:table-cell>
          <table:table-cell office:value-type="float" office:value="1.0864" table:style-name="ce1">
            <text:p>1,0864</text:p>
          </table:table-cell>
          <table:table-cell office:value-type="float" office:value="1.1357999999999999" table:style-name="ce1">
            <text:p>1,1358</text:p>
          </table:table-cell>
          <table:table-cell office:value-type="float" office:value="1.0409999999999999" table:style-name="ce1">
            <text:p>1,041</text:p>
          </table:table-cell>
          <table:table-cell office:value-type="float" office:value="1.2736000000000001" table:style-name="ce1">
            <text:p>1,2736</text:p>
          </table:table-cell>
          <table:table-cell office:value-type="float" office:value="1.1890000000000001" table:style-name="ce1">
            <text:p>1,189</text:p>
          </table:table-cell>
          <table:table-cell office:value-type="float" office:value="0.72709999999999997" table:style-name="ce1">
            <text:p>0,7271</text:p>
          </table:table-cell>
          <table:table-cell office:value-type="float" office:value="0.65239999999999998" table:style-name="ce1">
            <text:p>0,6524</text:p>
          </table:table-cell>
          <table:table-cell office:value-type="float" office:value="1.4118999999999999" table:style-name="ce1">
            <text:p>1,4119</text:p>
          </table:table-cell>
          <table:table-cell office:value-type="float" office:value="1.7468999999999999" table:style-name="ce1">
            <text:p>1,7469</text:p>
          </table:table-cell>
          <table:table-cell office:value-type="float" office:value="1.1704000000000001" table:style-name="ce1">
            <text:p>1,1704</text:p>
          </table:table-cell>
          <table:table-cell office:value-type="float" office:value="1.1389" table:style-name="ce1">
            <text:p>1,1389</text:p>
          </table:table-cell>
          <table:table-cell office:value-type="float" office:value="0.45440000000000003" table:style-name="ce1">
            <text:p>0,4544</text:p>
          </table:table-cell>
          <table:table-cell office:value-type="float" office:value="1.2482" table:style-name="ce1">
            <text:p>1,2482</text:p>
          </table:table-cell>
          <table:table-cell office:value-type="float" office:value="0.6663" table:style-name="ce1">
            <text:p>0,6663</text:p>
          </table:table-cell>
          <table:table-cell office:value-type="float" office:value="0.80840000000000001" table:style-name="ce1">
            <text:p>0,8084</text:p>
          </table:table-cell>
          <table:table-cell office:value-type="float" office:value="1.0237000000000001" table:style-name="ce1">
            <text:p>1,0237</text:p>
          </table:table-cell>
          <table:table-cell office:value-type="float" office:value="0.71599999999999997" table:style-name="ce1">
            <text:p>0,716</text:p>
          </table:table-cell>
          <table:table-cell office:value-type="float" office:value="0.79349999999999998" table:style-name="ce1">
            <text:p>0,793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actal Dimension (Episodes)</text:p>
          </table:table-cell>
          <table:table-cell office:value-type="float" office:value="0.98635493106479477" table:formula="of:=HARMEAN([.E38:.AC38])" table:style-name="ce1">
            <text:p>0,986354931</text:p>
          </table:table-cell>
          <table:table-cell office:value-type="float" office:value="0.39361097085667945" table:formula="of:=STDEV(1/[.E38:.P38])/AVERAGE(1/[.E38:.P38])" table:number-matrix-columns-spanned="1" table:number-matrix-rows-spanned="1" table:style-name="ce1">
            <text:p>0,393610971</text:p>
          </table:table-cell>
          <table:table-cell office:value-type="float" office:value="0.15221947255411244" table:formula="of:=VAR([.E38:.AC38])" table:style-name="ce1">
            <text:p>0,152219473</text:p>
          </table:table-cell>
          <table:table-cell office:value-type="float" office:value="1.3462000000000001" table:style-name="ce1">
            <text:p>1,3462</text:p>
          </table:table-cell>
          <table:table-cell office:value-type="float" office:value="0.69399999999999995" table:style-name="ce1">
            <text:p>0,694</text:p>
          </table:table-cell>
          <table:table-cell office:value-type="float" office:value="1.2339" table:style-name="ce1">
            <text:p>1,2339</text:p>
          </table:table-cell>
          <table:table-cell office:value-type="float" office:value="1.2987" table:style-name="ce1">
            <text:p>1,2987</text:p>
          </table:table-cell>
          <table:table-cell office:value-type="float" office:value="1.18" table:style-name="ce1">
            <text:p>1,18</text:p>
          </table:table-cell>
          <table:table-cell office:value-type="float" office:value="0.51090000000000002" table:style-name="ce1">
            <text:p>0,5109</text:p>
          </table:table-cell>
          <table:table-cell office:value-type="float" office:value="1.0686" table:style-name="ce1">
            <text:p>1,0686</text:p>
          </table:table-cell>
          <table:table-cell office:value-type="float" office:value="1.2997000000000001" table:style-name="ce1">
            <text:p>1,2997</text:p>
          </table:table-cell>
          <table:table-cell office:value-type="float" office:value="1.7214" table:style-name="ce1">
            <text:p>1,7214</text:p>
          </table:table-cell>
          <table:table-cell office:value-type="float" office:value="0.73050000000000004" table:style-name="ce1">
            <text:p>0,7305</text:p>
          </table:table-cell>
          <table:table-cell office:value-type="float" office:value="0.99980000000000002" table:style-name="ce1">
            <text:p>0,9998</text:p>
          </table:table-cell>
          <table:table-cell office:value-type="float" office:value="1.2795000000000001" table:style-name="ce1">
            <text:p>1,2795</text:p>
          </table:table-cell>
          <table:table-cell office:value-type="float" office:value="1.9117" table:style-name="ce1">
            <text:p>1,9117</text:p>
          </table:table-cell>
          <table:table-cell table:style-name="ce1"/>
          <table:table-cell office:value-type="float" office:value="0.85709999999999997" table:style-name="ce1">
            <text:p>0,8571</text:p>
          </table:table-cell>
          <table:table-cell office:value-type="float" office:value="0.64829999999999999" table:style-name="ce1">
            <text:p>0,6483</text:p>
          </table:table-cell>
          <table:table-cell office:value-type="float" office:value="1.1508" table:style-name="ce1">
            <text:p>1,1508</text:p>
          </table:table-cell>
          <table:table-cell office:value-type="float" office:value="1.0647" table:style-name="ce1">
            <text:p>1,0647</text:p>
          </table:table-cell>
          <table:table-cell office:value-type="float" office:value="1.9343999999999999" table:style-name="ce1">
            <text:p>1,9344</text:p>
          </table:table-cell>
          <table:table-cell office:value-type="float" office:value="1.1701999999999999" table:style-name="ce1">
            <text:p>1,1702</text:p>
          </table:table-cell>
          <table:table-cell office:value-type="float" office:value="0.60229999999999995" table:style-name="ce1">
            <text:p>0,6023</text:p>
          </table:table-cell>
          <table:table-cell office:value-type="float" office:value="0.95209999999999995" table:style-name="ce1">
            <text:p>0,9521</text:p>
          </table:table-cell>
          <table:table-cell office:value-type="float" office:value="0.85040000000000004" table:style-name="ce1">
            <text:p>0,8504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imm_EN_norm</text:p>
          </table:table-cell>
          <table:table-cell office:value-type="string" table:style-name="ce1">
            <text:p>H_Mean</text:p>
          </table:table-cell>
          <table:table-cell office:value-type="string" table:style-name="ce1">
            <text:p>CV_H/V</text:p>
          </table:table-cell>
          <table:table-cell office:value-type="string" table:style-name="ce1">
            <text:p>Vari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g_dep_distance_sentence</text:p>
          </table:table-cell>
          <table:table-cell office:value-type="float" office:value="5.0889232830222442" table:formula="of:=HARMEAN([.E41:.AC41])" table:style-name="ce1">
            <text:p>5,088923283</text:p>
          </table:table-cell>
          <table:table-cell office:value-type="float" office:value="0.72027512667938365" table:formula="of:=STDEV(1/[.E41:.P41])/AVERAGE(1/[.E41:.P41])" table:number-matrix-columns-spanned="1" table:number-matrix-rows-spanned="1" table:style-name="ce1">
            <text:p>0,720275127</text:p>
          </table:table-cell>
          <table:table-cell office:value-type="float" office:value="130.72685962525082" table:formula="of:=VAR([.E41:.AC41])" table:style-name="ce1">
            <text:p>130,7268596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10.828571428571401" table:style-name="ce1">
            <text:p>10,82857143</text:p>
          </table:table-cell>
          <table:table-cell office:value-type="float" office:value="3.2909090909090901" table:style-name="ce1">
            <text:p>3,290909091</text:p>
          </table:table-cell>
          <table:table-cell office:value-type="float" office:value="3.3888888888888902" table:style-name="ce1">
            <text:p>3,388888889</text:p>
          </table:table-cell>
          <table:table-cell office:value-type="float" office:value="27.8333333333333" table:style-name="ce1">
            <text:p>27,83333333</text:p>
          </table:table-cell>
          <table:table-cell office:value-type="float" office:value="36.207547169811299" table:style-name="ce1">
            <text:p>36,20754717</text:p>
          </table:table-cell>
          <table:table-cell office:value-type="float" office:value="11.3086419753086" table:style-name="ce1">
            <text:p>11,30864198</text:p>
          </table:table-cell>
          <table:table-cell office:value-type="float" office:value="6.45977011494253" table:style-name="ce1">
            <text:p>6,45977011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.6585365853658498" table:style-name="ce1">
            <text:p>2,658536585</text:p>
          </table:table-cell>
          <table:table-cell office:value-type="float" office:value="29.431578947368401" table:style-name="ce1">
            <text:p>29,43157895</text:p>
          </table:table-cell>
          <table:table-cell office:value-type="float" office:value="4.1543624161073804" table:style-name="ce1">
            <text:p>4,154362416</text:p>
          </table:table-cell>
          <table:table-cell office:value-type="float" office:value="3.4805194805194799" table:style-name="ce1">
            <text:p>3,480519481</text:p>
          </table:table-cell>
          <table:table-cell office:value-type="float" office:value="2.1818181818181799" table:style-name="ce1">
            <text:p>2,181818182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verage_Eventfulness</text:p>
          </table:table-cell>
          <table:table-cell office:value-type="float" office:value="0.10785797827263678" table:formula="of:=HARMEAN([.E42:.AC42])" table:style-name="ce1">
            <text:p>0,107857978</text:p>
          </table:table-cell>
          <table:table-cell office:value-type="float" office:value="0.50391735338265831" table:formula="of:=STDEV(1/[.E42:.P42])/AVERAGE(1/[.E42:.P42])" table:number-matrix-columns-spanned="1" table:number-matrix-rows-spanned="1" table:style-name="ce1">
            <text:p>0,503917353</text:p>
          </table:table-cell>
          <table:table-cell office:value-type="float" office:value="5.9779459509035921E-3" table:formula="of:=VAR([.E42:.AC42])" table:style-name="ce1">
            <text:p>0,005977946</text:p>
          </table:table-cell>
          <table:table-cell office:value-type="float" office:value="5.7777777777777699E-2" table:style-name="ce1">
            <text:p>0,057777778</text:p>
          </table:table-cell>
          <table:table-cell office:value-type="float" office:value="0.22857142857142901" table:style-name="ce1">
            <text:p>0,228571429</text:p>
          </table:table-cell>
          <table:table-cell office:value-type="float" office:value="0.109090909090909" table:style-name="ce1">
            <text:p>0,109090909</text:p>
          </table:table-cell>
          <table:table-cell office:value-type="float" office:value="7.9365079365079305E-2" table:style-name="ce1">
            <text:p>0,079365079</text:p>
          </table:table-cell>
          <table:table-cell office:value-type="float" office:value="0.1" table:style-name="ce1">
            <text:p>0,1</text:p>
          </table:table-cell>
          <table:table-cell office:value-type="float" office:value="0.113207547169811" table:style-name="ce1">
            <text:p>0,113207547</text:p>
          </table:table-cell>
          <table:table-cell office:value-type="float" office:value="6.1728395061728301E-2" table:style-name="ce1">
            <text:p>0,061728395</text:p>
          </table:table-cell>
          <table:table-cell office:value-type="float" office:value="0.252873563218391" table:style-name="ce1">
            <text:p>0,252873563</text:p>
          </table:table-cell>
          <table:table-cell office:value-type="float" office:value="0.16250000000000001" table:style-name="ce1">
            <text:p>0,1625</text:p>
          </table:table-cell>
          <table:table-cell office:value-type="float" office:value="8.5365853658536495E-2" table:style-name="ce1">
            <text:p>0,085365854</text:p>
          </table:table-cell>
          <table:table-cell office:value-type="float" office:value="0.31578947368421001" table:style-name="ce1">
            <text:p>0,315789474</text:p>
          </table:table-cell>
          <table:table-cell office:value-type="float" office:value="0.14765100671140899" table:style-name="ce1">
            <text:p>0,147651007</text:p>
          </table:table-cell>
          <table:table-cell office:value-type="float" office:value="0.11688311688311701" table:style-name="ce1">
            <text:p>0,116883117</text:p>
          </table:table-cell>
          <table:table-cell office:value-type="float" office:value="9.0909090909090898E-2" table:style-name="ce1">
            <text:p>0,09090909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verage_I</text:p>
          </table:table-cell>
          <table:table-cell office:value-type="float" office:value="0.52533985313888687" table:formula="of:=HARMEAN([.E43:.AC43])" table:style-name="ce1">
            <text:p>0,525339853</text:p>
          </table:table-cell>
          <table:table-cell office:value-type="float" office:value="0.88497268439122656" table:formula="of:=STDEV(1/[.E43:.P43])/AVERAGE(1/[.E43:.P43])" table:number-matrix-columns-spanned="1" table:number-matrix-rows-spanned="1" table:style-name="ce1">
            <text:p>0,884972684</text:p>
          </table:table-cell>
          <table:table-cell office:value-type="float" office:value="6.1382493781177674" table:formula="of:=VAR([.E43:.AC43])" table:style-name="ce1">
            <text:p>6,138249378</text:p>
          </table:table-cell>
          <table:table-cell office:value-type="float" office:value="0.513066666666667" table:style-name="ce1">
            <text:p>0,513066667</text:p>
          </table:table-cell>
          <table:table-cell office:value-type="float" office:value="2.47510204081633" table:style-name="ce1">
            <text:p>2,475102041</text:p>
          </table:table-cell>
          <table:table-cell office:value-type="float" office:value="0.35900826446280998" table:style-name="ce1">
            <text:p>0,359008264</text:p>
          </table:table-cell>
          <table:table-cell office:value-type="float" office:value="0.26895943562610197" table:style-name="ce1">
            <text:p>0,268959436</text:p>
          </table:table-cell>
          <table:table-cell office:value-type="float" office:value="2.7833333333333301" table:style-name="ce1">
            <text:p>2,783333333</text:p>
          </table:table-cell>
          <table:table-cell office:value-type="float" office:value="4.0989676041295802" table:style-name="ce1">
            <text:p>4,098967604</text:p>
          </table:table-cell>
          <table:table-cell office:value-type="float" office:value="0.69806431946349601" table:style-name="ce1">
            <text:p>0,698064319</text:p>
          </table:table-cell>
          <table:table-cell office:value-type="float" office:value="1.6335050865371901" table:style-name="ce1">
            <text:p>1,633505087</text:p>
          </table:table-cell>
          <table:table-cell office:value-type="float" office:value="0.66625000000000001" table:style-name="ce1">
            <text:p>0,66625</text:p>
          </table:table-cell>
          <table:table-cell office:value-type="float" office:value="0.22694824509220701" table:style-name="ce1">
            <text:p>0,226948245</text:p>
          </table:table-cell>
          <table:table-cell office:value-type="float" office:value="9.2941828254847607" table:style-name="ce1">
            <text:p>9,294182825</text:p>
          </table:table-cell>
          <table:table-cell office:value-type="float" office:value="0.61339579298229796" table:style-name="ce1">
            <text:p>0,613395793</text:p>
          </table:table-cell>
          <table:table-cell office:value-type="float" office:value="0.40681396525552399" table:style-name="ce1">
            <text:p>0,406813965</text:p>
          </table:table-cell>
          <table:table-cell office:value-type="float" office:value="0.19834710743801701" table:style-name="ce1">
            <text:p>0,198347107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CLI</text:p>
          </table:table-cell>
          <table:table-cell office:value-type="float" office:value="5.860555473560245" table:formula="of:=HARMEAN([.E44:.AC44])" table:style-name="ce1">
            <text:p>5,860555474</text:p>
          </table:table-cell>
          <table:table-cell office:value-type="float" office:value="0.13335746394218193" table:formula="of:=STDEV(1/[.E44:.P44])/AVERAGE(1/[.E44:.P44])" table:number-matrix-columns-spanned="1" table:number-matrix-rows-spanned="1" table:style-name="ce1">
            <text:p>0,133357464</text:p>
          </table:table-cell>
          <table:table-cell office:value-type="float" office:value="0.48272421359883733" table:formula="of:=VAR([.E44:.AC44])" table:style-name="ce1">
            <text:p>0,482724214</text:p>
          </table:table-cell>
          <table:table-cell office:value-type="float" office:value="5.1448791893998402" table:style-name="ce1">
            <text:p>5,144879189</text:p>
          </table:table-cell>
          <table:table-cell office:value-type="float" office:value="6.4575336787564801" table:style-name="ce1">
            <text:p>6,457533679</text:p>
          </table:table-cell>
          <table:table-cell office:value-type="float" office:value="6.3083737024221502" table:style-name="ce1">
            <text:p>6,308373702</text:p>
          </table:table-cell>
          <table:table-cell office:value-type="float" office:value="6.8092434837889302" table:style-name="ce1">
            <text:p>6,809243484</text:p>
          </table:table-cell>
          <table:table-cell office:value-type="float" office:value="5.7835835351089599" table:style-name="ce1">
            <text:p>5,783583535</text:p>
          </table:table-cell>
          <table:table-cell office:value-type="float" office:value="6.2524510717614197" table:style-name="ce1">
            <text:p>6,252451072</text:p>
          </table:table-cell>
          <table:table-cell office:value-type="float" office:value="4.4387661691542304" table:style-name="ce1">
            <text:p>4,438766169</text:p>
          </table:table-cell>
          <table:table-cell office:value-type="float" office:value="5.3928358208955203" table:style-name="ce1">
            <text:p>5,392835821</text:p>
          </table:table-cell>
          <table:table-cell office:value-type="float" office:value="7.0805017561465098" table:style-name="ce1">
            <text:p>7,080501756</text:p>
          </table:table-cell>
          <table:table-cell office:value-type="float" office:value="5.6870438799076197" table:style-name="ce1">
            <text:p>5,68704388</text:p>
          </table:table-cell>
          <table:table-cell office:value-type="float" office:value="5.5274721649484597" table:style-name="ce1">
            <text:p>5,527472165</text:p>
          </table:table-cell>
          <table:table-cell office:value-type="float" office:value="5.7969276927692697" table:style-name="ce1">
            <text:p>5,796927693</text:p>
          </table:table-cell>
          <table:table-cell office:value-type="float" office:value="6.4243795620437902" table:style-name="ce1">
            <text:p>6,424379562</text:p>
          </table:table-cell>
          <table:table-cell office:value-type="float" office:value="6.0775475687103597" table:style-name="ce1">
            <text:p>6,07754756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_h</text:p>
          </table:table-cell>
          <table:table-cell office:value-type="float" office:value="-0.35" table:style-name="ce1">
            <text:p>-0,35</text:p>
          </table:table-cell>
          <table:table-cell office:value-type="float" office:value="-1.6606255742227957E-2" table:formula="of:=STDEV(1/[.E45:.P45])/AVERAGE(1/[.E45:.P45])" table:number-matrix-columns-spanned="1" table:number-matrix-rows-spanned="1" table:style-name="ce1">
            <text:p>-0,016606256</text:p>
          </table:table-cell>
          <table:table-cell office:value-type="float" office:value="7.8429910461051892E-5" table:formula="of:=VAR([.E45:.AC45])" table:style-name="ce1">
            <text:p>7,84299E-05</text:p>
          </table:table-cell>
          <table:table-cell office:value-type="float" office:value="-0.36574022963901498" table:style-name="ce1">
            <text:p>-0,36574023</text:p>
          </table:table-cell>
          <table:table-cell office:value-type="float" office:value="-0.35949103209996702" table:style-name="ce1">
            <text:p>-0,359491032</text:p>
          </table:table-cell>
          <table:table-cell office:value-type="float" office:value="-0.360461700566655" table:style-name="ce1">
            <text:p>-0,360461701</text:p>
          </table:table-cell>
          <table:table-cell office:value-type="float" office:value="-0.35161267611632102" table:style-name="ce1">
            <text:p>-0,351612676</text:p>
          </table:table-cell>
          <table:table-cell office:value-type="float" office:value="-0.35487302577072" table:style-name="ce1">
            <text:p>-0,354873026</text:p>
          </table:table-cell>
          <table:table-cell office:value-type="float" office:value="-0.36003060021649402" table:style-name="ce1">
            <text:p>-0,3600306</text:p>
          </table:table-cell>
          <table:table-cell office:value-type="float" office:value="-0.37382930783113" table:style-name="ce1">
            <text:p>-0,373829308</text:p>
          </table:table-cell>
          <table:table-cell office:value-type="float" office:value="-0.36030403452634102" table:style-name="ce1">
            <text:p>-0,360304035</text:p>
          </table:table-cell>
          <table:table-cell office:value-type="float" office:value="-0.36249437636050302" table:style-name="ce1">
            <text:p>-0,362494376</text:p>
          </table:table-cell>
          <table:table-cell office:value-type="float" office:value="-0.35160496682050801" table:style-name="ce1">
            <text:p>-0,351604967</text:p>
          </table:table-cell>
          <table:table-cell office:value-type="float" office:value="-0.36143708322718399" table:style-name="ce1">
            <text:p>-0,361437083</text:p>
          </table:table-cell>
          <table:table-cell office:value-type="float" office:value="-0.359371560451545" table:style-name="ce1">
            <text:p>-0,35937156</text:p>
          </table:table-cell>
          <table:table-cell office:value-type="float" office:value="-0.34692565805800502" table:style-name="ce1">
            <text:p>-0,346925658</text:p>
          </table:table-cell>
          <table:table-cell office:value-type="float" office:value="-0.38131980801385901" table:style-name="ce1">
            <text:p>-0,381319808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vg_homothety</text:p>
          </table:table-cell>
          <table:table-cell office:value-type="float" office:value="2.3656261695144201" table:formula="of:=HARMEAN([.E46:.AC46])" table:style-name="ce1">
            <text:p>2,36562617</text:p>
          </table:table-cell>
          <table:table-cell office:value-type="float" office:value="8.60590858930632E-2" table:formula="of:=STDEV(1/[.E46:.P46])/AVERAGE(1/[.E46:.P46])" table:number-matrix-columns-spanned="1" table:number-matrix-rows-spanned="1" table:style-name="ce1">
            <text:p>0,086059086</text:p>
          </table:table-cell>
          <table:table-cell office:value-type="float" office:value="5.9837225296765606E-2" table:formula="of:=VAR([.E46:.AC46])" table:style-name="ce1">
            <text:p>0,059837225</text:p>
          </table:table-cell>
          <table:table-cell office:value-type="float" office:value="2.0855286353176199" table:style-name="ce1">
            <text:p>2,085528635</text:p>
          </table:table-cell>
          <table:table-cell office:value-type="float" office:value="2.3466517857142901" table:style-name="ce1">
            <text:p>2,346651786</text:p>
          </table:table-cell>
          <table:table-cell office:value-type="float" office:value="2.29444613357657" table:style-name="ce1">
            <text:p>2,294446134</text:p>
          </table:table-cell>
          <table:table-cell office:value-type="float" office:value="2.2374732547146299" table:style-name="ce1">
            <text:p>2,237473255</text:p>
          </table:table-cell>
          <table:table-cell office:value-type="float" office:value="2.9303030303030302" table:style-name="ce1">
            <text:p>2,93030303</text:p>
          </table:table-cell>
          <table:table-cell office:value-type="float" office:value="2.4414727698338798" table:style-name="ce1">
            <text:p>2,44147277</text:p>
          </table:table-cell>
          <table:table-cell office:value-type="float" office:value="2.5077256643975199" table:style-name="ce1">
            <text:p>2,507725664</text:p>
          </table:table-cell>
          <table:table-cell office:value-type="float" office:value="2.26993733171894" table:style-name="ce1">
            <text:p>2,269937332</text:p>
          </table:table-cell>
          <table:table-cell office:value-type="float" office:value="2.1438223029324699" table:style-name="ce1">
            <text:p>2,143822303</text:p>
          </table:table-cell>
          <table:table-cell office:value-type="float" office:value="2.4456727853397502" table:style-name="ce1">
            <text:p>2,445672785</text:p>
          </table:table-cell>
          <table:table-cell office:value-type="float" office:value="2.2438667284498801" table:style-name="ce1">
            <text:p>2,243866728</text:p>
          </table:table-cell>
          <table:table-cell office:value-type="float" office:value="2.1758749713608601" table:style-name="ce1">
            <text:p>2,175874971</text:p>
          </table:table-cell>
          <table:table-cell office:value-type="float" office:value="2.4675665785980998" table:style-name="ce1">
            <text:p>2,467566579</text:p>
          </table:table-cell>
          <table:table-cell office:value-type="float" office:value="2.8273327332733298" table:style-name="ce1">
            <text:p>2,827332733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hurst_dep_distance</text:p>
          </table:table-cell>
          <table:table-cell office:value-type="float" office:value="0.54059391369230236" table:formula="of:=HARMEAN([.E47:.AC47])" table:style-name="ce1">
            <text:p>0,540593914</text:p>
          </table:table-cell>
          <table:table-cell office:value-type="float" office:value="0.26569738261771597" table:formula="of:=STDEV(1/[.E47:.P47])/AVERAGE(1/[.E47:.P47])" table:number-matrix-columns-spanned="1" table:number-matrix-rows-spanned="1" table:style-name="ce1">
            <text:p>0,265697383</text:p>
          </table:table-cell>
          <table:table-cell office:value-type="float" office:value="1.411510904994321E-2" table:formula="of:=VAR([.E47:.AC47])" table:style-name="ce1">
            <text:p>0,014115109</text:p>
          </table:table-cell>
          <table:table-cell office:value-type="float" office:value="0.33804906057119199" table:style-name="ce1">
            <text:p>0,338049061</text:p>
          </table:table-cell>
          <table:table-cell office:value-type="float" office:value="0.71587247895791695" table:style-name="ce1">
            <text:p>0,715872479</text:p>
          </table:table-cell>
          <table:table-cell office:value-type="float" office:value="0.51917386742330895" table:style-name="ce1">
            <text:p>0,519173867</text:p>
          </table:table-cell>
          <table:table-cell office:value-type="float" office:value="0.55392416587907201" table:style-name="ce1">
            <text:p>0,553924166</text:p>
          </table:table-cell>
          <table:table-cell office:value-type="float" office:value="0.498077156963529" table:style-name="ce1">
            <text:p>0,498077157</text:p>
          </table:table-cell>
          <table:table-cell office:value-type="float" office:value="0.60059150722877797" table:style-name="ce1">
            <text:p>0,600591507</text:p>
          </table:table-cell>
          <table:table-cell office:value-type="float" office:value="0.59999878133650497" table:style-name="ce1">
            <text:p>0,599998781</text:p>
          </table:table-cell>
          <table:table-cell office:value-type="float" office:value="0.531621320076614" table:style-name="ce1">
            <text:p>0,53162132</text:p>
          </table:table-cell>
          <table:table-cell office:value-type="float" office:value="0.76953756848965804" table:style-name="ce1">
            <text:p>0,769537568</text:p>
          </table:table-cell>
          <table:table-cell office:value-type="float" office:value="0.59724582736716203" table:style-name="ce1">
            <text:p>0,597245827</text:p>
          </table:table-cell>
          <table:table-cell office:value-type="float" office:value="0.36268604242706698" table:style-name="ce1">
            <text:p>0,362686042</text:p>
          </table:table-cell>
          <table:table-cell office:value-type="float" office:value="0.63697883317126602" table:style-name="ce1">
            <text:p>0,636978833</text:p>
          </table:table-cell>
          <table:table-cell office:value-type="float" office:value="0.55992503755297696" table:style-name="ce1">
            <text:p>0,559925038</text:p>
          </table:table-cell>
          <table:table-cell office:value-type="float" office:value="0.66507105501697406" table:style-name="ce1">
            <text:p>0,66507105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hurst_eventfulness</text:p>
          </table:table-cell>
          <table:table-cell office:value-type="float" office:value="0.69125556709363889" table:formula="of:=HARMEAN([.E48:.AC48])" table:style-name="ce1">
            <text:p>0,691255567</text:p>
          </table:table-cell>
          <table:table-cell office:value-type="float" office:value="0.24117228349885581" table:formula="of:=STDEV(1/[.E48:.P48])/AVERAGE(1/[.E48:.P48])" table:number-matrix-columns-spanned="1" table:number-matrix-rows-spanned="1" table:style-name="ce1">
            <text:p>0,241172283</text:p>
          </table:table-cell>
          <table:table-cell office:value-type="float" office:value="2.8633979782399274E-2" table:formula="of:=VAR([.E48:.AC48])" table:style-name="ce1">
            <text:p>0,02863398</text:p>
          </table:table-cell>
          <table:table-cell office:value-type="float" office:value="0.67768711907666002" table:style-name="ce1">
            <text:p>0,677687119</text:p>
          </table:table-cell>
          <table:table-cell office:value-type="float" office:value="0.70514610957681501" table:style-name="ce1">
            <text:p>0,70514611</text:p>
          </table:table-cell>
          <table:table-cell office:value-type="float" office:value="0.46230520397432101" table:style-name="ce1">
            <text:p>0,462305204</text:p>
          </table:table-cell>
          <table:table-cell office:value-type="float" office:value="0.608688230726672" table:style-name="ce1">
            <text:p>0,608688231</text:p>
          </table:table-cell>
          <table:table-cell office:value-type="float" office:value="1.08378705080084" table:style-name="ce1">
            <text:p>1,083787051</text:p>
          </table:table-cell>
          <table:table-cell office:value-type="float" office:value="0.73088515951405997" table:style-name="ce1">
            <text:p>0,73088516</text:p>
          </table:table-cell>
          <table:table-cell office:value-type="float" office:value="0.84054131334211102" table:style-name="ce1">
            <text:p>0,840541313</text:p>
          </table:table-cell>
          <table:table-cell office:value-type="float" office:value="0.77392545186305295" table:style-name="ce1">
            <text:p>0,773925452</text:p>
          </table:table-cell>
          <table:table-cell office:value-type="float" office:value="0.65285908160987505" table:style-name="ce1">
            <text:p>0,652859082</text:p>
          </table:table-cell>
          <table:table-cell office:value-type="float" office:value="0.563346513478726" table:style-name="ce1">
            <text:p>0,563346513</text:p>
          </table:table-cell>
          <table:table-cell office:value-type="float" office:value="0.98350584211409398" table:style-name="ce1">
            <text:p>0,983505842</text:p>
          </table:table-cell>
          <table:table-cell office:value-type="float" office:value="0.84476680024264705" table:style-name="ce1">
            <text:p>0,8447668</text:p>
          </table:table-cell>
          <table:table-cell office:value-type="float" office:value="0.67276154918825104" table:style-name="ce1">
            <text:p>0,672761549</text:p>
          </table:table-cell>
          <table:table-cell office:value-type="float" office:value="0.55965683214280204" table:style-name="ce1">
            <text:p>0,559656832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hurst_I</text:p>
          </table:table-cell>
          <table:table-cell office:value-type="float" office:value="0.66835217254627188" table:formula="of:=HARMEAN([.E49:.AC49])" table:style-name="ce1">
            <text:p>0,668352173</text:p>
          </table:table-cell>
          <table:table-cell office:value-type="float" office:value="0.21421995478760486" table:formula="of:=STDEV(1/[.E49:.P49])/AVERAGE(1/[.E49:.P49])" table:number-matrix-columns-spanned="1" table:number-matrix-rows-spanned="1" table:style-name="ce1">
            <text:p>0,214219955</text:p>
          </table:table-cell>
          <table:table-cell office:value-type="float" office:value="1.5728459439609141E-2" table:formula="of:=VAR([.E49:.AC49])" table:style-name="ce1">
            <text:p>0,015728459</text:p>
          </table:table-cell>
          <table:table-cell office:value-type="float" office:value="0.527530206106957" table:style-name="ce1">
            <text:p>0,527530206</text:p>
          </table:table-cell>
          <table:table-cell office:value-type="float" office:value="0.64292162853492696" table:style-name="ce1">
            <text:p>0,642921629</text:p>
          </table:table-cell>
          <table:table-cell office:value-type="float" office:value="0.85235983910774105" table:style-name="ce1">
            <text:p>0,852359839</text:p>
          </table:table-cell>
          <table:table-cell office:value-type="float" office:value="0.46138390235850801" table:style-name="ce1">
            <text:p>0,461383902</text:p>
          </table:table-cell>
          <table:table-cell office:value-type="float" office:value="0.73496209585948402" table:style-name="ce1">
            <text:p>0,734962096</text:p>
          </table:table-cell>
          <table:table-cell office:value-type="float" office:value="0.81304126169555702" table:style-name="ce1">
            <text:p>0,813041262</text:p>
          </table:table-cell>
          <table:table-cell office:value-type="float" office:value="0.63686193191858997" table:style-name="ce1">
            <text:p>0,636861932</text:p>
          </table:table-cell>
          <table:table-cell office:value-type="float" office:value="0.83747410665839295" table:style-name="ce1">
            <text:p>0,837474107</text:p>
          </table:table-cell>
          <table:table-cell office:value-type="float" office:value="0.59392824145238099" table:style-name="ce1">
            <text:p>0,593928241</text:p>
          </table:table-cell>
          <table:table-cell office:value-type="float" office:value="0.61444051927704402" table:style-name="ce1">
            <text:p>0,614440519</text:p>
          </table:table-cell>
          <table:table-cell office:value-type="float" office:value="0.81840039712642598" table:style-name="ce1">
            <text:p>0,818400397</text:p>
          </table:table-cell>
          <table:table-cell office:value-type="float" office:value="0.83513091062779798" table:style-name="ce1">
            <text:p>0,835130911</text:p>
          </table:table-cell>
          <table:table-cell office:value-type="float" office:value="0.65665056521953402" table:style-name="ce1">
            <text:p>0,656650565</text:p>
          </table:table-cell>
          <table:table-cell office:value-type="float" office:value="0.646335471949819" table:style-name="ce1">
            <text:p>0,646335472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ractal Dimension (Sentences)</text:p>
          </table:table-cell>
          <table:table-cell office:value-type="float" office:value="1.0200309223598856" table:formula="of:=HARMEAN([.E50:.AC50])" table:style-name="ce1">
            <text:p>1,020030922</text:p>
          </table:table-cell>
          <table:table-cell office:value-type="float" office:value="0.18751494896208379" table:formula="of:=STDEV(1/[.E50:.P50])/AVERAGE(1/[.E50:.P50])" table:number-matrix-columns-spanned="1" table:number-matrix-rows-spanned="1" table:style-name="ce1">
            <text:p>0,187514949</text:p>
          </table:table-cell>
          <table:table-cell office:value-type="float" office:value="3.9370416098901427E-2" table:formula="of:=VAR([.E50:.AC50])" table:style-name="ce1">
            <text:p>0,039370416</text:p>
          </table:table-cell>
          <table:table-cell office:value-type="float" office:value="1.034" table:style-name="ce1">
            <text:p>1,034</text:p>
          </table:table-cell>
          <table:table-cell office:value-type="float" office:value="1.3460000000000001" table:style-name="ce1">
            <text:p>1,346</text:p>
          </table:table-cell>
          <table:table-cell office:value-type="float" office:value="1.0752999999999999" table:style-name="ce1">
            <text:p>1,0753</text:p>
          </table:table-cell>
          <table:table-cell office:value-type="float" office:value="0.77480000000000004" table:style-name="ce1">
            <text:p>0,7748</text:p>
          </table:table-cell>
          <table:table-cell office:value-type="float" office:value="1.113" table:style-name="ce1">
            <text:p>1,113</text:p>
          </table:table-cell>
          <table:table-cell office:value-type="float" office:value="1.0767" table:style-name="ce1">
            <text:p>1,0767</text:p>
          </table:table-cell>
          <table:table-cell office:value-type="float" office:value="1.0773999999999999" table:style-name="ce1">
            <text:p>1,0774</text:p>
          </table:table-cell>
          <table:table-cell office:value-type="float" office:value="1.0267999999999999" table:style-name="ce1">
            <text:p>1,0268</text:p>
          </table:table-cell>
          <table:table-cell office:value-type="float" office:value="0.81389999999999996" table:style-name="ce1">
            <text:p>0,8139</text:p>
          </table:table-cell>
          <table:table-cell office:value-type="float" office:value="1.2714000000000001" table:style-name="ce1">
            <text:p>1,2714</text:p>
          </table:table-cell>
          <table:table-cell office:value-type="float" office:value="1.2633000000000001" table:style-name="ce1">
            <text:p>1,2633</text:p>
          </table:table-cell>
          <table:table-cell office:value-type="float" office:value="0.80840000000000001" table:style-name="ce1">
            <text:p>0,8084</text:p>
          </table:table-cell>
          <table:table-cell office:value-type="float" office:value="0.79449999999999998" table:style-name="ce1">
            <text:p>0,7945</text:p>
          </table:table-cell>
          <table:table-cell office:value-type="float" office:value="1.3111999999999999" table:style-name="ce1">
            <text:p>1,3112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ractal Dimension (Episodes)</text:p>
          </table:table-cell>
          <table:table-cell office:value-type="float" office:value="0.91" table:style-name="ce1">
            <text:p>0,91</text:p>
          </table:table-cell>
          <table:table-cell office:value-type="float" office:value="4.5623364774586905" table:formula="of:=STDEV(1/[.E51:.P51])/AVERAGE(1/[.E51:.P51])" table:number-matrix-columns-spanned="1" table:number-matrix-rows-spanned="1" table:style-name="ce1">
            <text:p>4,562336477</text:p>
          </table:table-cell>
          <table:table-cell office:value-type="float" office:value="0.40922629956043982" table:formula="of:=VAR([.E51:.AC51])" table:style-name="ce1">
            <text:p>0,4092263</text:p>
          </table:table-cell>
          <table:table-cell office:value-type="float" office:value="1.2787999999999999" table:style-name="ce1">
            <text:p>1,2788</text:p>
          </table:table-cell>
          <table:table-cell office:value-type="float" office:value="8.5699999999999998E-2" table:style-name="ce1">
            <text:p>0,0857</text:p>
          </table:table-cell>
          <table:table-cell office:value-type="float" office:value="1.3166" table:style-name="ce1">
            <text:p>1,3166</text:p>
          </table:table-cell>
          <table:table-cell office:value-type="float" office:value="0.2094" table:style-name="ce1">
            <text:p>0,2094</text:p>
          </table:table-cell>
          <table:table-cell office:value-type="float" office:value="1.8331" table:style-name="ce1">
            <text:p>1,8331</text:p>
          </table:table-cell>
          <table:table-cell office:value-type="float" office:value="0.59389999999999998" table:style-name="ce1">
            <text:p>0,5939</text:p>
          </table:table-cell>
          <table:table-cell office:value-type="float" office:value="-7.8700000000000006E-2" table:style-name="ce1">
            <text:p>-0,0787</text:p>
          </table:table-cell>
          <table:table-cell office:value-type="float" office:value="1.2724" table:style-name="ce1">
            <text:p>1,2724</text:p>
          </table:table-cell>
          <table:table-cell office:value-type="float" office:value="1.3720000000000001" table:style-name="ce1">
            <text:p>1,372</text:p>
          </table:table-cell>
          <table:table-cell office:value-type="float" office:value="0.3085" table:style-name="ce1">
            <text:p>0,3085</text:p>
          </table:table-cell>
          <table:table-cell office:value-type="float" office:value="0.8357" table:style-name="ce1">
            <text:p>0,8357</text:p>
          </table:table-cell>
          <table:table-cell office:value-type="float" office:value="1.3169" table:style-name="ce1">
            <text:p>1,3169</text:p>
          </table:table-cell>
          <table:table-cell office:value-type="float" office:value="0.52669999999999995" table:style-name="ce1">
            <text:p>0,5267</text:p>
          </table:table-cell>
          <table:table-cell office:value-type="float" office:value="1.8555999999999999" table:style-name="ce1">
            <text:p>1,8556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imm_IT_best</text:p>
          </table:table-cell>
          <table:table-cell office:value-type="string" table:style-name="ce1">
            <text:p>H_Mean</text:p>
          </table:table-cell>
          <table:table-cell office:value-type="string" table:style-name="ce1">
            <text:p>CV_H/V</text:p>
          </table:table-cell>
          <table:table-cell office:value-type="string" table:style-name="ce1">
            <text:p>Vari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g_dep_distance_sentence</text:p>
          </table:table-cell>
          <table:table-cell office:value-type="float" office:value="4.4489128154439523" table:formula="of:=HARMEAN([.E54:.AC54])" table:style-name="ce1">
            <text:p>4,448912815</text:p>
          </table:table-cell>
          <table:table-cell office:value-type="float" office:value="1.617589985418024" table:formula="of:=STDEV(1/[.E54:.P54])/AVERAGE(1/[.E54:.P54])" table:number-matrix-columns-spanned="1" table:number-matrix-rows-spanned="1" table:style-name="ce1">
            <text:p>1,617589985</text:p>
          </table:table-cell>
          <table:table-cell office:value-type="float" office:value="1275.6289443692849" table:formula="of:=VAR([.E54:.AC54])" table:style-name="ce1">
            <text:p>1275,628944</text:p>
          </table:table-cell>
          <table:table-cell office:value-type="float" office:value="8.1311475409836103" table:style-name="ce1">
            <text:p>8,131147541</text:p>
          </table:table-cell>
          <table:table-cell office:value-type="float" office:value="6.9223300970873796" table:style-name="ce1">
            <text:p>6,922330097</text:p>
          </table:table-cell>
          <table:table-cell office:value-type="float" office:value="11.4150943396226" table:style-name="ce1">
            <text:p>11,41509434</text:p>
          </table:table-cell>
          <table:table-cell office:value-type="float" office:value="5" table:style-name="ce1">
            <text:p>5</text:p>
          </table:table-cell>
          <table:table-cell office:value-type="float" office:value="4.7727272727272698" table:style-name="ce1">
            <text:p>4,772727273</text:p>
          </table:table-cell>
          <table:table-cell office:value-type="float" office:value="4.1707317073170698" table:style-name="ce1">
            <text:p>4,170731707</text:p>
          </table:table-cell>
          <table:table-cell office:value-type="float" office:value="7.76" table:style-name="ce1">
            <text:p>7,76</text:p>
          </table:table-cell>
          <table:table-cell office:value-type="float" office:value="18.016393442622999" table:style-name="ce1">
            <text:p>18,01639344</text:p>
          </table:table-cell>
          <table:table-cell office:value-type="float" office:value="13.878504672897201" table:style-name="ce1">
            <text:p>13,87850467</text:p>
          </table:table-cell>
          <table:table-cell office:value-type="float" office:value="14.478260869565201" table:style-name="ce1">
            <text:p>14,47826087</text:p>
          </table:table-cell>
          <table:table-cell office:value-type="float" office:value="0.62200956937799001" table:style-name="ce1">
            <text:p>0,622009569</text:p>
          </table:table-cell>
          <table:table-cell office:value-type="float" office:value="4.2" table:style-name="ce1">
            <text:p>4,2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110.07692307692299" table:style-name="ce1">
            <text:p>110,0769231</text:p>
          </table:table-cell>
          <table:table-cell office:value-type="float" office:value="2.1153846153846199" table:style-name="ce1">
            <text:p>2,115384615</text:p>
          </table:table-cell>
          <table:table-cell office:value-type="float" office:value="2.6506024096385499" table:style-name="ce1">
            <text:p>2,65060241</text:p>
          </table:table-cell>
          <table:table-cell office:value-type="float" office:value="14.0555555555556" table:style-name="ce1">
            <text:p>14,05555556</text:p>
          </table:table-cell>
          <table:table-cell office:value-type="float" office:value="9.56" table:style-name="ce1">
            <text:p>9,56</text:p>
          </table:table-cell>
          <table:table-cell office:value-type="float" office:value="19.0208333333333" table:style-name="ce1">
            <text:p>19,0208333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verage_Eventfulness</text:p>
          </table:table-cell>
          <table:table-cell office:value-type="float" office:value="0.13326227580496228" table:formula="of:=HARMEAN([.E55:.AC55])" table:style-name="ce1">
            <text:p>0,133262276</text:p>
          </table:table-cell>
          <table:table-cell office:value-type="float" office:value="0.48837083417845134" table:formula="of:=STDEV(1/[.E55:.P55])/AVERAGE(1/[.E55:.P55])" table:number-matrix-columns-spanned="1" table:number-matrix-rows-spanned="1" table:style-name="ce1">
            <text:p>0,488370834</text:p>
          </table:table-cell>
          <table:table-cell office:value-type="float" office:value="3.443192467676005E-3" table:formula="of:=VAR([.E55:.AC55])" table:style-name="ce1">
            <text:p>0,003443192</text:p>
          </table:table-cell>
          <table:table-cell office:value-type="float" office:value="0.114754098360656" table:style-name="ce1">
            <text:p>0,114754098</text:p>
          </table:table-cell>
          <table:table-cell office:value-type="float" office:value="0.18446601941747601" table:style-name="ce1">
            <text:p>0,184466019</text:p>
          </table:table-cell>
          <table:table-cell office:value-type="float" office:value="7.5471698113207503E-2" table:style-name="ce1">
            <text:p>0,075471698</text:p>
          </table:table-cell>
          <table:table-cell office:value-type="float" office:value="0.266666666666667" table:style-name="ce1">
            <text:p>0,266666667</text:p>
          </table:table-cell>
          <table:table-cell office:value-type="float" office:value="0.22727272727272699" table:style-name="ce1">
            <text:p>0,227272727</text:p>
          </table:table-cell>
          <table:table-cell office:value-type="float" office:value="0.19512195121951201" table:style-name="ce1">
            <text:p>0,195121951</text:p>
          </table:table-cell>
          <table:table-cell office:value-type="float" office:value="0.16" table:style-name="ce1">
            <text:p>0,16</text:p>
          </table:table-cell>
          <table:table-cell office:value-type="float" office:value="0.14754098360655701" table:style-name="ce1">
            <text:p>0,147540984</text:p>
          </table:table-cell>
          <table:table-cell office:value-type="float" office:value="0.177570093457944" table:style-name="ce1">
            <text:p>0,177570093</text:p>
          </table:table-cell>
          <table:table-cell office:value-type="float" office:value="0.15217391304347799" table:style-name="ce1">
            <text:p>0,152173913</text:p>
          </table:table-cell>
          <table:table-cell office:value-type="float" office:value="6.2200956937799E-2" table:style-name="ce1">
            <text:p>0,062200957</text:p>
          </table:table-cell>
          <table:table-cell office:value-type="float" office:value="0.1" table:style-name="ce1">
            <text:p>0,1</text:p>
          </table:table-cell>
          <table:table-cell office:value-type="float" office:value="0.266666666666667" table:style-name="ce1">
            <text:p>0,266666667</text:p>
          </table:table-cell>
          <table:table-cell office:value-type="float" office:value="0.15384615384615399" table:style-name="ce1">
            <text:p>0,153846154</text:p>
          </table:table-cell>
          <table:table-cell office:value-type="float" office:value="8.6538461538461495E-2" table:style-name="ce1">
            <text:p>0,086538462</text:p>
          </table:table-cell>
          <table:table-cell office:value-type="float" office:value="0.14457831325301199" table:style-name="ce1">
            <text:p>0,144578313</text:p>
          </table:table-cell>
          <table:table-cell office:value-type="float" office:value="0.194444444444444" table:style-name="ce1">
            <text:p>0,19444444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04166666666667" table:style-name="ce1">
            <text:p>0,10416666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verage_I</text:p>
          </table:table-cell>
          <table:table-cell office:value-type="float" office:value="0.41337620034409905" table:formula="of:=HARMEAN([.E56:.AC56])" table:style-name="ce1">
            <text:p>0,4133762</text:p>
          </table:table-cell>
          <table:table-cell office:value-type="float" office:value="2.3909786935181225" table:formula="of:=STDEV(1/[.E56:.P56])/AVERAGE(1/[.E56:.P56])" table:number-matrix-columns-spanned="1" table:number-matrix-rows-spanned="1" table:style-name="ce1">
            <text:p>2,390978694</text:p>
          </table:table-cell>
          <table:table-cell office:value-type="float" office:value="69.282205454197339" table:formula="of:=VAR([.E56:.AC56])" table:style-name="ce1">
            <text:p>69,28220545</text:p>
          </table:table-cell>
          <table:table-cell office:value-type="float" office:value="0.933082504703037" table:style-name="ce1">
            <text:p>0,933082505</text:p>
          </table:table-cell>
          <table:table-cell office:value-type="float" office:value="1.2769346781035" table:style-name="ce1">
            <text:p>1,276934678</text:p>
          </table:table-cell>
          <table:table-cell office:value-type="float" office:value="0.86151655393378401" table:style-name="ce1">
            <text:p>0,861516554</text:p>
          </table:table-cell>
          <table:table-cell office:value-type="float" office:value="1.3333333333333299" table:style-name="ce1">
            <text:p>1,333333333</text:p>
          </table:table-cell>
          <table:table-cell office:value-type="float" office:value="1.0847107438016499" table:style-name="ce1">
            <text:p>1,084710744</text:p>
          </table:table-cell>
          <table:table-cell office:value-type="float" office:value="0.81380130874479495" table:style-name="ce1">
            <text:p>0,813801309</text:p>
          </table:table-cell>
          <table:table-cell office:value-type="float" office:value="1.2416" table:style-name="ce1">
            <text:p>1,2416</text:p>
          </table:table-cell>
          <table:table-cell office:value-type="float" office:value="2.65815640956732" table:style-name="ce1">
            <text:p>2,65815641</text:p>
          </table:table-cell>
          <table:table-cell office:value-type="float" office:value="2.4644073718228698" table:style-name="ce1">
            <text:p>2,464407372</text:p>
          </table:table-cell>
          <table:table-cell office:value-type="float" office:value="2.2032136105860101" table:style-name="ce1">
            <text:p>2,203213611</text:p>
          </table:table-cell>
          <table:table-cell office:value-type="float" office:value="3.8689590439779299E-2" table:style-name="ce1">
            <text:p>0,03868959</text:p>
          </table:table-cell>
          <table:table-cell office:value-type="float" office:value="0.42" table:style-name="ce1">
            <text:p>0,42</text:p>
          </table:table-cell>
          <table:table-cell office:value-type="float" office:value="34.72" table:style-name="ce1">
            <text:p>34,72</text:p>
          </table:table-cell>
          <table:table-cell office:value-type="float" office:value="16.934911242603601" table:style-name="ce1">
            <text:p>16,93491124</text:p>
          </table:table-cell>
          <table:table-cell office:value-type="float" office:value="0.18306213017751499" table:style-name="ce1">
            <text:p>0,18306213</text:p>
          </table:table-cell>
          <table:table-cell office:value-type="float" office:value="0.38321962548991101" table:style-name="ce1">
            <text:p>0,383219625</text:p>
          </table:table-cell>
          <table:table-cell office:value-type="float" office:value="2.7330246913580201" table:style-name="ce1">
            <text:p>2,733024691</text:p>
          </table:table-cell>
          <table:table-cell office:value-type="float" office:value="1.3384" table:style-name="ce1">
            <text:p>1,3384</text:p>
          </table:table-cell>
          <table:table-cell office:value-type="float" office:value="1.98133680555556" table:style-name="ce1">
            <text:p>1,98133680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CLI</text:p>
          </table:table-cell>
          <table:table-cell office:value-type="float" office:value="8.5374905684145599" table:formula="of:=HARMEAN([.E57:.AC57])" table:style-name="ce1">
            <text:p>8,537490568</text:p>
          </table:table-cell>
          <table:table-cell office:value-type="float" office:value="9.938478265379265E-2" table:formula="of:=STDEV(1/[.E57:.P57])/AVERAGE(1/[.E57:.P57])" table:number-matrix-columns-spanned="1" table:number-matrix-rows-spanned="1" table:style-name="ce1">
            <text:p>0,099384783</text:p>
          </table:table-cell>
          <table:table-cell office:value-type="float" office:value="1.039952082777126" table:formula="of:=VAR([.E57:.AC57])" table:style-name="ce1">
            <text:p>1,039952083</text:p>
          </table:table-cell>
          <table:table-cell office:value-type="float" office:value="8.7414869888475799" table:style-name="ce1">
            <text:p>8,741486989</text:p>
          </table:table-cell>
          <table:table-cell office:value-type="float" office:value="9.1148151898734202" table:style-name="ce1">
            <text:p>9,11481519</text:p>
          </table:table-cell>
          <table:table-cell office:value-type="float" office:value="8.6903985507246304" table:style-name="ce1">
            <text:p>8,690398551</text:p>
          </table:table-cell>
          <table:table-cell office:value-type="float" office:value="9.9175445544554393" table:style-name="ce1">
            <text:p>9,917544554</text:p>
          </table:table-cell>
          <table:table-cell office:value-type="float" office:value="9.8542695356738399" table:style-name="ce1">
            <text:p>9,854269536</text:p>
          </table:table-cell>
          <table:table-cell office:value-type="float" office:value="7.3895819935691298" table:style-name="ce1">
            <text:p>7,389581994</text:p>
          </table:table-cell>
          <table:table-cell office:value-type="float" office:value="7.8718847006651904" table:style-name="ce1">
            <text:p>7,871884701</text:p>
          </table:table-cell>
          <table:table-cell office:value-type="float" office:value="8.1638126540673799" table:style-name="ce1">
            <text:p>8,163812654</text:p>
          </table:table-cell>
          <table:table-cell office:value-type="float" office:value="9.3311825922422003" table:style-name="ce1">
            <text:p>9,331182592</text:p>
          </table:table-cell>
          <table:table-cell office:value-type="float" office:value="8.8083352208380497" table:style-name="ce1">
            <text:p>8,808335221</text:p>
          </table:table-cell>
          <table:table-cell office:value-type="float" office:value="7.3904264799490704" table:style-name="ce1">
            <text:p>7,39042648</text:p>
          </table:table-cell>
          <table:table-cell office:value-type="float" office:value="8.3623820224719108" table:style-name="ce1">
            <text:p>8,362382022</text:p>
          </table:table-cell>
          <table:table-cell office:value-type="float" office:value="6.1496774193548402" table:style-name="ce1">
            <text:p>6,149677419</text:p>
          </table:table-cell>
          <table:table-cell office:value-type="float" office:value="8.2078000000000007" table:style-name="ce1">
            <text:p>8,2078</text:p>
          </table:table-cell>
          <table:table-cell office:value-type="float" office:value="10.2893031513537" table:style-name="ce1">
            <text:p>10,28930315</text:p>
          </table:table-cell>
          <table:table-cell office:value-type="float" office:value="9.2249254621347596" table:style-name="ce1">
            <text:p>9,224925462</text:p>
          </table:table-cell>
          <table:table-cell office:value-type="float" office:value="9.6007971864009392" table:style-name="ce1">
            <text:p>9,600797186</text:p>
          </table:table-cell>
          <table:table-cell office:value-type="float" office:value="9.2277186311787105" table:style-name="ce1">
            <text:p>9,227718631</text:p>
          </table:table-cell>
          <table:table-cell office:value-type="float" office:value="8.2654503464203195" table:style-name="ce1">
            <text:p>8,26545034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D_h</text:p>
          </table:table-cell>
          <table:table-cell office:value-type="float" office:value="-0.34" table:style-name="ce1">
            <text:p>-0,34</text:p>
          </table:table-cell>
          <table:table-cell office:value-type="float" office:value="-1.5577249571359995E-2" table:formula="of:=STDEV(1/[.E58:.P58])/AVERAGE(1/[.E58:.P58])" table:number-matrix-columns-spanned="1" table:number-matrix-rows-spanned="1" table:style-name="ce1">
            <text:p>-0,01557725</text:p>
          </table:table-cell>
          <table:table-cell office:value-type="float" office:value="8.3805100336808254E-5" table:formula="of:=VAR([.E58:.AC58])" table:style-name="ce1">
            <text:p>8,38051E-05</text:p>
          </table:table-cell>
          <table:table-cell office:value-type="float" office:value="-0.355277868980996" table:style-name="ce1">
            <text:p>-0,355277869</text:p>
          </table:table-cell>
          <table:table-cell office:value-type="float" office:value="-0.35181086142900703" table:style-name="ce1">
            <text:p>-0,351810861</text:p>
          </table:table-cell>
          <table:table-cell office:value-type="float" office:value="-0.33713674019321599" table:style-name="ce1">
            <text:p>-0,33713674</text:p>
          </table:table-cell>
          <table:table-cell office:value-type="float" office:value="-0.348004929202271" table:style-name="ce1">
            <text:p>-0,348004929</text:p>
          </table:table-cell>
          <table:table-cell office:value-type="float" office:value="-0.349022860209868" table:style-name="ce1">
            <text:p>-0,34902286</text:p>
          </table:table-cell>
          <table:table-cell office:value-type="float" office:value="-0.34622842828758199" table:style-name="ce1">
            <text:p>-0,346228428</text:p>
          </table:table-cell>
          <table:table-cell office:value-type="float" office:value="-0.35553289182161402" table:style-name="ce1">
            <text:p>-0,355532892</text:p>
          </table:table-cell>
          <table:table-cell office:value-type="float" office:value="-0.35196713114235101" table:style-name="ce1">
            <text:p>-0,351967131</text:p>
          </table:table-cell>
          <table:table-cell office:value-type="float" office:value="-0.35467587719500698" table:style-name="ce1">
            <text:p>-0,354675877</text:p>
          </table:table-cell>
          <table:table-cell office:value-type="float" office:value="-0.34318818368099602" table:style-name="ce1">
            <text:p>-0,343188184</text:p>
          </table:table-cell>
          <table:table-cell office:value-type="float" office:value="-0.35115962099217501" table:style-name="ce1">
            <text:p>-0,351159621</text:p>
          </table:table-cell>
          <table:table-cell office:value-type="float" office:value="-0.34924316855204302" table:style-name="ce1">
            <text:p>-0,349243169</text:p>
          </table:table-cell>
          <table:table-cell office:value-type="float" office:value="-0.36006405824329801" table:style-name="ce1">
            <text:p>-0,360064058</text:p>
          </table:table-cell>
          <table:table-cell office:value-type="float" office:value="-0.37741880512922499" table:style-name="ce1">
            <text:p>-0,377418805</text:p>
          </table:table-cell>
          <table:table-cell office:value-type="float" office:value="-0.337333296891695" table:style-name="ce1">
            <text:p>-0,337333297</text:p>
          </table:table-cell>
          <table:table-cell office:value-type="float" office:value="-0.34485206077290698" table:style-name="ce1">
            <text:p>-0,344852061</text:p>
          </table:table-cell>
          <table:table-cell office:value-type="float" office:value="-0.34457258520461198" table:style-name="ce1">
            <text:p>-0,344572585</text:p>
          </table:table-cell>
          <table:table-cell office:value-type="float" office:value="-0.345628957512774" table:style-name="ce1">
            <text:p>-0,345628958</text:p>
          </table:table-cell>
          <table:table-cell office:value-type="float" office:value="-0.33989802131531899" table:style-name="ce1">
            <text:p>-0,33989802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vg_homothety</text:p>
          </table:table-cell>
          <table:table-cell office:value-type="float" office:value="2.8141100554753771" table:formula="of:=HARMEAN([.E59:.AC59])" table:style-name="ce1">
            <text:p>2,814110055</text:p>
          </table:table-cell>
          <table:table-cell office:value-type="float" office:value="8.3203749240484404E-2" table:formula="of:=STDEV(1/[.E59:.P59])/AVERAGE(1/[.E59:.P59])" table:number-matrix-columns-spanned="1" table:number-matrix-rows-spanned="1" table:style-name="ce1">
            <text:p>0,083203749</text:p>
          </table:table-cell>
          <table:table-cell office:value-type="float" office:value="0.13306602215781205" table:formula="of:=VAR([.E59:.AC59])" table:style-name="ce1">
            <text:p>0,133066022</text:p>
          </table:table-cell>
          <table:table-cell office:value-type="float" office:value="2.5951586383559602" table:style-name="ce1">
            <text:p>2,595158638</text:p>
          </table:table-cell>
          <table:table-cell office:value-type="float" office:value="2.5520224259679898" table:style-name="ce1">
            <text:p>2,552022426</text:p>
          </table:table-cell>
          <table:table-cell office:value-type="float" office:value="3.2535694889718099" table:style-name="ce1">
            <text:p>3,253569489</text:p>
          </table:table-cell>
          <table:table-cell office:value-type="float" office:value="2.76540165057515" table:style-name="ce1">
            <text:p>2,765401651</text:p>
          </table:table-cell>
          <table:table-cell office:value-type="float" office:value="2.8231357783329099" table:style-name="ce1">
            <text:p>2,823135778</text:p>
          </table:table-cell>
          <table:table-cell office:value-type="float" office:value="2.7532564430526798" table:style-name="ce1">
            <text:p>2,753256443</text:p>
          </table:table-cell>
          <table:table-cell office:value-type="float" office:value="2.6587968353485598" table:style-name="ce1">
            <text:p>2,658796835</text:p>
          </table:table-cell>
          <table:table-cell office:value-type="float" office:value="2.5755060854446099" table:style-name="ce1">
            <text:p>2,575506085</text:p>
          </table:table-cell>
          <table:table-cell office:value-type="float" office:value="2.4509105744293498" table:style-name="ce1">
            <text:p>2,450910574</text:p>
          </table:table-cell>
          <table:table-cell office:value-type="float" office:value="3.03283033888798" table:style-name="ce1">
            <text:p>3,032830339</text:p>
          </table:table-cell>
          <table:table-cell office:value-type="float" office:value="2.49579326127779" table:style-name="ce1">
            <text:p>2,495793261</text:p>
          </table:table-cell>
          <table:table-cell office:value-type="float" office:value="2.9527777777777802" table:style-name="ce1">
            <text:p>2,952777778</text:p>
          </table:table-cell>
          <table:table-cell office:value-type="float" office:value="3.2109890109890098" table:style-name="ce1">
            <text:p>3,210989011</text:p>
          </table:table-cell>
          <table:table-cell office:value-type="float" office:value="3.97309275087053" table:style-name="ce1">
            <text:p>3,973092751</text:p>
          </table:table-cell>
          <table:table-cell office:value-type="float" office:value="2.77416450590608" table:style-name="ce1">
            <text:p>2,774164506</text:p>
          </table:table-cell>
          <table:table-cell office:value-type="float" office:value="2.6875867104782798" table:style-name="ce1">
            <text:p>2,68758671</text:p>
          </table:table-cell>
          <table:table-cell office:value-type="float" office:value="2.8713066999583901" table:style-name="ce1">
            <text:p>2,8713067</text:p>
          </table:table-cell>
          <table:table-cell office:value-type="float" office:value="2.5678453038673998" table:style-name="ce1">
            <text:p>2,567845304</text:p>
          </table:table-cell>
          <table:table-cell office:value-type="float" office:value="3.19196603847664" table:style-name="ce1">
            <text:p>3,19196603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hurst_dep_distance</text:p>
          </table:table-cell>
          <table:table-cell office:value-type="float" office:value="0.46937353696445711" table:formula="of:=HARMEAN([.E60:.AC60])" table:style-name="ce1">
            <text:p>0,469373537</text:p>
          </table:table-cell>
          <table:table-cell office:value-type="float" office:value="0.45640420188776243" table:formula="of:=STDEV(1/[.E60:.P60])/AVERAGE(1/[.E60:.P60])" table:number-matrix-columns-spanned="1" table:number-matrix-rows-spanned="1" table:style-name="ce1">
            <text:p>0,456404202</text:p>
          </table:table-cell>
          <table:table-cell office:value-type="float" office:value="2.8658909143308542E-2" table:formula="of:=VAR([.E60:.AC60])" table:style-name="ce1">
            <text:p>0,028658909</text:p>
          </table:table-cell>
          <table:table-cell office:value-type="float" office:value="0.65701167462342602" table:style-name="ce1">
            <text:p>0,657011675</text:p>
          </table:table-cell>
          <table:table-cell office:value-type="float" office:value="0.39593629085531701" table:style-name="ce1">
            <text:p>0,395936291</text:p>
          </table:table-cell>
          <table:table-cell office:value-type="float" office:value="0.65729040499429603" table:style-name="ce1">
            <text:p>0,657290405</text:p>
          </table:table-cell>
          <table:table-cell office:value-type="float" office:value="0.837968211959908" table:style-name="ce1">
            <text:p>0,837968212</text:p>
          </table:table-cell>
          <table:table-cell office:value-type="float" office:value="0.64639015757058305" table:style-name="ce1">
            <text:p>0,646390158</text:p>
          </table:table-cell>
          <table:table-cell office:value-type="float" office:value="0.30554191034185102" table:style-name="ce1">
            <text:p>0,30554191</text:p>
          </table:table-cell>
          <table:table-cell office:value-type="float" office:value="0.31113619644380602" table:style-name="ce1">
            <text:p>0,311136196</text:p>
          </table:table-cell>
          <table:table-cell office:value-type="float" office:value="0.20920140581013999" table:style-name="ce1">
            <text:p>0,209201406</text:p>
          </table:table-cell>
          <table:table-cell office:value-type="float" office:value="0.53168162383086703" table:style-name="ce1">
            <text:p>0,531681624</text:p>
          </table:table-cell>
          <table:table-cell office:value-type="float" office:value="0.451236163429446" table:style-name="ce1">
            <text:p>0,451236163</text:p>
          </table:table-cell>
          <table:table-cell office:value-type="float" office:value="0.48898051411489102" table:style-name="ce1">
            <text:p>0,488980514</text:p>
          </table:table-cell>
          <table:table-cell office:value-type="float" office:value="0.65313975282550596" table:style-name="ce1">
            <text:p>0,653139753</text:p>
          </table:table-cell>
          <table:table-cell table:number-columns-repeated="2" table:style-name="ce1"/>
          <table:table-cell office:value-type="float" office:value="0.47920799307579398" table:style-name="ce1">
            <text:p>0,479207993</text:p>
          </table:table-cell>
          <table:table-cell office:value-type="float" office:value="0.61637667124551399" table:style-name="ce1">
            <text:p>0,616376671</text:p>
          </table:table-cell>
          <table:table-cell office:value-type="float" office:value="0.77792466827088602" table:style-name="ce1">
            <text:p>0,777924668</text:p>
          </table:table-cell>
          <table:table-cell office:value-type="float" office:value="0.54479349222149498" table:style-name="ce1">
            <text:p>0,544793492</text:p>
          </table:table-cell>
          <table:table-cell office:value-type="float" office:value="0.46757298726208002" table:style-name="ce1">
            <text:p>0,46757298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hurst_eventfulness</text:p>
          </table:table-cell>
          <table:table-cell office:value-type="float" office:value="0.57350680683449007" table:formula="of:=HARMEAN([.E61:.AC61])" table:style-name="ce1">
            <text:p>0,573506807</text:p>
          </table:table-cell>
          <table:table-cell office:value-type="float" office:value="0.37163117790418931" table:formula="of:=STDEV(1/[.E61:.P61])/AVERAGE(1/[.E61:.P61])" table:number-matrix-columns-spanned="1" table:number-matrix-rows-spanned="1" table:style-name="ce1">
            <text:p>0,371631178</text:p>
          </table:table-cell>
          <table:table-cell office:value-type="float" office:value="6.3467832101264499E-2" table:formula="of:=VAR([.E61:.AC61])" table:style-name="ce1">
            <text:p>0,063467832</text:p>
          </table:table-cell>
          <table:table-cell office:value-type="float" office:value="0.34703737050923" table:style-name="ce1">
            <text:p>0,347037371</text:p>
          </table:table-cell>
          <table:table-cell office:value-type="float" office:value="0.70011326343096703" table:style-name="ce1">
            <text:p>0,700113263</text:p>
          </table:table-cell>
          <table:table-cell office:value-type="float" office:value="0.72518391538257898" table:style-name="ce1">
            <text:p>0,725183915</text:p>
          </table:table-cell>
          <table:table-cell office:value-type="float" office:value="1.15481787458628" table:style-name="ce1">
            <text:p>1,154817875</text:p>
          </table:table-cell>
          <table:table-cell office:value-type="float" office:value="0.77723951032556704" table:style-name="ce1">
            <text:p>0,77723951</text:p>
          </table:table-cell>
          <table:table-cell office:value-type="float" office:value="0.72638463779385998" table:style-name="ce1">
            <text:p>0,726384638</text:p>
          </table:table-cell>
          <table:table-cell office:value-type="float" office:value="0.83707244798260805" table:style-name="ce1">
            <text:p>0,837072448</text:p>
          </table:table-cell>
          <table:table-cell office:value-type="float" office:value="0.63799062087347402" table:style-name="ce1">
            <text:p>0,637990621</text:p>
          </table:table-cell>
          <table:table-cell office:value-type="float" office:value="0.60539059497787995" table:style-name="ce1">
            <text:p>0,605390595</text:p>
          </table:table-cell>
          <table:table-cell office:value-type="float" office:value="0.81235224272636297" table:style-name="ce1">
            <text:p>0,812352243</text:p>
          </table:table-cell>
          <table:table-cell office:value-type="float" office:value="0.61415455506768102" table:style-name="ce1">
            <text:p>0,614154555</text:p>
          </table:table-cell>
          <table:table-cell office:value-type="float" office:value="0.373248465163386" table:style-name="ce1">
            <text:p>0,373248465</text:p>
          </table:table-cell>
          <table:table-cell table:number-columns-repeated="2" table:style-name="ce1"/>
          <table:table-cell office:value-type="float" office:value="0.89032015168870704" table:style-name="ce1">
            <text:p>0,890320152</text:p>
          </table:table-cell>
          <table:table-cell office:value-type="float" office:value="0.50546616022776203" table:style-name="ce1">
            <text:p>0,50546616</text:p>
          </table:table-cell>
          <table:table-cell office:value-type="float" office:value="0.197826802868553" table:style-name="ce1">
            <text:p>0,197826803</text:p>
          </table:table-cell>
          <table:table-cell office:value-type="float" office:value="0.69532494017192203" table:style-name="ce1">
            <text:p>0,69532494</text:p>
          </table:table-cell>
          <table:table-cell office:value-type="float" office:value="1.1400505550231099" table:style-name="ce1">
            <text:p>1,14005055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hurst_I</text:p>
          </table:table-cell>
          <table:table-cell office:value-type="float" office:value="0.64104764525512448" table:formula="of:=HARMEAN([.E62:.AC62])" table:style-name="ce1">
            <text:p>0,641047645</text:p>
          </table:table-cell>
          <table:table-cell office:value-type="float" office:value="0.18529581652308233" table:formula="of:=STDEV(1/[.E62:.P62])/AVERAGE(1/[.E62:.P62])" table:number-matrix-columns-spanned="1" table:number-matrix-rows-spanned="1" table:style-name="ce1">
            <text:p>0,185295817</text:p>
          </table:table-cell>
          <table:table-cell office:value-type="float" office:value="1.2519511461033417E-2" table:formula="of:=VAR([.E62:.AC62])" table:style-name="ce1">
            <text:p>0,012519511</text:p>
          </table:table-cell>
          <table:table-cell office:value-type="float" office:value="0.44281155626843499" table:style-name="ce1">
            <text:p>0,442811556</text:p>
          </table:table-cell>
          <table:table-cell office:value-type="float" office:value="0.598665441402497" table:style-name="ce1">
            <text:p>0,598665441</text:p>
          </table:table-cell>
          <table:table-cell office:value-type="float" office:value="0.67430592174175197" table:style-name="ce1">
            <text:p>0,674305922</text:p>
          </table:table-cell>
          <table:table-cell office:value-type="float" office:value="0.896797219081092" table:style-name="ce1">
            <text:p>0,896797219</text:p>
          </table:table-cell>
          <table:table-cell office:value-type="float" office:value="0.71219226952788905" table:style-name="ce1">
            <text:p>0,71219227</text:p>
          </table:table-cell>
          <table:table-cell office:value-type="float" office:value="0.53207768576877201" table:style-name="ce1">
            <text:p>0,532077686</text:p>
          </table:table-cell>
          <table:table-cell office:value-type="float" office:value="0.63770326492669904" table:style-name="ce1">
            <text:p>0,637703265</text:p>
          </table:table-cell>
          <table:table-cell office:value-type="float" office:value="0.773231958626317" table:style-name="ce1">
            <text:p>0,773231959</text:p>
          </table:table-cell>
          <table:table-cell office:value-type="float" office:value="0.62138297215568306" table:style-name="ce1">
            <text:p>0,621382972</text:p>
          </table:table-cell>
          <table:table-cell office:value-type="float" office:value="0.57031520986020201" table:style-name="ce1">
            <text:p>0,57031521</text:p>
          </table:table-cell>
          <table:table-cell office:value-type="float" office:value="0.66035954020895005" table:style-name="ce1">
            <text:p>0,66035954</text:p>
          </table:table-cell>
          <table:table-cell office:value-type="float" office:value="0.68692464675906095" table:style-name="ce1">
            <text:p>0,686924647</text:p>
          </table:table-cell>
          <table:table-cell table:number-columns-repeated="2" table:style-name="ce1"/>
          <table:table-cell office:value-type="float" office:value="0.73184193609249704" table:style-name="ce1">
            <text:p>0,731841936</text:p>
          </table:table-cell>
          <table:table-cell office:value-type="float" office:value="0.69383596060842001" table:style-name="ce1">
            <text:p>0,693835961</text:p>
          </table:table-cell>
          <table:table-cell office:value-type="float" office:value="0.82215127852104897" table:style-name="ce1">
            <text:p>0,822151279</text:p>
          </table:table-cell>
          <table:table-cell office:value-type="float" office:value="0.62008593012060598" table:style-name="ce1">
            <text:p>0,62008593</text:p>
          </table:table-cell>
          <table:table-cell office:value-type="float" office:value="0.532513864293921" table:style-name="ce1">
            <text:p>0,53251386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Fractal Dimension (Sentences)</text:p>
          </table:table-cell>
          <table:table-cell office:value-type="float" office:value="1.0370415810717739" table:formula="of:=HARMEAN([.E63:.AC63])" table:style-name="ce1">
            <text:p>1,037041581</text:p>
          </table:table-cell>
          <table:table-cell office:value-type="float" office:value="0.14992729421647286" table:formula="of:=STDEV(1/[.E63:.P63])/AVERAGE(1/[.E63:.P63])" table:number-matrix-columns-spanned="1" table:number-matrix-rows-spanned="1" table:style-name="ce1">
            <text:p>0,149927294</text:p>
          </table:table-cell>
          <table:table-cell office:value-type="float" office:value="4.6788030058479341E-2" table:formula="of:=VAR([.E63:.AC63])" table:style-name="ce1">
            <text:p>0,04678803</text:p>
          </table:table-cell>
          <table:table-cell office:value-type="float" office:value="1.0279" table:style-name="ce1">
            <text:p>1,0279</text:p>
          </table:table-cell>
          <table:table-cell office:value-type="float" office:value="1.0622" table:style-name="ce1">
            <text:p>1,0622</text:p>
          </table:table-cell>
          <table:table-cell office:value-type="float" office:value="1.0761000000000001" table:style-name="ce1">
            <text:p>1,0761</text:p>
          </table:table-cell>
          <table:table-cell office:value-type="float" office:value="0.87139999999999995" table:style-name="ce1">
            <text:p>0,8714</text:p>
          </table:table-cell>
          <table:table-cell office:value-type="float" office:value="1.1042000000000001" table:style-name="ce1">
            <text:p>1,1042</text:p>
          </table:table-cell>
          <table:table-cell office:value-type="float" office:value="0.99990000000000001" table:style-name="ce1">
            <text:p>0,9999</text:p>
          </table:table-cell>
          <table:table-cell office:value-type="float" office:value="1.1111" table:style-name="ce1">
            <text:p>1,1111</text:p>
          </table:table-cell>
          <table:table-cell office:value-type="float" office:value="0.99039999999999995" table:style-name="ce1">
            <text:p>0,9904</text:p>
          </table:table-cell>
          <table:table-cell office:value-type="float" office:value="0.80979999999999996" table:style-name="ce1">
            <text:p>0,8098</text:p>
          </table:table-cell>
          <table:table-cell office:value-type="float" office:value="1.1733" table:style-name="ce1">
            <text:p>1,1733</text:p>
          </table:table-cell>
          <table:table-cell office:value-type="float" office:value="1.5004999999999999" table:style-name="ce1">
            <text:p>1,5005</text:p>
          </table:table-cell>
          <table:table-cell office:value-type="float" office:value="1.1237999999999999" table:style-name="ce1">
            <text:p>1,1238</text:p>
          </table:table-cell>
          <table:table-cell office:value-type="float" office:value="0.74950000000000006" table:style-name="ce1">
            <text:p>0,7495</text:p>
          </table:table-cell>
          <table:table-cell office:value-type="float" office:value="1.4133" table:style-name="ce1">
            <text:p>1,4133</text:p>
          </table:table-cell>
          <table:table-cell office:value-type="float" office:value="0.87360000000000004" table:style-name="ce1">
            <text:p>0,8736</text:p>
          </table:table-cell>
          <table:table-cell office:value-type="float" office:value="1.4623999999999999" table:style-name="ce1">
            <text:p>1,4624</text:p>
          </table:table-cell>
          <table:table-cell office:value-type="float" office:value="0.87290000000000001" table:style-name="ce1">
            <text:p>0,8729</text:p>
          </table:table-cell>
          <table:table-cell office:value-type="float" office:value="1.2892999999999999" table:style-name="ce1">
            <text:p>1,2893</text:p>
          </table:table-cell>
          <table:table-cell office:value-type="float" office:value="0.92610000000000003" table:style-name="ce1">
            <text:p>0,926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Fractal Dimension (Episodes)</text:p>
          </table:table-cell>
          <table:table-cell office:value-type="float" office:value="0.95" table:style-name="ce1">
            <text:p>0,95</text:p>
          </table:table-cell>
          <table:table-cell office:value-type="float" office:value="-11.053166680833877" table:formula="of:=STDEV(1/[.E64:.P64])/AVERAGE(1/[.E64:.P64])" table:number-matrix-columns-spanned="1" table:number-matrix-rows-spanned="1" table:style-name="ce1">
            <text:p>-11,05316668</text:p>
          </table:table-cell>
          <table:table-cell office:value-type="float" office:value="0.37406326722222238" table:formula="of:=VAR([.E64:.AC64])" table:style-name="ce1">
            <text:p>0,374063267</text:p>
          </table:table-cell>
          <table:table-cell office:value-type="float" office:value="-5.0099999999999999E-2" table:style-name="ce1">
            <text:p>-0,0501</text:p>
          </table:table-cell>
          <table:table-cell office:value-type="float" office:value="1.1061000000000001" table:style-name="ce1">
            <text:p>1,1061</text:p>
          </table:table-cell>
          <table:table-cell office:value-type="float" office:value="0.85540000000000005" table:style-name="ce1">
            <text:p>0,8554</text:p>
          </table:table-cell>
          <table:table-cell office:value-type="float" office:value="0.8851" table:style-name="ce1">
            <text:p>0,8851</text:p>
          </table:table-cell>
          <table:table-cell office:value-type="float" office:value="0.43630000000000002" table:style-name="ce1">
            <text:p>0,4363</text:p>
          </table:table-cell>
          <table:table-cell office:value-type="float" office:value="1.2511000000000001" table:style-name="ce1">
            <text:p>1,2511</text:p>
          </table:table-cell>
          <table:table-cell office:value-type="float" office:value="0.84130000000000005" table:style-name="ce1">
            <text:p>0,8413</text:p>
          </table:table-cell>
          <table:table-cell office:value-type="float" office:value="0.39529999999999998" table:style-name="ce1">
            <text:p>0,3953</text:p>
          </table:table-cell>
          <table:table-cell office:value-type="float" office:value="0.94059999999999999" table:style-name="ce1">
            <text:p>0,9406</text:p>
          </table:table-cell>
          <table:table-cell office:value-type="float" office:value="1.1585000000000001" table:style-name="ce1">
            <text:p>1,1585</text:p>
          </table:table-cell>
          <table:table-cell office:value-type="float" office:value="1.3117000000000001" table:style-name="ce1">
            <text:p>1,3117</text:p>
          </table:table-cell>
          <table:table-cell office:value-type="float" office:value="1.6863999999999999" table:style-name="ce1">
            <text:p>1,6864</text:p>
          </table:table-cell>
          <table:table-cell office:value-type="float" office:value="2.0329999999999999" table:style-name="ce1">
            <text:p>2,033</text:p>
          </table:table-cell>
          <table:table-cell table:style-name="ce1"/>
          <table:table-cell office:value-type="float" office:value="0.94899999999999995" table:style-name="ce1">
            <text:p>0,949</text:p>
          </table:table-cell>
          <table:table-cell office:value-type="float" office:value="0.11459999999999999" table:style-name="ce1">
            <text:p>0,1146</text:p>
          </table:table-cell>
          <table:table-cell office:value-type="float" office:value="1.5144" table:style-name="ce1">
            <text:p>1,5144</text:p>
          </table:table-cell>
          <table:table-cell office:value-type="float" office:value="1.8069999999999999" table:style-name="ce1">
            <text:p>1,807</text:p>
          </table:table-cell>
          <table:table-cell office:value-type="float" office:value="-5.3600000000000002E-2" table:style-name="ce1">
            <text:p>-0,0536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imm_IT_norm</text:p>
          </table:table-cell>
          <table:table-cell office:value-type="string" table:style-name="ce1">
            <text:p>H_Mean</text:p>
          </table:table-cell>
          <table:table-cell office:value-type="string" table:style-name="ce1">
            <text:p>CV_H/V</text:p>
          </table:table-cell>
          <table:table-cell office:value-type="string" table:style-name="ce1">
            <text:p>Vari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g_dep_distance_sentence</text:p>
          </table:table-cell>
          <table:table-cell office:value-type="float" office:value="3.2155590470212783" table:formula="of:=HARMEAN([.E67:.AC67])" table:style-name="ce1">
            <text:p>3,215559047</text:p>
          </table:table-cell>
          <table:table-cell office:value-type="float" office:value="1.3838063048801179" table:formula="of:=STDEV(1/[.E67:.P67])/AVERAGE(1/[.E67:.P67])" table:number-matrix-columns-spanned="1" table:number-matrix-rows-spanned="1" table:style-name="ce1">
            <text:p>1,383806305</text:p>
          </table:table-cell>
          <table:table-cell office:value-type="float" office:value="45.296843054533497" table:formula="of:=VAR([.E67:.AC67])" table:style-name="ce1">
            <text:p>45,29684305</text:p>
          </table:table-cell>
          <table:table-cell office:value-type="float" office:value="11.913043478260899" table:style-name="ce1">
            <text:p>11,91304348</text:p>
          </table:table-cell>
          <table:table-cell office:value-type="float" office:value="9.0540540540540508" table:style-name="ce1">
            <text:p>9,054054054</text:p>
          </table:table-cell>
          <table:table-cell office:value-type="float" office:value="15.0294117647059" table:style-name="ce1">
            <text:p>15,02941176</text:p>
          </table:table-cell>
          <table:table-cell office:value-type="float" office:value="3.8596491228070202" table:style-name="ce1">
            <text:p>3,859649123</text:p>
          </table:table-cell>
          <table:table-cell office:value-type="float" office:value="2.8875000000000002" table:style-name="ce1">
            <text:p>2,8875</text:p>
          </table:table-cell>
          <table:table-cell office:value-type="float" office:value="21.276595744680801" table:style-name="ce1">
            <text:p>21,27659574</text:p>
          </table:table-cell>
          <table:table-cell office:value-type="float" office:value="17.1272727272727" table:style-name="ce1">
            <text:p>17,12727273</text:p>
          </table:table-cell>
          <table:table-cell office:value-type="float" office:value="2.30645161290323" table:style-name="ce1">
            <text:p>2,306451613</text:p>
          </table:table-cell>
          <table:table-cell office:value-type="float" office:value="0.62200956937799001" table:style-name="ce1">
            <text:p>0,622009569</text:p>
          </table:table-cell>
          <table:table-cell office:value-type="float" office:value="9.31666666666667" table:style-name="ce1">
            <text:p>9,316666667</text:p>
          </table:table-cell>
          <table:table-cell office:value-type="float" office:value="4.2686567164179099" table:style-name="ce1">
            <text:p>4,268656716</text:p>
          </table:table-cell>
          <table:table-cell office:value-type="float" office:value="2.6506024096385499" table:style-name="ce1">
            <text:p>2,6506024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verage_Eventfulness</text:p>
          </table:table-cell>
          <table:table-cell office:value-type="float" office:value="7.5352018089279715E-2" table:formula="of:=HARMEAN([.E68:.AC68])" table:style-name="ce1">
            <text:p>0,075352018</text:p>
          </table:table-cell>
          <table:table-cell office:value-type="float" office:value="0.6180091092385368" table:formula="of:=STDEV(1/[.E68:.P68])/AVERAGE(1/[.E68:.P68])" table:number-matrix-columns-spanned="1" table:number-matrix-rows-spanned="1" table:style-name="ce1">
            <text:p>0,618009109</text:p>
          </table:table-cell>
          <table:table-cell office:value-type="float" office:value="2.1775679379080759E-3" table:formula="of:=VAR([.E68:.AC68])" table:style-name="ce1">
            <text:p>0,002177568</text:p>
          </table:table-cell>
          <table:table-cell office:value-type="float" office:value="0.13043478260869601" table:style-name="ce1">
            <text:p>0,130434783</text:p>
          </table:table-cell>
          <table:table-cell office:value-type="float" office:value="0.18918918918918901" table:style-name="ce1">
            <text:p>0,189189189</text:p>
          </table:table-cell>
          <table:table-cell office:value-type="float" office:value="8.8235294117646995E-2" table:style-name="ce1">
            <text:p>0,088235294</text:p>
          </table:table-cell>
          <table:table-cell office:value-type="float" office:value="3.5087719298245598E-2" table:style-name="ce1">
            <text:p>0,035087719</text:p>
          </table:table-cell>
          <table:table-cell office:value-type="float" office:value="6.25E-2" table:style-name="ce1">
            <text:p>0,0625</text:p>
          </table:table-cell>
          <table:table-cell office:value-type="float" office:value="0.12765957446808501" table:style-name="ce1">
            <text:p>0,127659574</text:p>
          </table:table-cell>
          <table:table-cell office:value-type="float" office:value="0.109090909090909" table:style-name="ce1">
            <text:p>0,109090909</text:p>
          </table:table-cell>
          <table:table-cell office:value-type="float" office:value="8.0645161290322495E-2" table:style-name="ce1">
            <text:p>0,080645161</text:p>
          </table:table-cell>
          <table:table-cell office:value-type="float" office:value="6.2200956937799E-2" table:style-name="ce1">
            <text:p>0,062200957</text:p>
          </table:table-cell>
          <table:table-cell office:value-type="float" office:value="3.3333333333333298E-2" table:style-name="ce1">
            <text:p>0,033333333</text:p>
          </table:table-cell>
          <table:table-cell office:value-type="float" office:value="0.134328358208955" table:style-name="ce1">
            <text:p>0,134328358</text:p>
          </table:table-cell>
          <table:table-cell office:value-type="float" office:value="0.132530120481928" table:style-name="ce1">
            <text:p>0,1325301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verage_I</text:p>
          </table:table-cell>
          <table:table-cell office:value-type="float" office:value="0.21880364197353747" table:formula="of:=HARMEAN([.E69:.AC69])" table:style-name="ce1">
            <text:p>0,218803642</text:p>
          </table:table-cell>
          <table:table-cell office:value-type="float" office:value="1.5539032207674695" table:formula="of:=STDEV(1/[.E69:.P69])/AVERAGE(1/[.E69:.P69])" table:number-matrix-columns-spanned="1" table:number-matrix-rows-spanned="1" table:style-name="ce1">
            <text:p>1,553903221</text:p>
          </table:table-cell>
          <table:table-cell office:value-type="float" office:value="0.78304274873337587" table:formula="of:=VAR([.E69:.AC69])" table:style-name="ce1">
            <text:p>0,783042749</text:p>
          </table:table-cell>
          <table:table-cell office:value-type="float" office:value="1.5538752362949" table:style-name="ce1">
            <text:p>1,553875236</text:p>
          </table:table-cell>
          <table:table-cell office:value-type="float" office:value="1.71292914536158" table:style-name="ce1">
            <text:p>1,712929145</text:p>
          </table:table-cell>
          <table:table-cell office:value-type="float" office:value="1.3261245674740501" table:style-name="ce1">
            <text:p>1,326124567</text:p>
          </table:table-cell>
          <table:table-cell office:value-type="float" office:value="0.135426285010773" table:style-name="ce1">
            <text:p>0,135426285</text:p>
          </table:table-cell>
          <table:table-cell office:value-type="float" office:value="0.18046875000000001" table:style-name="ce1">
            <text:p>0,18046875</text:p>
          </table:table-cell>
          <table:table-cell office:value-type="float" office:value="2.7161611588954302" table:style-name="ce1">
            <text:p>2,716161159</text:p>
          </table:table-cell>
          <table:table-cell office:value-type="float" office:value="1.8684297520661199" table:style-name="ce1">
            <text:p>1,868429752</text:p>
          </table:table-cell>
          <table:table-cell office:value-type="float" office:value="0.186004162330905" table:style-name="ce1">
            <text:p>0,186004162</text:p>
          </table:table-cell>
          <table:table-cell office:value-type="float" office:value="3.8689590439779299E-2" table:style-name="ce1">
            <text:p>0,03868959</text:p>
          </table:table-cell>
          <table:table-cell office:value-type="float" office:value="0.31055555555555497" table:style-name="ce1">
            <text:p>0,310555556</text:p>
          </table:table-cell>
          <table:table-cell office:value-type="float" office:value="0.57340164847404795" table:style-name="ce1">
            <text:p>0,573401648</text:p>
          </table:table-cell>
          <table:table-cell office:value-type="float" office:value="0.35128465669908499" table:style-name="ce1">
            <text:p>0,351284657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LI</text:p>
          </table:table-cell>
          <table:table-cell office:value-type="float" office:value="8.455684878338948" table:formula="of:=HARMEAN([.E70:.AC70])" table:style-name="ce1">
            <text:p>8,455684878</text:p>
          </table:table-cell>
          <table:table-cell office:value-type="float" office:value="8.9637321937226636E-2" table:formula="of:=STDEV(1/[.E70:.P70])/AVERAGE(1/[.E70:.P70])" table:number-matrix-columns-spanned="1" table:number-matrix-rows-spanned="1" table:style-name="ce1">
            <text:p>0,089637322</text:p>
          </table:table-cell>
          <table:table-cell office:value-type="float" office:value="0.49726279136361956" table:formula="of:=VAR([.E70:.AC70])" table:style-name="ce1">
            <text:p>0,497262791</text:p>
          </table:table-cell>
          <table:table-cell office:value-type="float" office:value="9.1365384615384606" table:style-name="ce1">
            <text:p>9,136538462</text:p>
          </table:table-cell>
          <table:table-cell office:value-type="float" office:value="9.1649214659685807" table:style-name="ce1">
            <text:p>9,164921466</text:p>
          </table:table-cell>
          <table:table-cell office:value-type="float" office:value="9.1045581395348805" table:style-name="ce1">
            <text:p>9,10455814</text:p>
          </table:table-cell>
          <table:table-cell office:value-type="float" office:value="8.3242793987621493" table:style-name="ce1">
            <text:p>8,324279399</text:p>
          </table:table-cell>
          <table:table-cell office:value-type="float" office:value="7.9340665701881399" table:style-name="ce1">
            <text:p>7,93406657</text:p>
          </table:table-cell>
          <table:table-cell office:value-type="float" office:value="8.9167253886010407" table:style-name="ce1">
            <text:p>8,916725389</text:p>
          </table:table-cell>
          <table:table-cell office:value-type="float" office:value="8.7071861471861407" table:style-name="ce1">
            <text:p>8,707186147</text:p>
          </table:table-cell>
          <table:table-cell office:value-type="float" office:value="8.5145912910618797" table:style-name="ce1">
            <text:p>8,514591291</text:p>
          </table:table-cell>
          <table:table-cell office:value-type="float" office:value="7.3904264799490704" table:style-name="ce1">
            <text:p>7,39042648</text:p>
          </table:table-cell>
          <table:table-cell office:value-type="float" office:value="7.1150295857988199" table:style-name="ce1">
            <text:p>7,115029586</text:p>
          </table:table-cell>
          <table:table-cell office:value-type="float" office:value="8.6284806629834208" table:style-name="ce1">
            <text:p>8,628480663</text:p>
          </table:table-cell>
          <table:table-cell office:value-type="float" office:value="9.2249254621347596" table:style-name="ce1">
            <text:p>9,2249254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D_h</text:p>
          </table:table-cell>
          <table:table-cell office:value-type="float" office:value="-0.34" table:style-name="ce1">
            <text:p>-0,34</text:p>
          </table:table-cell>
          <table:table-cell office:value-type="float" office:value="-3.3077468751658623E-2" table:formula="of:=STDEV(1/[.E71:.P71])/AVERAGE(1/[.E71:.P71])" table:number-matrix-columns-spanned="1" table:number-matrix-rows-spanned="1" table:style-name="ce1">
            <text:p>-0,033077469</text:p>
          </table:table-cell>
          <table:table-cell office:value-type="float" office:value="1.1903650093667572E-4" table:formula="of:=VAR([.E71:.AC71])" table:style-name="ce1">
            <text:p>0,000119037</text:p>
          </table:table-cell>
          <table:table-cell office:value-type="float" office:value="-0.35725157054697199" table:style-name="ce1">
            <text:p>-0,357251571</text:p>
          </table:table-cell>
          <table:table-cell office:value-type="float" office:value="-0.34049255219986302" table:style-name="ce1">
            <text:p>-0,340492552</text:p>
          </table:table-cell>
          <table:table-cell office:value-type="float" office:value="-0.35088404969008302" table:style-name="ce1">
            <text:p>-0,35088405</text:p>
          </table:table-cell>
          <table:table-cell office:value-type="float" office:value="-0.33562752840010002" table:style-name="ce1">
            <text:p>-0,335627528</text:p>
          </table:table-cell>
          <table:table-cell office:value-type="float" office:value="-0.34044467256168898" table:style-name="ce1">
            <text:p>-0,340444673</text:p>
          </table:table-cell>
          <table:table-cell office:value-type="float" office:value="-0.34687033980579901" table:style-name="ce1">
            <text:p>-0,34687034</text:p>
          </table:table-cell>
          <table:table-cell office:value-type="float" office:value="-0.35363371665363103" table:style-name="ce1">
            <text:p>-0,353633717</text:p>
          </table:table-cell>
          <table:table-cell office:value-type="float" office:value="-0.33914951492800299" table:style-name="ce1">
            <text:p>-0,339149515</text:p>
          </table:table-cell>
          <table:table-cell office:value-type="float" office:value="-0.35115962099217501" table:style-name="ce1">
            <text:p>-0,351159621</text:p>
          </table:table-cell>
          <table:table-cell office:value-type="float" office:value="-0.315484472512921" table:style-name="ce1">
            <text:p>-0,315484473</text:p>
          </table:table-cell>
          <table:table-cell office:value-type="float" office:value="-0.33988827136771999" table:style-name="ce1">
            <text:p>-0,339888271</text:p>
          </table:table-cell>
          <table:table-cell office:value-type="float" office:value="-0.34391498649304703" table:style-name="ce1">
            <text:p>-0,343914986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vg_homothety</text:p>
          </table:table-cell>
          <table:table-cell office:value-type="float" office:value="3.0978347723594313" table:formula="of:=HARMEAN([.E72:.AC72])" table:style-name="ce1">
            <text:p>3,097834772</text:p>
          </table:table-cell>
          <table:table-cell office:value-type="float" office:value="0.20002700542295238" table:formula="of:=STDEV(1/[.E72:.P72])/AVERAGE(1/[.E72:.P72])" table:number-matrix-columns-spanned="1" table:number-matrix-rows-spanned="1" table:style-name="ce1">
            <text:p>0,200027005</text:p>
          </table:table-cell>
          <table:table-cell office:value-type="float" office:value="0.73088843307432427" table:formula="of:=VAR([.E72:.AC72])" table:style-name="ce1">
            <text:p>0,730888433</text:p>
          </table:table-cell>
          <table:table-cell office:value-type="float" office:value="3.35626364899742" table:style-name="ce1">
            <text:p>3,356263649</text:p>
          </table:table-cell>
          <table:table-cell office:value-type="float" office:value="3.0552898577589902" table:style-name="ce1">
            <text:p>3,055289858</text:p>
          </table:table-cell>
          <table:table-cell office:value-type="float" office:value="3.3597821350762498" table:style-name="ce1">
            <text:p>3,359782135</text:p>
          </table:table-cell>
          <table:table-cell office:value-type="float" office:value="4.7496588693957102" table:style-name="ce1">
            <text:p>4,749658869</text:p>
          </table:table-cell>
          <table:table-cell office:value-type="float" office:value="3.0218558282208599" table:style-name="ce1">
            <text:p>3,021855828</text:p>
          </table:table-cell>
          <table:table-cell office:value-type="float" office:value="2.8553817929615" table:style-name="ce1">
            <text:p>2,855381793</text:p>
          </table:table-cell>
          <table:table-cell office:value-type="float" office:value="2.7335778534625801" table:style-name="ce1">
            <text:p>2,733577853</text:p>
          </table:table-cell>
          <table:table-cell office:value-type="float" office:value="2.65335572807003" table:style-name="ce1">
            <text:p>2,653355728</text:p>
          </table:table-cell>
          <table:table-cell office:value-type="float" office:value="2.49579326127779" table:style-name="ce1">
            <text:p>2,495793261</text:p>
          </table:table-cell>
          <table:table-cell office:value-type="float" office:value="5.2124579124579098" table:style-name="ce1">
            <text:p>5,212457912</text:p>
          </table:table-cell>
          <table:table-cell office:value-type="float" office:value="2.8231564520132499" table:style-name="ce1">
            <text:p>2,823156452</text:p>
          </table:table-cell>
          <table:table-cell office:value-type="float" office:value="2.7051464037970101" table:style-name="ce1">
            <text:p>2,705146404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urst_dep_distance</text:p>
          </table:table-cell>
          <table:table-cell office:value-type="float" office:value="0.59004783627955149" table:formula="of:=HARMEAN([.E73:.AC73])" table:style-name="ce1">
            <text:p>0,590047836</text:p>
          </table:table-cell>
          <table:table-cell office:value-type="float" office:value="0.28822034184457895" table:formula="of:=STDEV(1/[.E73:.P73])/AVERAGE(1/[.E73:.P73])" table:number-matrix-columns-spanned="1" table:number-matrix-rows-spanned="1" table:style-name="ce1">
            <text:p>0,288220342</text:p>
          </table:table-cell>
          <table:table-cell office:value-type="float" office:value="1.7950054669522798E-2" table:formula="of:=VAR([.E73:.AC73])" table:style-name="ce1">
            <text:p>0,017950055</text:p>
          </table:table-cell>
          <table:table-cell office:value-type="float" office:value="0.79271371353284903" table:style-name="ce1">
            <text:p>0,792713714</text:p>
          </table:table-cell>
          <table:table-cell office:value-type="float" office:value="0.62132824422010902" table:style-name="ce1">
            <text:p>0,621328244</text:p>
          </table:table-cell>
          <table:table-cell office:value-type="float" office:value="0.69955464465707096" table:style-name="ce1">
            <text:p>0,699554645</text:p>
          </table:table-cell>
          <table:table-cell office:value-type="float" office:value="0.55320065900612903" table:style-name="ce1">
            <text:p>0,553200659</text:p>
          </table:table-cell>
          <table:table-cell office:value-type="float" office:value="0.55113742135749" table:style-name="ce1">
            <text:p>0,551137421</text:p>
          </table:table-cell>
          <table:table-cell office:value-type="float" office:value="0.59439649431010999" table:style-name="ce1">
            <text:p>0,594396494</text:p>
          </table:table-cell>
          <table:table-cell office:value-type="float" office:value="0.72410871305584501" table:style-name="ce1">
            <text:p>0,724108713</text:p>
          </table:table-cell>
          <table:table-cell office:value-type="float" office:value="0.32842150727105401" table:style-name="ce1">
            <text:p>0,328421507</text:p>
          </table:table-cell>
          <table:table-cell office:value-type="float" office:value="0.48898051411489102" table:style-name="ce1">
            <text:p>0,488980514</text:p>
          </table:table-cell>
          <table:table-cell office:value-type="float" office:value="0.77267469064580996" table:style-name="ce1">
            <text:p>0,772674691</text:p>
          </table:table-cell>
          <table:table-cell office:value-type="float" office:value="0.74354929532300995" table:style-name="ce1">
            <text:p>0,743549295</text:p>
          </table:table-cell>
          <table:table-cell office:value-type="float" office:value="0.61637667124551399" table:style-name="ce1">
            <text:p>0,61637667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urst_eventfulness</text:p>
          </table:table-cell>
          <table:table-cell office:value-type="float" office:value="0.79793047783509208" table:formula="of:=HARMEAN([.E74:.AC74])" table:style-name="ce1">
            <text:p>0,797930478</text:p>
          </table:table-cell>
          <table:table-cell office:value-type="float" office:value="0.33558506451149184" table:formula="of:=STDEV(1/[.E74:.P74])/AVERAGE(1/[.E74:.P74])" table:number-matrix-columns-spanned="1" table:number-matrix-rows-spanned="1" table:style-name="ce1">
            <text:p>0,335585065</text:p>
          </table:table-cell>
          <table:table-cell office:value-type="float" office:value="7.7560054107367229E-2" table:formula="of:=VAR([.E74:.AC74])" table:style-name="ce1">
            <text:p>0,077560054</text:p>
          </table:table-cell>
          <table:table-cell office:value-type="float" office:value="1.32639671832957" table:style-name="ce1">
            <text:p>1,326396718</text:p>
          </table:table-cell>
          <table:table-cell office:value-type="float" office:value="0.55222317622783401" table:style-name="ce1">
            <text:p>0,552223176</text:p>
          </table:table-cell>
          <table:table-cell office:value-type="float" office:value="1.1003670727394499" table:style-name="ce1">
            <text:p>1,100367073</text:p>
          </table:table-cell>
          <table:table-cell office:value-type="float" office:value="1.0879168469967999" table:style-name="ce1">
            <text:p>1,087916847</text:p>
          </table:table-cell>
          <table:table-cell office:value-type="float" office:value="0.59555271456424796" table:style-name="ce1">
            <text:p>0,595552715</text:p>
          </table:table-cell>
          <table:table-cell office:value-type="float" office:value="0.80488789313794296" table:style-name="ce1">
            <text:p>0,804887893</text:p>
          </table:table-cell>
          <table:table-cell office:value-type="float" office:value="1.2141665155153401" table:style-name="ce1">
            <text:p>1,214166516</text:p>
          </table:table-cell>
          <table:table-cell office:value-type="float" office:value="0.883880767468464" table:style-name="ce1">
            <text:p>0,883880767</text:p>
          </table:table-cell>
          <table:table-cell office:value-type="float" office:value="0.61415455506768102" table:style-name="ce1">
            <text:p>0,614154555</text:p>
          </table:table-cell>
          <table:table-cell office:value-type="float" office:value="1.08074849305103" table:style-name="ce1">
            <text:p>1,080748493</text:p>
          </table:table-cell>
          <table:table-cell office:value-type="float" office:value="0.80793252973115104" table:style-name="ce1">
            <text:p>0,80793253</text:p>
          </table:table-cell>
          <table:table-cell office:value-type="float" office:value="0.50546616022776203" table:style-name="ce1">
            <text:p>0,50546616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urst_I</text:p>
          </table:table-cell>
          <table:table-cell office:value-type="float" office:value="0.65943294386503859" table:formula="of:=HARMEAN([.E75:.AC75])" table:style-name="ce1">
            <text:p>0,659432944</text:p>
          </table:table-cell>
          <table:table-cell office:value-type="float" office:value="0.24358080548423716" table:formula="of:=STDEV(1/[.E75:.P75])/AVERAGE(1/[.E75:.P75])" table:number-matrix-columns-spanned="1" table:number-matrix-rows-spanned="1" table:style-name="ce1">
            <text:p>0,243580805</text:p>
          </table:table-cell>
          <table:table-cell office:value-type="float" office:value="2.2279784198609806E-2" table:formula="of:=VAR([.E75:.AC75])" table:style-name="ce1">
            <text:p>0,022279784</text:p>
          </table:table-cell>
          <table:table-cell office:value-type="float" office:value="0.92226706453820495" table:style-name="ce1">
            <text:p>0,922267065</text:p>
          </table:table-cell>
          <table:table-cell office:value-type="float" office:value="0.80726410816702199" table:style-name="ce1">
            <text:p>0,807264108</text:p>
          </table:table-cell>
          <table:table-cell office:value-type="float" office:value="0.80497707294723797" table:style-name="ce1">
            <text:p>0,804977073</text:p>
          </table:table-cell>
          <table:table-cell office:value-type="float" office:value="0.55320065900612803" table:style-name="ce1">
            <text:p>0,553200659</text:p>
          </table:table-cell>
          <table:table-cell office:value-type="float" office:value="0.42868201110236398" table:style-name="ce1">
            <text:p>0,428682011</text:p>
          </table:table-cell>
          <table:table-cell office:value-type="float" office:value="0.52061750370495896" table:style-name="ce1">
            <text:p>0,520617504</text:p>
          </table:table-cell>
          <table:table-cell office:value-type="float" office:value="0.84632259624497697" table:style-name="ce1">
            <text:p>0,846322596</text:p>
          </table:table-cell>
          <table:table-cell office:value-type="float" office:value="0.56736480694568803" table:style-name="ce1">
            <text:p>0,567364807</text:p>
          </table:table-cell>
          <table:table-cell office:value-type="float" office:value="0.66035954020895005" table:style-name="ce1">
            <text:p>0,66035954</text:p>
          </table:table-cell>
          <table:table-cell office:value-type="float" office:value="0.77267469064580996" table:style-name="ce1">
            <text:p>0,772674691</text:p>
          </table:table-cell>
          <table:table-cell office:value-type="float" office:value="0.72619365076517595" table:style-name="ce1">
            <text:p>0,726193651</text:p>
          </table:table-cell>
          <table:table-cell office:value-type="float" office:value="0.69383596060842001" table:style-name="ce1">
            <text:p>0,69383596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Fractal Dimension (Sentences)</text:p>
          </table:table-cell>
          <table:table-cell office:value-type="float" office:value="1.0958727465292122" table:formula="of:=HARMEAN([.E76:.AC76])" table:style-name="ce1">
            <text:p>1,095872747</text:p>
          </table:table-cell>
          <table:table-cell office:value-type="float" office:value="0.13322800886591957" table:formula="of:=STDEV(1/[.E76:.P76])/AVERAGE(1/[.E76:.P76])" table:number-matrix-columns-spanned="1" table:number-matrix-rows-spanned="1" table:style-name="ce1">
            <text:p>0,133228009</text:p>
          </table:table-cell>
          <table:table-cell office:value-type="float" office:value="3.2005574545454447E-2" table:formula="of:=VAR([.E76:.AC76])" table:style-name="ce1">
            <text:p>0,032005575</text:p>
          </table:table-cell>
          <table:table-cell office:value-type="float" office:value="1.1597" table:style-name="ce1">
            <text:p>1,1597</text:p>
          </table:table-cell>
          <table:table-cell office:value-type="float" office:value="1.0736000000000001" table:style-name="ce1">
            <text:p>1,0736</text:p>
          </table:table-cell>
          <table:table-cell office:value-type="float" office:value="0.99329999999999996" table:style-name="ce1">
            <text:p>0,9933</text:p>
          </table:table-cell>
          <table:table-cell office:value-type="float" office:value="1.0513999999999999" table:style-name="ce1">
            <text:p>1,0514</text:p>
          </table:table-cell>
          <table:table-cell office:value-type="float" office:value="0.97760000000000002" table:style-name="ce1">
            <text:p>0,9776</text:p>
          </table:table-cell>
          <table:table-cell office:value-type="float" office:value="1.0318000000000001" table:style-name="ce1">
            <text:p>1,0318</text:p>
          </table:table-cell>
          <table:table-cell office:value-type="float" office:value="1.0237000000000001" table:style-name="ce1">
            <text:p>1,0237</text:p>
          </table:table-cell>
          <table:table-cell office:value-type="float" office:value="1.024" table:style-name="ce1">
            <text:p>1,024</text:p>
          </table:table-cell>
          <table:table-cell office:value-type="float" office:value="1.4985999999999999" table:style-name="ce1">
            <text:p>1,4986</text:p>
          </table:table-cell>
          <table:table-cell office:value-type="float" office:value="1.1373" table:style-name="ce1">
            <text:p>1,1373</text:p>
          </table:table-cell>
          <table:table-cell office:value-type="float" office:value="0.9778" table:style-name="ce1">
            <text:p>0,9778</text:p>
          </table:table-cell>
          <table:table-cell office:value-type="float" office:value="1.4623999999999999" table:style-name="ce1">
            <text:p>1,4624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Fractal Dimension (Episodes)</text:p>
          </table:table-cell>
          <table:table-cell office:value-type="float" office:value="0.46121147790827488" table:formula="of:=HARMEAN([.E77:.AC77])" table:style-name="ce1">
            <text:p>0,461211478</text:p>
          </table:table-cell>
          <table:table-cell office:value-type="float" office:value="1.5136949383673874" table:formula="of:=STDEV(1/[.E77:.L77])/AVERAGE(1/[.E77:.L77])" table:number-matrix-columns-spanned="1" table:number-matrix-rows-spanned="1" table:style-name="ce1">
            <text:p>1,513694938</text:p>
          </table:table-cell>
          <table:table-cell office:value-type="float" office:value="0.39253004988888901" table:formula="of:=VAR([.E77:.AC77])" table:style-name="ce1">
            <text:p>0,39253005</text:p>
          </table:table-cell>
          <table:table-cell office:value-type="float" office:value="1.8593999999999999" table:style-name="ce1">
            <text:p>1,8594</text:p>
          </table:table-cell>
          <table:table-cell office:value-type="float" office:value="1.4905999999999999" table:style-name="ce1">
            <text:p>1,4906</text:p>
          </table:table-cell>
          <table:table-cell office:value-type="float" office:value="1.8414999999999999" table:style-name="ce1">
            <text:p>1,8415</text:p>
          </table:table-cell>
          <table:table-cell office:value-type="float" office:value="9.5899999999999999E-2" table:style-name="ce1">
            <text:p>0,0959</text:p>
          </table:table-cell>
          <table:table-cell office:value-type="float" office:value="1.1437999999999999" table:style-name="ce1">
            <text:p>1,1438</text:p>
          </table:table-cell>
          <table:table-cell office:value-type="float" office:value="0.65" table:style-name="ce1">
            <text:p>0,65</text:p>
          </table:table-cell>
          <table:table-cell office:value-type="float" office:value="0.4" table:style-name="ce1">
            <text:p>0,4</text:p>
          </table:table-cell>
          <table:table-cell office:value-type="float" office:value="1.3125" table:style-name="ce1">
            <text:p>1,3125</text:p>
          </table:table-cell>
          <table:table-cell table:number-columns-repeated="2" table:style-name="ce1"/>
          <table:table-cell office:value-type="float" office:value="0.4123" table:style-name="ce1">
            <text:p>0,4123</text:p>
          </table:table-cell>
          <table:table-cell office:value-type="float" office:value="0.71289999999999998" table:style-name="ce1">
            <text:p>0,7129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imm_ES_best</text:p>
          </table:table-cell>
          <table:table-cell office:value-type="string" table:style-name="ce1">
            <text:p>H_Mean</text:p>
          </table:table-cell>
          <table:table-cell office:value-type="string" table:style-name="ce1">
            <text:p>CV_H/V</text:p>
          </table:table-cell>
          <table:table-cell office:value-type="string" table:style-name="ce1">
            <text:p>Vari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g_dep_distance_sentence</text:p>
          </table:table-cell>
          <table:table-cell office:value-type="float" office:value="6.2103515157488856" table:formula="of:=HARMEAN([.E80:.AC80])" table:style-name="ce1">
            <text:p>6,210351516</text:p>
          </table:table-cell>
          <table:table-cell office:value-type="float" office:value="0.42035576947572834" table:formula="of:=STDEV(1/[.E80:.L80])/AVERAGE(1/[.E80:.L80])" table:number-matrix-columns-spanned="1" table:number-matrix-rows-spanned="1" table:style-name="ce1">
            <text:p>0,420355769</text:p>
          </table:table-cell>
          <table:table-cell office:value-type="float" office:value="72.578694772990403" table:formula="of:=VAR([.E80:.AC80])" table:style-name="ce1">
            <text:p>72,57869477</text:p>
          </table:table-cell>
          <table:table-cell office:value-type="float" office:value="21.025641025641001" table:style-name="ce1">
            <text:p>21,02564103</text:p>
          </table:table-cell>
          <table:table-cell office:value-type="float" office:value="8.4821428571428594" table:style-name="ce1">
            <text:p>8,482142857</text:p>
          </table:table-cell>
          <table:table-cell office:value-type="float" office:value="9.1551724137930997" table:style-name="ce1">
            <text:p>9,155172414</text:p>
          </table:table-cell>
          <table:table-cell office:value-type="float" office:value="6.0247933884297504" table:style-name="ce1">
            <text:p>6,024793388</text:p>
          </table:table-cell>
          <table:table-cell office:value-type="float" office:value="3.8387096774193501" table:style-name="ce1">
            <text:p>3,838709677</text:p>
          </table:table-cell>
          <table:table-cell office:value-type="float" office:value="5.9024390243902403" table:style-name="ce1">
            <text:p>5,902439024</text:p>
          </table:table-cell>
          <table:table-cell office:value-type="float" office:value="5.4528301886792496" table:style-name="ce1">
            <text:p>5,452830189</text:p>
          </table:table-cell>
          <table:table-cell office:value-type="float" office:value="7.3818181818181801" table:style-name="ce1">
            <text:p>7,381818182</text:p>
          </table:table-cell>
          <table:table-cell office:value-type="float" office:value="3.5683453237410099" table:style-name="ce1">
            <text:p>3,568345324</text:p>
          </table:table-cell>
          <table:table-cell office:value-type="float" office:value="28.272727272727298" table:style-name="ce1">
            <text:p>28,27272727</text:p>
          </table:table-cell>
          <table:table-cell office:value-type="float" office:value="5.9705882352941204" table:style-name="ce1">
            <text:p>5,970588235</text:p>
          </table:table-cell>
          <table:table-cell office:value-type="float" office:value="27.769230769230798" table:style-name="ce1">
            <text:p>27,76923077</text:p>
          </table:table-cell>
          <table:table-cell office:value-type="float" office:value="7.6722689075630299" table:style-name="ce1">
            <text:p>7,672268908</text:p>
          </table:table-cell>
          <table:table-cell office:value-type="float" office:value="2.77551020408163" table:style-name="ce1">
            <text:p>2,775510204</text:p>
          </table:table-cell>
          <table:table-cell office:value-type="float" office:value="4.6268656716417897" table:style-name="ce1">
            <text:p>4,62686567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vg_dep_distance_episode</text:p>
          </table:table-cell>
          <table:table-cell office:value-type="float" office:value="31.646241087071985" table:formula="of:=HARMEAN([.E81:.AC81])" table:style-name="ce1">
            <text:p>31,64624109</text:p>
          </table:table-cell>
          <table:table-cell office:value-type="float" office:value="0.7325070374105429" table:formula="of:=STDEV(1/[.E81:.L81])/AVERAGE(1/[.E81:.L81])" table:number-matrix-columns-spanned="1" table:number-matrix-rows-spanned="1" table:style-name="ce1">
            <text:p>0,732507037</text:p>
          </table:table-cell>
          <table:table-cell office:value-type="float" office:value="2353.0702099002442" table:formula="of:=VAR([.E81:.AC81])" table:style-name="ce1">
            <text:p>2353,07021</text:p>
          </table:table-cell>
          <table:table-cell office:value-type="float" office:value="91.1111111111111" table:style-name="ce1">
            <text:p>91,11111111</text:p>
          </table:table-cell>
          <table:table-cell office:value-type="float" office:value="59.375" table:style-name="ce1">
            <text:p>59,375</text:p>
          </table:table-cell>
          <table:table-cell office:value-type="float" office:value="53.1" table:style-name="ce1">
            <text:p>53,1</text:p>
          </table:table-cell>
          <table:table-cell office:value-type="float" office:value="38.368421052631597" table:style-name="ce1">
            <text:p>38,36842105</text:p>
          </table:table-cell>
          <table:table-cell office:value-type="float" office:value="31.315789473684202" table:style-name="ce1">
            <text:p>31,31578947</text:p>
          </table:table-cell>
          <table:table-cell office:value-type="float" office:value="69.142857142857096" table:style-name="ce1">
            <text:p>69,14285714</text:p>
          </table:table-cell>
          <table:table-cell office:value-type="float" office:value="15.210526315789499" table:style-name="ce1">
            <text:p>15,21052632</text:p>
          </table:table-cell>
          <table:table-cell office:value-type="float" office:value="81.2" table:style-name="ce1">
            <text:p>81,2</text:p>
          </table:table-cell>
          <table:table-cell office:value-type="float" office:value="11.5348837209302" table:style-name="ce1">
            <text:p>11,53488372</text:p>
          </table:table-cell>
          <table:table-cell office:value-type="float" office:value="207.333333333333" table:style-name="ce1">
            <text:p>207,3333333</text:p>
          </table:table-cell>
          <table:table-cell office:value-type="float" office:value="67.6666666666667" table:style-name="ce1">
            <text:p>67,66666667</text:p>
          </table:table-cell>
          <table:table-cell office:value-type="float" office:value="60.1666666666667" table:style-name="ce1">
            <text:p>60,16666667</text:p>
          </table:table-cell>
          <table:table-cell office:value-type="float" office:value="18.632653061224499" table:style-name="ce1">
            <text:p>18,63265306</text:p>
          </table:table-cell>
          <table:table-cell office:value-type="float" office:value="12.363636363636401" table:style-name="ce1">
            <text:p>12,36363636</text:p>
          </table:table-cell>
          <table:table-cell office:value-type="float" office:value="51.6666666666667" table:style-name="ce1">
            <text:p>51,6666666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verage_Eventfulness</text:p>
          </table:table-cell>
          <table:table-cell office:value-type="float" office:value="0.15108922710148567" table:formula="of:=HARMEAN([.E82:.AC82])" table:style-name="ce1">
            <text:p>0,151089227</text:p>
          </table:table-cell>
          <table:table-cell office:value-type="float" office:value="0.42997180065998614" table:formula="of:=STDEV(1/[.E82:.L82])/AVERAGE(1/[.E82:.L82])" table:number-matrix-columns-spanned="1" table:number-matrix-rows-spanned="1" table:style-name="ce1">
            <text:p>0,429971801</text:p>
          </table:table-cell>
          <table:table-cell office:value-type="float" office:value="1.5505264043663036E-2" table:formula="of:=VAR([.E82:.AC82])" table:style-name="ce1">
            <text:p>0,015505264</text:p>
          </table:table-cell>
          <table:table-cell office:value-type="float" office:value="0.230769230769231" table:style-name="ce1">
            <text:p>0,230769231</text:p>
          </table:table-cell>
          <table:table-cell office:value-type="float" office:value="0.14285714285714299" table:style-name="ce1">
            <text:p>0,142857143</text:p>
          </table:table-cell>
          <table:table-cell office:value-type="float" office:value="0.17241379310344801" table:style-name="ce1">
            <text:p>0,172413793</text:p>
          </table:table-cell>
          <table:table-cell office:value-type="float" office:value="0.15702479338843001" table:style-name="ce1">
            <text:p>0,157024793</text:p>
          </table:table-cell>
          <table:table-cell office:value-type="float" office:value="0.12258064516129" table:style-name="ce1">
            <text:p>0,122580645</text:p>
          </table:table-cell>
          <table:table-cell office:value-type="float" office:value="8.5365853658536495E-2" table:style-name="ce1">
            <text:p>0,085365854</text:p>
          </table:table-cell>
          <table:table-cell office:value-type="float" office:value="0.35849056603773599" table:style-name="ce1">
            <text:p>0,358490566</text:p>
          </table:table-cell>
          <table:table-cell office:value-type="float" office:value="9.0909090909090898E-2" table:style-name="ce1">
            <text:p>0,090909091</text:p>
          </table:table-cell>
          <table:table-cell office:value-type="float" office:value="0.30935251798561098" table:style-name="ce1">
            <text:p>0,309352518</text:p>
          </table:table-cell>
          <table:table-cell office:value-type="float" office:value="0.13636363636363599" table:style-name="ce1">
            <text:p>0,136363636</text:p>
          </table:table-cell>
          <table:table-cell office:value-type="float" office:value="8.8235294117646995E-2" table:style-name="ce1">
            <text:p>0,088235294</text:p>
          </table:table-cell>
          <table:table-cell office:value-type="float" office:value="0.46153846153846201" table:style-name="ce1">
            <text:p>0,461538462</text:p>
          </table:table-cell>
          <table:table-cell office:value-type="float" office:value="0.41176470588235298" table:style-name="ce1">
            <text:p>0,411764706</text:p>
          </table:table-cell>
          <table:table-cell office:value-type="float" office:value="0.22448979591836701" table:style-name="ce1">
            <text:p>0,224489796</text:p>
          </table:table-cell>
          <table:table-cell office:value-type="float" office:value="8.9552238805970102E-2" table:style-name="ce1">
            <text:p>0,08955223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verage_I</text:p>
          </table:table-cell>
          <table:table-cell office:value-type="float" office:value="0.91968859605003017" table:formula="of:=HARMEAN([.E83:.AC83])" table:style-name="ce1">
            <text:p>0,919688596</text:p>
          </table:table-cell>
          <table:table-cell office:value-type="float" office:value="0.63357463324142349" table:formula="of:=STDEV(1/[.E83:.L83])/AVERAGE(1/[.E83:.L83])" table:number-matrix-columns-spanned="1" table:number-matrix-rows-spanned="1" table:style-name="ce1">
            <text:p>0,633574633</text:p>
          </table:table-cell>
          <table:table-cell office:value-type="float" office:value="10.292328478978531" table:formula="of:=VAR([.E83:.AC83])" table:style-name="ce1">
            <text:p>10,29232848</text:p>
          </table:table-cell>
          <table:table-cell office:value-type="float" office:value="4.8520710059171597" table:style-name="ce1">
            <text:p>4,852071006</text:p>
          </table:table-cell>
          <table:table-cell office:value-type="float" office:value="1.21173469387755" table:style-name="ce1">
            <text:p>1,211734694</text:p>
          </table:table-cell>
          <table:table-cell office:value-type="float" office:value="1.57847800237812" table:style-name="ce1">
            <text:p>1,578478002</text:p>
          </table:table-cell>
          <table:table-cell office:value-type="float" office:value="0.94604193702616002" table:style-name="ce1">
            <text:p>0,946041937</text:p>
          </table:table-cell>
          <table:table-cell office:value-type="float" office:value="0.470551508844953" table:style-name="ce1">
            <text:p>0,470551509</text:p>
          </table:table-cell>
          <table:table-cell office:value-type="float" office:value="0.50386674598453296" table:style-name="ce1">
            <text:p>0,503866746</text:p>
          </table:table-cell>
          <table:table-cell office:value-type="float" office:value="1.95478818084728" table:style-name="ce1">
            <text:p>1,954788181</text:p>
          </table:table-cell>
          <table:table-cell office:value-type="float" office:value="0.67107438016528898" table:style-name="ce1">
            <text:p>0,67107438</text:p>
          </table:table-cell>
          <table:table-cell office:value-type="float" office:value="1.1038766109414599" table:style-name="ce1">
            <text:p>1,103876611</text:p>
          </table:table-cell>
          <table:table-cell office:value-type="float" office:value="3.8553719008264502" table:style-name="ce1">
            <text:p>3,855371901</text:p>
          </table:table-cell>
          <table:table-cell office:value-type="float" office:value="0.52681660899654004" table:style-name="ce1">
            <text:p>0,526816609</text:p>
          </table:table-cell>
          <table:table-cell office:value-type="float" office:value="12.8165680473373" table:style-name="ce1">
            <text:p>12,81656805</text:p>
          </table:table-cell>
          <table:table-cell office:value-type="float" office:value="3.1591695501730102" table:style-name="ce1">
            <text:p>3,15916955</text:p>
          </table:table-cell>
          <table:table-cell office:value-type="float" office:value="0.62307371928363198" table:style-name="ce1">
            <text:p>0,623073719</text:p>
          </table:table-cell>
          <table:table-cell office:value-type="float" office:value="0.41434617955001102" table:style-name="ce1">
            <text:p>0,4143461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LI</text:p>
          </table:table-cell>
          <table:table-cell office:value-type="float" office:value="7.7086315495992546" table:formula="of:=HARMEAN([.E84:.AC84])" table:style-name="ce1">
            <text:p>7,70863155</text:p>
          </table:table-cell>
          <table:table-cell office:value-type="float" office:value="6.2732706237289826E-2" table:formula="of:=STDEV(1/[.E84:.L84])/AVERAGE(1/[.E84:.L84])" table:number-matrix-columns-spanned="1" table:number-matrix-rows-spanned="1" table:style-name="ce1">
            <text:p>0,062732706</text:p>
          </table:table-cell>
          <table:table-cell office:value-type="float" office:value="0.82988463037565097" table:formula="of:=VAR([.E84:.AC84])" table:style-name="ce1">
            <text:p>0,82988463</text:p>
          </table:table-cell>
          <table:table-cell office:value-type="float" office:value="8.2601086956521801" table:style-name="ce1">
            <text:p>8,260108696</text:p>
          </table:table-cell>
          <table:table-cell office:value-type="float" office:value="7.6354179566563403" table:style-name="ce1">
            <text:p>7,635417957</text:p>
          </table:table-cell>
          <table:table-cell office:value-type="float" office:value="8.4958626073380206" table:style-name="ce1">
            <text:p>8,495862607</text:p>
          </table:table-cell>
          <table:table-cell office:value-type="float" office:value="8.5814451827242504" table:style-name="ce1">
            <text:p>8,581445183</text:p>
          </table:table-cell>
          <table:table-cell office:value-type="float" office:value="8.6559938366718008" table:style-name="ce1">
            <text:p>8,655993837</text:p>
          </table:table-cell>
          <table:table-cell office:value-type="float" office:value="7.8034084507042296" table:style-name="ce1">
            <text:p>7,803408451</text:p>
          </table:table-cell>
          <table:table-cell office:value-type="float" office:value="8.2633973866256696" table:style-name="ce1">
            <text:p>8,263397387</text:p>
          </table:table-cell>
          <table:table-cell office:value-type="float" office:value="7.2939063992359099" table:style-name="ce1">
            <text:p>7,293906399</text:p>
          </table:table-cell>
          <table:table-cell office:value-type="float" office:value="7.7893530239099897" table:style-name="ce1">
            <text:p>7,789353024</text:p>
          </table:table-cell>
          <table:table-cell office:value-type="float" office:value="7.3828310502283196" table:style-name="ce1">
            <text:p>7,38283105</text:p>
          </table:table-cell>
          <table:table-cell office:value-type="float" office:value="5.4280174672489103" table:style-name="ce1">
            <text:p>5,428017467</text:p>
          </table:table-cell>
          <table:table-cell office:value-type="float" office:value="6.8524696356275303" table:style-name="ce1">
            <text:p>6,852469636</text:p>
          </table:table-cell>
          <table:table-cell office:value-type="float" office:value="7.32254566882734" table:style-name="ce1">
            <text:p>7,322545669</text:p>
          </table:table-cell>
          <table:table-cell office:value-type="float" office:value="8.5515325248070493" table:style-name="ce1">
            <text:p>8,551532525</text:p>
          </table:table-cell>
          <table:table-cell office:value-type="float" office:value="9.0648210668467293" table:style-name="ce1">
            <text:p>9,06482106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_h</text:p>
          </table:table-cell>
          <table:table-cell office:value-type="float" office:value="-0.35440740344957677" table:formula="of:=AVERAGE([.E85:.AC85])" table:style-name="ce1">
            <text:p>-0,354407403</text:p>
          </table:table-cell>
          <table:table-cell office:value-type="float" office:value="-1.2575749088919896E-2" table:formula="of:=STDEV(1/[.E85:.L85])/AVERAGE(1/[.E85:.L85])" table:number-matrix-columns-spanned="1" table:number-matrix-rows-spanned="1" table:style-name="ce1">
            <text:p>-0,012575749</text:p>
          </table:table-cell>
          <table:table-cell office:value-type="float" office:value="1.5180410031194542E-4" table:formula="of:=VAR([.E85:.AC85])" table:style-name="ce1">
            <text:p>0,000151804</text:p>
          </table:table-cell>
          <table:table-cell office:value-type="float" office:value="-0.35062155598721501" table:style-name="ce1">
            <text:p>-0,350621556</text:p>
          </table:table-cell>
          <table:table-cell office:value-type="float" office:value="-0.35479020886840901" table:style-name="ce1">
            <text:p>-0,354790209</text:p>
          </table:table-cell>
          <table:table-cell office:value-type="float" office:value="-0.34829229594051597" table:style-name="ce1">
            <text:p>-0,348292296</text:p>
          </table:table-cell>
          <table:table-cell office:value-type="float" office:value="-0.35070986089338302" table:style-name="ce1">
            <text:p>-0,350709861</text:p>
          </table:table-cell>
          <table:table-cell office:value-type="float" office:value="-0.36111906662541599" table:style-name="ce1">
            <text:p>-0,361119067</text:p>
          </table:table-cell>
          <table:table-cell office:value-type="float" office:value="-0.35176294167477901" table:style-name="ce1">
            <text:p>-0,351762942</text:p>
          </table:table-cell>
          <table:table-cell office:value-type="float" office:value="-0.347999534391496" table:style-name="ce1">
            <text:p>-0,347999534</text:p>
          </table:table-cell>
          <table:table-cell office:value-type="float" office:value="-0.34779385588712203" table:style-name="ce1">
            <text:p>-0,347793856</text:p>
          </table:table-cell>
          <table:table-cell office:value-type="float" office:value="-0.357395532860873" table:style-name="ce1">
            <text:p>-0,357395533</text:p>
          </table:table-cell>
          <table:table-cell office:value-type="float" office:value="-0.34608413546460498" table:style-name="ce1">
            <text:p>-0,346084135</text:p>
          </table:table-cell>
          <table:table-cell office:value-type="float" office:value="-0.354135429707644" table:style-name="ce1">
            <text:p>-0,35413543</text:p>
          </table:table-cell>
          <table:table-cell office:value-type="float" office:value="-0.36289335741497902" table:style-name="ce1">
            <text:p>-0,362893357</text:p>
          </table:table-cell>
          <table:table-cell office:value-type="float" office:value="-0.38956496018273201" table:style-name="ce1">
            <text:p>-0,38956496</text:p>
          </table:table-cell>
          <table:table-cell office:value-type="float" office:value="-0.36080340787279402" table:style-name="ce1">
            <text:p>-0,360803408</text:p>
          </table:table-cell>
          <table:table-cell office:value-type="float" office:value="-0.332144907971688" table:style-name="ce1">
            <text:p>-0,33214490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vg_homothety</text:p>
          </table:table-cell>
          <table:table-cell office:value-type="float" office:value="2.6461652171856684" table:formula="of:=HARMEAN([.E86:.AC86])" table:style-name="ce1">
            <text:p>2,646165217</text:p>
          </table:table-cell>
          <table:table-cell office:value-type="float" office:value="7.2144139962266846E-2" table:formula="of:=STDEV(1/[.E86:.L86])/AVERAGE(1/[.E86:.L86])" table:number-matrix-columns-spanned="1" table:number-matrix-rows-spanned="1" table:style-name="ce1">
            <text:p>0,07214414</text:p>
          </table:table-cell>
          <table:table-cell office:value-type="float" office:value="6.23666277316361E-2" table:formula="of:=VAR([.E86:.AC86])" table:style-name="ce1">
            <text:p>0,062366628</text:p>
          </table:table-cell>
          <table:table-cell office:value-type="float" office:value="2.8507819980849001" table:style-name="ce1">
            <text:p>2,850781998</text:p>
          </table:table-cell>
          <table:table-cell office:value-type="float" office:value="2.6516929718062898" table:style-name="ce1">
            <text:p>2,651692972</text:p>
          </table:table-cell>
          <table:table-cell office:value-type="float" office:value="2.5940606009571501" table:style-name="ce1">
            <text:p>2,594060601</text:p>
          </table:table-cell>
          <table:table-cell office:value-type="float" office:value="2.4647158217310601" table:style-name="ce1">
            <text:p>2,464715822</text:p>
          </table:table-cell>
          <table:table-cell office:value-type="float" office:value="2.3141162471750398" table:style-name="ce1">
            <text:p>2,314116247</text:p>
          </table:table-cell>
          <table:table-cell office:value-type="float" office:value="2.63668731696914" table:style-name="ce1">
            <text:p>2,636687317</text:p>
          </table:table-cell>
          <table:table-cell office:value-type="float" office:value="2.7170457424325098" table:style-name="ce1">
            <text:p>2,717045742</text:p>
          </table:table-cell>
          <table:table-cell office:value-type="float" office:value="2.8552367173056798" table:style-name="ce1">
            <text:p>2,855236717</text:p>
          </table:table-cell>
          <table:table-cell office:value-type="float" office:value="2.4990189018966" table:style-name="ce1">
            <text:p>2,499018902</text:p>
          </table:table-cell>
          <table:table-cell office:value-type="float" office:value="2.6872294372294401" table:style-name="ce1">
            <text:p>2,687229437</text:p>
          </table:table-cell>
          <table:table-cell office:value-type="float" office:value="2.69290382819795" table:style-name="ce1">
            <text:p>2,692903828</text:p>
          </table:table-cell>
          <table:table-cell office:value-type="float" office:value="3.15294525294525" table:style-name="ce1">
            <text:p>3,152945253</text:p>
          </table:table-cell>
          <table:table-cell office:value-type="float" office:value="2.2499521526521802" table:style-name="ce1">
            <text:p>2,249952153</text:p>
          </table:table-cell>
          <table:table-cell office:value-type="float" office:value="2.5585852062343899" table:style-name="ce1">
            <text:p>2,558585206</text:p>
          </table:table-cell>
          <table:table-cell office:value-type="float" office:value="3.0893536702452602" table:style-name="ce1">
            <text:p>3,0893536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urst_dep_distance</text:p>
          </table:table-cell>
          <table:table-cell office:value-type="float" office:value="0.66830446217470785" table:formula="of:=HARMEAN([.E87:.AC87])" table:style-name="ce1">
            <text:p>0,668304462</text:p>
          </table:table-cell>
          <table:table-cell office:value-type="float" office:value="0.23522131847382519" table:formula="of:=STDEV(1/[.E87:.L87])/AVERAGE(1/[.E87:.L87])" table:number-matrix-columns-spanned="1" table:number-matrix-rows-spanned="1" table:style-name="ce1">
            <text:p>0,235221318</text:p>
          </table:table-cell>
          <table:table-cell office:value-type="float" office:value="2.032373945007639E-2" table:formula="of:=VAR([.E87:.AC87])" table:style-name="ce1">
            <text:p>0,020323739</text:p>
          </table:table-cell>
          <table:table-cell office:value-type="float" office:value="0.66971001850901501" table:style-name="ce1">
            <text:p>0,669710019</text:p>
          </table:table-cell>
          <table:table-cell office:value-type="float" office:value="0.51269198551752304" table:style-name="ce1">
            <text:p>0,512691986</text:p>
          </table:table-cell>
          <table:table-cell office:value-type="float" office:value="0.45894666298527698" table:style-name="ce1">
            <text:p>0,458946663</text:p>
          </table:table-cell>
          <table:table-cell office:value-type="float" office:value="0.72270121810403998" table:style-name="ce1">
            <text:p>0,722701218</text:p>
          </table:table-cell>
          <table:table-cell office:value-type="float" office:value="0.79938188952164302" table:style-name="ce1">
            <text:p>0,79938189</text:p>
          </table:table-cell>
          <table:table-cell office:value-type="float" office:value="0.68093961393476299" table:style-name="ce1">
            <text:p>0,680939614</text:p>
          </table:table-cell>
          <table:table-cell office:value-type="float" office:value="0.68774147326561397" table:style-name="ce1">
            <text:p>0,687741473</text:p>
          </table:table-cell>
          <table:table-cell office:value-type="float" office:value="0.92517550080218802" table:style-name="ce1">
            <text:p>0,925175501</text:p>
          </table:table-cell>
          <table:table-cell office:value-type="float" office:value="0.82398619904858506" table:style-name="ce1">
            <text:p>0,823986199</text:p>
          </table:table-cell>
          <table:table-cell office:value-type="float" office:value="0.47390926791440202" table:style-name="ce1">
            <text:p>0,473909268</text:p>
          </table:table-cell>
          <table:table-cell office:value-type="float" office:value="0.66247366822785902" table:style-name="ce1">
            <text:p>0,662473668</text:p>
          </table:table-cell>
          <table:table-cell table:style-name="ce1"/>
          <table:table-cell office:value-type="float" office:value="0.89695934670700705" table:style-name="ce1">
            <text:p>0,896959347</text:p>
          </table:table-cell>
          <table:table-cell office:value-type="float" office:value="0.73462319812160504" table:style-name="ce1">
            <text:p>0,734623198</text:p>
          </table:table-cell>
          <table:table-cell office:value-type="float" office:value="0.725430309405658" table:style-name="ce1">
            <text:p>0,72543030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urst_eventfulness</text:p>
          </table:table-cell>
          <table:table-cell office:value-type="float" office:value="0.60635034847773617" table:formula="of:=AVERAGE([.E88:.AC88])" table:style-name="ce1">
            <text:p>0,606350348</text:p>
          </table:table-cell>
          <table:table-cell office:value-type="float" office:value="1.9061443222702856" table:formula="of:=STDEV(1/[.E88:.L88])/AVERAGE(1/[.E88:.L88])" table:number-matrix-columns-spanned="1" table:number-matrix-rows-spanned="1" table:style-name="ce1">
            <text:p>1,906144322</text:p>
          </table:table-cell>
          <table:table-cell office:value-type="float" office:value="9.0363667176902349E-2" table:formula="of:=VAR([.E88:.AC88])" table:style-name="ce1">
            <text:p>0,090363667</text:p>
          </table:table-cell>
          <table:table-cell office:value-type="float" office:value="0.81815777497938103" table:style-name="ce1">
            <text:p>0,818157775</text:p>
          </table:table-cell>
          <table:table-cell office:value-type="float" office:value="0.704578138560919" table:style-name="ce1">
            <text:p>0,704578139</text:p>
          </table:table-cell>
          <table:table-cell office:value-type="float" office:value="0.81063116075453701" table:style-name="ce1">
            <text:p>0,810631161</text:p>
          </table:table-cell>
          <table:table-cell office:value-type="float" office:value="0.46468540342933501" table:style-name="ce1">
            <text:p>0,464685403</text:p>
          </table:table-cell>
          <table:table-cell office:value-type="float" office:value="0.60933241841728203" table:style-name="ce1">
            <text:p>0,609332418</text:p>
          </table:table-cell>
          <table:table-cell office:value-type="float" office:value="0.44823768369866601" table:style-name="ce1">
            <text:p>0,448237684</text:p>
          </table:table-cell>
          <table:table-cell office:value-type="float" office:value="1.0111255450458501" table:style-name="ce1">
            <text:p>1,011125545</text:p>
          </table:table-cell>
          <table:table-cell office:value-type="float" office:value="-0.29757391435483699" table:style-name="ce1">
            <text:p>-0,297573914</text:p>
          </table:table-cell>
          <table:table-cell office:value-type="float" office:value="0.69302996948314699" table:style-name="ce1">
            <text:p>0,693029969</text:p>
          </table:table-cell>
          <table:table-cell office:value-type="float" office:value="0.51371995718639796" table:style-name="ce1">
            <text:p>0,513719957</text:p>
          </table:table-cell>
          <table:table-cell office:value-type="float" office:value="0.63228664110373101" table:style-name="ce1">
            <text:p>0,632286641</text:p>
          </table:table-cell>
          <table:table-cell table:style-name="ce1"/>
          <table:table-cell office:value-type="float" office:value="0.60154440965515199" table:style-name="ce1">
            <text:p>0,60154441</text:p>
          </table:table-cell>
          <table:table-cell office:value-type="float" office:value="0.74955918214806205" table:style-name="ce1">
            <text:p>0,749559182</text:p>
          </table:table-cell>
          <table:table-cell office:value-type="float" office:value="0.72959050858068297" table:style-name="ce1">
            <text:p>0,72959050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urst_I</text:p>
          </table:table-cell>
          <table:table-cell office:value-type="float" office:value="0.6887019586714006" table:formula="of:=HARMEAN([.E89:.AC89])" table:style-name="ce1">
            <text:p>0,688701959</text:p>
          </table:table-cell>
          <table:table-cell office:value-type="float" office:value="0.14603889982552637" table:formula="of:=STDEV(1/[.E89:.L89])/AVERAGE(1/[.E89:.L89])" table:number-matrix-columns-spanned="1" table:number-matrix-rows-spanned="1" table:style-name="ce1">
            <text:p>0,1460389</text:p>
          </table:table-cell>
          <table:table-cell office:value-type="float" office:value="1.4889134170693442E-2" table:formula="of:=VAR([.E89:.AC89])" table:style-name="ce1">
            <text:p>0,014889134</text:p>
          </table:table-cell>
          <table:table-cell office:value-type="float" office:value="0.73490741446904595" table:style-name="ce1">
            <text:p>0,734907414</text:p>
          </table:table-cell>
          <table:table-cell office:value-type="float" office:value="0.50824748660488095" table:style-name="ce1">
            <text:p>0,508247487</text:p>
          </table:table-cell>
          <table:table-cell office:value-type="float" office:value="0.59249360733708301" table:style-name="ce1">
            <text:p>0,592493607</text:p>
          </table:table-cell>
          <table:table-cell office:value-type="float" office:value="0.65907518154165501" table:style-name="ce1">
            <text:p>0,659075182</text:p>
          </table:table-cell>
          <table:table-cell office:value-type="float" office:value="0.75271464381672604" table:style-name="ce1">
            <text:p>0,752714644</text:p>
          </table:table-cell>
          <table:table-cell office:value-type="float" office:value="0.75804520124220198" table:style-name="ce1">
            <text:p>0,758045201</text:p>
          </table:table-cell>
          <table:table-cell office:value-type="float" office:value="0.68501280862605396" table:style-name="ce1">
            <text:p>0,685012809</text:p>
          </table:table-cell>
          <table:table-cell office:value-type="float" office:value="0.59979393944930304" table:style-name="ce1">
            <text:p>0,599793939</text:p>
          </table:table-cell>
          <table:table-cell office:value-type="float" office:value="0.83748511566057104" table:style-name="ce1">
            <text:p>0,837485116</text:p>
          </table:table-cell>
          <table:table-cell office:value-type="float" office:value="0.50079980884268804" table:style-name="ce1">
            <text:p>0,500799809</text:p>
          </table:table-cell>
          <table:table-cell office:value-type="float" office:value="0.86080218499408101" table:style-name="ce1">
            <text:p>0,860802185</text:p>
          </table:table-cell>
          <table:table-cell table:style-name="ce1"/>
          <table:table-cell office:value-type="float" office:value="0.842084547905117" table:style-name="ce1">
            <text:p>0,842084548</text:p>
          </table:table-cell>
          <table:table-cell office:value-type="float" office:value="0.81320050288984902" table:style-name="ce1">
            <text:p>0,813200503</text:p>
          </table:table-cell>
          <table:table-cell office:value-type="float" office:value="0.79987159866262703" table:style-name="ce1">
            <text:p>0,79987159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ractal Dimension (Sentences)</text:p>
          </table:table-cell>
          <table:table-cell office:value-type="float" office:value="1.0337333691338242" table:formula="of:=HARMEAN([.E90:.AC90])" table:style-name="ce1">
            <text:p>1,033733369</text:p>
          </table:table-cell>
          <table:table-cell office:value-type="float" office:value="0.23254670504416161" table:formula="of:=STDEV(1/[.E90:.L90])/AVERAGE(1/[.E90:.L90])" table:number-matrix-columns-spanned="1" table:number-matrix-rows-spanned="1" table:style-name="ce1">
            <text:p>0,232546705</text:p>
          </table:table-cell>
          <table:table-cell office:value-type="float" office:value="5.2272358380952406E-2" table:formula="of:=VAR([.E90:.AC90])" table:style-name="ce1">
            <text:p>0,052272358</text:p>
          </table:table-cell>
          <table:table-cell office:value-type="float" office:value="0.80659999999999998" table:style-name="ce1">
            <text:p>0,8066</text:p>
          </table:table-cell>
          <table:table-cell office:value-type="float" office:value="1.1431" table:style-name="ce1">
            <text:p>1,1431</text:p>
          </table:table-cell>
          <table:table-cell office:value-type="float" office:value="1.2244999999999999" table:style-name="ce1">
            <text:p>1,2245</text:p>
          </table:table-cell>
          <table:table-cell office:value-type="float" office:value="0.73599999999999999" table:style-name="ce1">
            <text:p>0,736</text:p>
          </table:table-cell>
          <table:table-cell office:value-type="float" office:value="1.3071999999999999" table:style-name="ce1">
            <text:p>1,3072</text:p>
          </table:table-cell>
          <table:table-cell office:value-type="float" office:value="1.1681999999999999" table:style-name="ce1">
            <text:p>1,1682</text:p>
          </table:table-cell>
          <table:table-cell office:value-type="float" office:value="0.86439999999999995" table:style-name="ce1">
            <text:p>0,8644</text:p>
          </table:table-cell>
          <table:table-cell office:value-type="float" office:value="1.2236" table:style-name="ce1">
            <text:p>1,2236</text:p>
          </table:table-cell>
          <table:table-cell office:value-type="float" office:value="0.95150000000000001" table:style-name="ce1">
            <text:p>0,9515</text:p>
          </table:table-cell>
          <table:table-cell office:value-type="float" office:value="0.93579999999999997" table:style-name="ce1">
            <text:p>0,9358</text:p>
          </table:table-cell>
          <table:table-cell office:value-type="float" office:value="0.99019999999999997" table:style-name="ce1">
            <text:p>0,9902</text:p>
          </table:table-cell>
          <table:table-cell office:value-type="float" office:value="1.2565" table:style-name="ce1">
            <text:p>1,2565</text:p>
          </table:table-cell>
          <table:table-cell office:value-type="float" office:value="1.6036999999999999" table:style-name="ce1">
            <text:p>1,6037</text:p>
          </table:table-cell>
          <table:table-cell office:value-type="float" office:value="0.89100000000000001" table:style-name="ce1">
            <text:p>0,891</text:p>
          </table:table-cell>
          <table:table-cell office:value-type="float" office:value="1.048" table:style-name="ce1">
            <text:p>1,04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ractal Dimension (Episodes)</text:p>
          </table:table-cell>
          <table:table-cell office:value-type="float" office:value="0.14302847292330828" table:formula="of:=HARMEAN([.E91:.AC91])" table:style-name="ce1">
            <text:p>0,143028473</text:p>
          </table:table-cell>
          <table:table-cell office:value-type="float" office:value="2.5952193532924968" table:formula="of:=STDEV(1/[.E91:.L91])/AVERAGE(1/[.E91:.L91])" table:number-matrix-columns-spanned="1" table:number-matrix-rows-spanned="1" table:style-name="ce1">
            <text:p>2,595219353</text:p>
          </table:table-cell>
          <table:table-cell office:value-type="float" office:value="0.16079625542857126" table:formula="of:=VAR([.E91:.AC91])" table:style-name="ce1">
            <text:p>0,160796255</text:p>
          </table:table-cell>
          <table:table-cell office:value-type="float" office:value="1.5386" table:style-name="ce1">
            <text:p>1,5386</text:p>
          </table:table-cell>
          <table:table-cell office:value-type="float" office:value="0.7802" table:style-name="ce1">
            <text:p>0,7802</text:p>
          </table:table-cell>
          <table:table-cell office:value-type="float" office:value="0.66400000000000003" table:style-name="ce1">
            <text:p>0,664</text:p>
          </table:table-cell>
          <table:table-cell office:value-type="float" office:value="0.83699999999999997" table:style-name="ce1">
            <text:p>0,837</text:p>
          </table:table-cell>
          <table:table-cell office:value-type="float" office:value="1.0879000000000001" table:style-name="ce1">
            <text:p>1,0879</text:p>
          </table:table-cell>
          <table:table-cell office:value-type="float" office:value="1.12E-2" table:style-name="ce1">
            <text:p>0,0112</text:p>
          </table:table-cell>
          <table:table-cell office:value-type="float" office:value="1.2716000000000001" table:style-name="ce1">
            <text:p>1,2716</text:p>
          </table:table-cell>
          <table:table-cell office:value-type="float" office:value="1.6431" table:style-name="ce1">
            <text:p>1,6431</text:p>
          </table:table-cell>
          <table:table-cell office:value-type="float" office:value="1.079" table:style-name="ce1">
            <text:p>1,079</text:p>
          </table:table-cell>
          <table:table-cell office:value-type="float" office:value="0.62170000000000003" table:style-name="ce1">
            <text:p>0,6217</text:p>
          </table:table-cell>
          <table:table-cell office:value-type="float" office:value="0.80300000000000005" table:style-name="ce1">
            <text:p>0,803</text:p>
          </table:table-cell>
          <table:table-cell office:value-type="float" office:value="0.97219999999999995" table:style-name="ce1">
            <text:p>0,9722</text:p>
          </table:table-cell>
          <table:table-cell office:value-type="float" office:value="0.99019999999999997" table:style-name="ce1">
            <text:p>0,9902</text:p>
          </table:table-cell>
          <table:table-cell office:value-type="float" office:value="0.55179999999999996" table:style-name="ce1">
            <text:p>0,5518</text:p>
          </table:table-cell>
          <table:table-cell office:value-type="float" office:value="0.98960000000000004" table:style-name="ce1">
            <text:p>0,9896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imm_ES_norm</text:p>
          </table:table-cell>
          <table:table-cell office:value-type="string" table:style-name="ce1">
            <text:p>H_Mean</text:p>
          </table:table-cell>
          <table:table-cell office:value-type="string" table:style-name="ce1">
            <text:p>CV_H/V</text:p>
          </table:table-cell>
          <table:table-cell office:value-type="string" table:style-name="ce1">
            <text:p>Vari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g_dep_distance_sentence</text:p>
          </table:table-cell>
          <table:table-cell office:value-type="float" office:value="4.5241346523324459" table:formula="of:=HARMEAN([.E94:.AC94])" table:style-name="ce1">
            <text:p>4,524134652</text:p>
          </table:table-cell>
          <table:table-cell office:value-type="float" office:value="0.58774305582123787" table:formula="of:=STDEV(1/[.E94:.L94])/AVERAGE(1/[.E94:.L94])" table:number-matrix-columns-spanned="1" table:number-matrix-rows-spanned="1" table:style-name="ce1">
            <text:p>0,587743056</text:p>
          </table:table-cell>
          <table:table-cell office:value-type="float" office:value="23.467047860323532" table:formula="of:=VAR([.E94:.AC94])" table:style-name="ce1">
            <text:p>23,46704786</text:p>
          </table:table-cell>
          <table:table-cell office:value-type="float" office:value="16.257142857142899" table:style-name="ce1">
            <text:p>16,25714286</text:p>
          </table:table-cell>
          <table:table-cell office:value-type="float" office:value="8.9571428571428608" table:style-name="ce1">
            <text:p>8,957142857</text:p>
          </table:table-cell>
          <table:table-cell office:value-type="float" office:value="3.9743589743589798" table:style-name="ce1">
            <text:p>3,974358974</text:p>
          </table:table-cell>
          <table:table-cell office:value-type="float" office:value="3.4545454545454501" table:style-name="ce1">
            <text:p>3,454545455</text:p>
          </table:table-cell>
          <table:table-cell office:value-type="float" office:value="2.68" table:style-name="ce1">
            <text:p>2,68</text:p>
          </table:table-cell>
          <table:table-cell office:value-type="float" office:value="6.7389162561576397" table:style-name="ce1">
            <text:p>6,738916256</text:p>
          </table:table-cell>
          <table:table-cell office:value-type="float" office:value="14.7692307692308" table:style-name="ce1">
            <text:p>14,76923077</text:p>
          </table:table-cell>
          <table:table-cell office:value-type="float" office:value="4.6268656716417897" table:style-name="ce1">
            <text:p>4,626865672</text:p>
          </table:table-cell>
          <table:table-cell office:value-type="float" office:value="2.4871794871794899" table:style-name="ce1">
            <text:p>2,487179487</text:p>
          </table:table-cell>
          <table:table-cell office:value-type="float" office:value="4.5277777777777803" table:style-name="ce1">
            <text:p>4,527777778</text:p>
          </table:table-cell>
          <table:table-cell office:value-type="float" office:value="12.435483870967699" table:style-name="ce1">
            <text:p>12,43548387</text:p>
          </table:table-cell>
          <table:table-cell office:value-type="float" office:value="3.15254237288136" table:style-name="ce1">
            <text:p>3,152542373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verage_Eventfulness</text:p>
          </table:table-cell>
          <table:table-cell office:value-type="float" office:value="6.7000389254760345E-2" table:formula="of:=HARMEAN([.E95:.AC95])" table:style-name="ce1">
            <text:p>0,067000389</text:p>
          </table:table-cell>
          <table:table-cell office:value-type="float" office:value="0.50613474094405264" table:formula="of:=STDEV(1/[.E95:.L95])/AVERAGE(1/[.E95:.L95])" table:number-matrix-columns-spanned="1" table:number-matrix-rows-spanned="1" table:style-name="ce1">
            <text:p>0,506134741</text:p>
          </table:table-cell>
          <table:table-cell office:value-type="float" office:value="2.2014934975855383E-2" table:formula="of:=VAR([.E95:.AC95])" table:style-name="ce1">
            <text:p>0,022014935</text:p>
          </table:table-cell>
          <table:table-cell office:value-type="float" office:value="7.1428571428571397E-2" table:style-name="ce1">
            <text:p>0,071428571</text:p>
          </table:table-cell>
          <table:table-cell office:value-type="float" office:value="7.1428571428571397E-2" table:style-name="ce1">
            <text:p>0,071428571</text:p>
          </table:table-cell>
          <table:table-cell office:value-type="float" office:value="0.28205128205128199" table:style-name="ce1">
            <text:p>0,282051282</text:p>
          </table:table-cell>
          <table:table-cell office:value-type="float" office:value="9.0909090909090898E-2" table:style-name="ce1">
            <text:p>0,090909091</text:p>
          </table:table-cell>
          <table:table-cell office:value-type="float" office:value="0.58399999999999996" table:style-name="ce1">
            <text:p>0,584</text:p>
          </table:table-cell>
          <table:table-cell office:value-type="float" office:value="6.4039408866994996E-2" table:style-name="ce1">
            <text:p>0,064039409</text:p>
          </table:table-cell>
          <table:table-cell office:value-type="float" office:value="0.115384615384615" table:style-name="ce1">
            <text:p>0,115384615</text:p>
          </table:table-cell>
          <table:table-cell office:value-type="float" office:value="8.9552238805970102E-2" table:style-name="ce1">
            <text:p>0,089552239</text:p>
          </table:table-cell>
          <table:table-cell office:value-type="float" office:value="6.4102564102564097E-2" table:style-name="ce1">
            <text:p>0,064102564</text:p>
          </table:table-cell>
          <table:table-cell office:value-type="float" office:value="8.3333333333333301E-2" table:style-name="ce1">
            <text:p>0,083333333</text:p>
          </table:table-cell>
          <table:table-cell office:value-type="float" office:value="0.14516129032258099" table:style-name="ce1">
            <text:p>0,14516129</text:p>
          </table:table-cell>
          <table:table-cell office:value-type="float" office:value="0.101694915254237" table:style-name="ce1">
            <text:p>0,101694915</text:p>
          </table:table-cell>
          <table:table-cell office:value-type="float" office:value="1.42857142857142E-2" table:style-name="ce1">
            <text:p>0,01428571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verage_I</text:p>
          </table:table-cell>
          <table:table-cell office:value-type="float" office:value="0.26867402130013929" table:formula="of:=HARMEAN([.E96:.AC96])" table:style-name="ce1">
            <text:p>0,268674021</text:p>
          </table:table-cell>
          <table:table-cell office:value-type="float" office:value="0.62688258757149207" table:formula="of:=STDEV(1/[.E96:.L96])/AVERAGE(1/[.E96:.L96])" table:number-matrix-columns-spanned="1" table:number-matrix-rows-spanned="1" table:style-name="ce1">
            <text:p>0,626882588</text:p>
          </table:table-cell>
          <table:table-cell office:value-type="float" office:value="0.38133459913187234" table:formula="of:=VAR([.E96:.AC96])" table:style-name="ce1">
            <text:p>0,381334599</text:p>
          </table:table-cell>
          <table:table-cell office:value-type="float" office:value="1.1612244897959201" table:style-name="ce1">
            <text:p>1,16122449</text:p>
          </table:table-cell>
          <table:table-cell office:value-type="float" office:value="0.63979591836734695" table:style-name="ce1">
            <text:p>0,639795918</text:p>
          </table:table-cell>
          <table:table-cell office:value-type="float" office:value="1.1209730440499699" table:style-name="ce1">
            <text:p>1,120973044</text:p>
          </table:table-cell>
          <table:table-cell office:value-type="float" office:value="0.31404958677685901" table:style-name="ce1">
            <text:p>0,314049587</text:p>
          </table:table-cell>
          <table:table-cell office:value-type="float" office:value="1.5651200000000001" table:style-name="ce1">
            <text:p>1,56512</text:p>
          </table:table-cell>
          <table:table-cell office:value-type="float" office:value="0.43155621344851802" table:style-name="ce1">
            <text:p>0,431556213</text:p>
          </table:table-cell>
          <table:table-cell office:value-type="float" office:value="1.70414201183432" table:style-name="ce1">
            <text:p>1,704142012</text:p>
          </table:table-cell>
          <table:table-cell office:value-type="float" office:value="0.41434617955001102" table:style-name="ce1">
            <text:p>0,41434618</text:p>
          </table:table-cell>
          <table:table-cell office:value-type="float" office:value="0.159434582511505" table:style-name="ce1">
            <text:p>0,159434583</text:p>
          </table:table-cell>
          <table:table-cell office:value-type="float" office:value="0.37731481481481499" table:style-name="ce1">
            <text:p>0,377314815</text:p>
          </table:table-cell>
          <table:table-cell office:value-type="float" office:value="1.8051508844953199" table:style-name="ce1">
            <text:p>1,805150884</text:p>
          </table:table-cell>
          <table:table-cell office:value-type="float" office:value="0.32059752944556202" table:style-name="ce1">
            <text:p>0,320597529</text:p>
          </table:table-cell>
          <table:table-cell office:value-type="float" office:value="4.2857142857142802E-2" table:style-name="ce1">
            <text:p>0,04285714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LI</text:p>
          </table:table-cell>
          <table:table-cell office:value-type="float" office:value="7.7456678358647588" table:formula="of:=HARMEAN([.E97:.AC97])" table:style-name="ce1">
            <text:p>7,745667836</text:p>
          </table:table-cell>
          <table:table-cell office:value-type="float" office:value="0.11467901040062571" table:formula="of:=STDEV(1/[.E97:.L97])/AVERAGE(1/[.E97:.L97])" table:number-matrix-columns-spanned="1" table:number-matrix-rows-spanned="1" table:style-name="ce1">
            <text:p>0,11467901</text:p>
          </table:table-cell>
          <table:table-cell office:value-type="float" office:value="0.49536483859634101" table:formula="of:=VAR([.E97:.AC97])" table:style-name="ce1">
            <text:p>0,495364839</text:p>
          </table:table-cell>
          <table:table-cell office:value-type="float" office:value="8.3348977777777797" table:style-name="ce1">
            <text:p>8,334897778</text:p>
          </table:table-cell>
          <table:table-cell office:value-type="float" office:value="7.3077384780278702" table:style-name="ce1">
            <text:p>7,307738478</text:p>
          </table:table-cell>
          <table:table-cell office:value-type="float" office:value="8.6306716023268102" table:style-name="ce1">
            <text:p>8,630671602</text:p>
          </table:table-cell>
          <table:table-cell office:value-type="float" office:value="7.9950354609929102" table:style-name="ce1">
            <text:p>7,995035461</text:p>
          </table:table-cell>
          <table:table-cell office:value-type="float" office:value="7.2931782125859304" table:style-name="ce1">
            <text:p>7,293178213</text:p>
          </table:table-cell>
          <table:table-cell office:value-type="float" office:value="6.3756255625562499" table:style-name="ce1">
            <text:p>6,375625563</text:p>
          </table:table-cell>
          <table:table-cell office:value-type="float" office:value="7.4641666666666699" table:style-name="ce1">
            <text:p>7,464166667</text:p>
          </table:table-cell>
          <table:table-cell office:value-type="float" office:value="9.0648210668467293" table:style-name="ce1">
            <text:p>9,064821067</text:p>
          </table:table-cell>
          <table:table-cell office:value-type="float" office:value="7.2559034433794798" table:style-name="ce1">
            <text:p>7,255903443</text:p>
          </table:table-cell>
          <table:table-cell office:value-type="float" office:value="7.6477984084880601" table:style-name="ce1">
            <text:p>7,647798408</text:p>
          </table:table-cell>
          <table:table-cell office:value-type="float" office:value="7.9033499999999997" table:style-name="ce1">
            <text:p>7,90335</text:p>
          </table:table-cell>
          <table:table-cell office:value-type="float" office:value="8.4001273885350294" table:style-name="ce1">
            <text:p>8,400127389</text:p>
          </table:table-cell>
          <table:table-cell office:value-type="float" office:value="7.8006930006930002" table:style-name="ce1">
            <text:p>7,8006930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_h</text:p>
          </table:table-cell>
          <table:table-cell office:value-type="float" office:value="-0.34408148580902326" table:formula="of:=AVERAGE([.E98:.AC98])" table:style-name="ce1">
            <text:p>-0,344081486</text:p>
          </table:table-cell>
          <table:table-cell office:value-type="float" office:value="-6.1738976966677586E-2" table:formula="of:=STDEV(1/[.E98:.L98])/AVERAGE(1/[.E98:.L98])" table:number-matrix-columns-spanned="1" table:number-matrix-rows-spanned="1" table:style-name="ce1">
            <text:p>-0,061738977</text:p>
          </table:table-cell>
          <table:table-cell office:value-type="float" office:value="3.2041722358098508E-4" table:formula="of:=VAR([.E98:.AC98])" table:style-name="ce1">
            <text:p>0,000320417</text:p>
          </table:table-cell>
          <table:table-cell office:value-type="float" office:value="-0.32639880643867503" table:style-name="ce1">
            <text:p>-0,326398806</text:p>
          </table:table-cell>
          <table:table-cell office:value-type="float" office:value="-0.35555703734677702" table:style-name="ce1">
            <text:p>-0,355557037</text:p>
          </table:table-cell>
          <table:table-cell office:value-type="float" office:value="-0.35116958168222701" table:style-name="ce1">
            <text:p>-0,351169582</text:p>
          </table:table-cell>
          <table:table-cell office:value-type="float" office:value="-0.31610581728556197" table:style-name="ce1">
            <text:p>-0,316105817</text:p>
          </table:table-cell>
          <table:table-cell office:value-type="float" office:value="-0.38743973637198298" table:style-name="ce1">
            <text:p>-0,387439736</text:p>
          </table:table-cell>
          <table:table-cell office:value-type="float" office:value="-0.35185786076243902" table:style-name="ce1">
            <text:p>-0,351857861</text:p>
          </table:table-cell>
          <table:table-cell office:value-type="float" office:value="-0.34727307445031702" table:style-name="ce1">
            <text:p>-0,347273074</text:p>
          </table:table-cell>
          <table:table-cell office:value-type="float" office:value="-0.332144907971688" table:style-name="ce1">
            <text:p>-0,332144908</text:p>
          </table:table-cell>
          <table:table-cell office:value-type="float" office:value="-0.34525872496136401" table:style-name="ce1">
            <text:p>-0,345258725</text:p>
          </table:table-cell>
          <table:table-cell office:value-type="float" office:value="-0.34191546821787999" table:style-name="ce1">
            <text:p>-0,341915468</text:p>
          </table:table-cell>
          <table:table-cell office:value-type="float" office:value="-0.33315188492023801" table:style-name="ce1">
            <text:p>-0,333151885</text:p>
          </table:table-cell>
          <table:table-cell office:value-type="float" office:value="-0.35549759275814902" table:style-name="ce1">
            <text:p>-0,355497593</text:p>
          </table:table-cell>
          <table:table-cell office:value-type="float" office:value="-0.32928882235000201" table:style-name="ce1">
            <text:p>-0,3292888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vg_homothety</text:p>
          </table:table-cell>
          <table:table-cell office:value-type="float" office:value="2.9248448331477368" table:formula="of:=HARMEAN([.E99:.AC99])" table:style-name="ce1">
            <text:p>2,924844833</text:p>
          </table:table-cell>
          <table:table-cell office:value-type="float" office:value="0.21912711619200845" table:formula="of:=STDEV(1/[.E99:.L99])/AVERAGE(1/[.E99:.L99])" table:number-matrix-columns-spanned="1" table:number-matrix-rows-spanned="1" table:style-name="ce1">
            <text:p>0,219127116</text:p>
          </table:table-cell>
          <table:table-cell office:value-type="float" office:value="0.57159844399514792" table:formula="of:=VAR([.E99:.AC99])" table:style-name="ce1">
            <text:p>0,571598444</text:p>
          </table:table-cell>
          <table:table-cell office:value-type="float" office:value="2.9470724965447901" table:style-name="ce1">
            <text:p>2,947072497</text:p>
          </table:table-cell>
          <table:table-cell office:value-type="float" office:value="2.8931277056277098" table:style-name="ce1">
            <text:p>2,893127706</text:p>
          </table:table-cell>
          <table:table-cell office:value-type="float" office:value="2.5104241552839701" table:style-name="ce1">
            <text:p>2,510424155</text:p>
          </table:table-cell>
          <table:table-cell office:value-type="float" office:value="5.1263030303030304" table:style-name="ce1">
            <text:p>5,12630303</text:p>
          </table:table-cell>
          <table:table-cell office:value-type="float" office:value="2.4617701945268702" table:style-name="ce1">
            <text:p>2,461770195</text:p>
          </table:table-cell>
          <table:table-cell office:value-type="float" office:value="2.4011483645405098" table:style-name="ce1">
            <text:p>2,401148365</text:p>
          </table:table-cell>
          <table:table-cell office:value-type="float" office:value="3.5637140637140599" table:style-name="ce1">
            <text:p>3,563714064</text:p>
          </table:table-cell>
          <table:table-cell office:value-type="float" office:value="3.0893536702452602" table:style-name="ce1">
            <text:p>3,08935367</text:p>
          </table:table-cell>
          <table:table-cell office:value-type="float" office:value="2.5565400350346601" table:style-name="ce1">
            <text:p>2,556540035</text:p>
          </table:table-cell>
          <table:table-cell office:value-type="float" office:value="3.5062091503268" table:style-name="ce1">
            <text:p>3,50620915</text:p>
          </table:table-cell>
          <table:table-cell office:value-type="float" office:value="2.8680810422166401" table:style-name="ce1">
            <text:p>2,868081042</text:p>
          </table:table-cell>
          <table:table-cell office:value-type="float" office:value="2.6852909376094498" table:style-name="ce1">
            <text:p>2,68529093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urst_dep_distance</text:p>
          </table:table-cell>
          <table:table-cell office:value-type="float" office:value="0.53658856620272222" table:formula="of:=HARMEAN([.E100:.AC100])" table:style-name="ce1">
            <text:p>0,536588566</text:p>
          </table:table-cell>
          <table:table-cell office:value-type="float" office:value="0.38848419326197292" table:formula="of:=STDEV(1/[.E100:.L100])/AVERAGE(1/[.E100:.L100])" table:number-matrix-columns-spanned="1" table:number-matrix-rows-spanned="1" table:style-name="ce1">
            <text:p>0,388484193</text:p>
          </table:table-cell>
          <table:table-cell office:value-type="float" office:value="2.0886867280430026E-2" table:formula="of:=VAR([.E100:.AC100])" table:style-name="ce1">
            <text:p>0,020886867</text:p>
          </table:table-cell>
          <table:table-cell office:value-type="float" office:value="0.670003000011268" table:style-name="ce1">
            <text:p>0,670003</text:p>
          </table:table-cell>
          <table:table-cell office:value-type="float" office:value="0.472624019623751" table:style-name="ce1">
            <text:p>0,47262402</text:p>
          </table:table-cell>
          <table:table-cell office:value-type="float" office:value="0.54908804887819196" table:style-name="ce1">
            <text:p>0,549088049</text:p>
          </table:table-cell>
          <table:table-cell office:value-type="float" office:value="0.66117569274025301" table:style-name="ce1">
            <text:p>0,661175693</text:p>
          </table:table-cell>
          <table:table-cell office:value-type="float" office:value="0.78099765322097603" table:style-name="ce1">
            <text:p>0,780997653</text:p>
          </table:table-cell>
          <table:table-cell office:value-type="float" office:value="0.52422374931600202" table:style-name="ce1">
            <text:p>0,524223749</text:p>
          </table:table-cell>
          <table:table-cell office:value-type="float" office:value="0.28174184568243599" table:style-name="ce1">
            <text:p>0,281741846</text:p>
          </table:table-cell>
          <table:table-cell office:value-type="float" office:value="0.725430309405658" table:style-name="ce1">
            <text:p>0,725430309</text:p>
          </table:table-cell>
          <table:table-cell office:value-type="float" office:value="0.50439069015903704" table:style-name="ce1">
            <text:p>0,50439069</text:p>
          </table:table-cell>
          <table:table-cell office:value-type="float" office:value="0.78766751257632195" table:style-name="ce1">
            <text:p>0,787667513</text:p>
          </table:table-cell>
          <table:table-cell office:value-type="float" office:value="0.45218305445310902" table:style-name="ce1">
            <text:p>0,452183054</text:p>
          </table:table-cell>
          <table:table-cell office:value-type="float" office:value="0.51086850855295396" table:style-name="ce1">
            <text:p>0,510868509</text:p>
          </table:table-cell>
          <table:table-cell office:value-type="float" office:value="0.57203348876618298" table:style-name="ce1">
            <text:p>0,57203348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urst_eventfulness</text:p>
          </table:table-cell>
          <table:table-cell office:value-type="float" office:value="0.77485441488521012" table:formula="of:=HARMEAN([.E101:.AC101])" table:style-name="ce1">
            <text:p>0,774854415</text:p>
          </table:table-cell>
          <table:table-cell office:value-type="float" office:value="0.30437837983190558" table:formula="of:=STDEV(1/[.E101:.L101])/AVERAGE(1/[.E101:.L101])" table:number-matrix-columns-spanned="1" table:number-matrix-rows-spanned="1" table:style-name="ce1">
            <text:p>0,30437838</text:p>
          </table:table-cell>
          <table:table-cell office:value-type="float" office:value="4.2773536490683384E-2" table:formula="of:=VAR([.E101:.AC101])" table:style-name="ce1">
            <text:p>0,042773536</text:p>
          </table:table-cell>
          <table:table-cell office:value-type="float" office:value="0.95549230075599401" table:style-name="ce1">
            <text:p>0,955492301</text:p>
          </table:table-cell>
          <table:table-cell office:value-type="float" office:value="0.79243298932128203" table:style-name="ce1">
            <text:p>0,792432989</text:p>
          </table:table-cell>
          <table:table-cell office:value-type="float" office:value="0.75192319640622796" table:style-name="ce1">
            <text:p>0,751923196</text:p>
          </table:table-cell>
          <table:table-cell office:value-type="float" office:value="1.13018238196791" table:style-name="ce1">
            <text:p>1,130182382</text:p>
          </table:table-cell>
          <table:table-cell office:value-type="float" office:value="0.69405174405905901" table:style-name="ce1">
            <text:p>0,694051744</text:p>
          </table:table-cell>
          <table:table-cell office:value-type="float" office:value="0.60604580095479399" table:style-name="ce1">
            <text:p>0,606045801</text:p>
          </table:table-cell>
          <table:table-cell office:value-type="float" office:value="0.43454300779885002" table:style-name="ce1">
            <text:p>0,434543008</text:p>
          </table:table-cell>
          <table:table-cell office:value-type="float" office:value="0.72959050858068297" table:style-name="ce1">
            <text:p>0,729590509</text:p>
          </table:table-cell>
          <table:table-cell office:value-type="float" office:value="0.82575497323908498" table:style-name="ce1">
            <text:p>0,825754973</text:p>
          </table:table-cell>
          <table:table-cell office:value-type="float" office:value="0.72696060364908099" table:style-name="ce1">
            <text:p>0,726960604</text:p>
          </table:table-cell>
          <table:table-cell office:value-type="float" office:value="1.13526538144809" table:style-name="ce1">
            <text:p>1,135265381</text:p>
          </table:table-cell>
          <table:table-cell office:value-type="float" office:value="0.92797485205222796" table:style-name="ce1">
            <text:p>0,927974852</text:p>
          </table:table-cell>
          <table:table-cell office:value-type="float" office:value="1.0567844844155601" table:style-name="ce1">
            <text:p>1,0567844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urst_I</text:p>
          </table:table-cell>
          <table:table-cell office:value-type="float" office:value="0.59372132658394239" table:formula="of:=HARMEAN([.E102:.AC102])" table:style-name="ce1">
            <text:p>0,593721327</text:p>
          </table:table-cell>
          <table:table-cell office:value-type="float" office:value="0.18845732772674084" table:formula="of:=STDEV(1/[.E102:.L102])/AVERAGE(1/[.E102:.L102])" table:number-matrix-columns-spanned="1" table:number-matrix-rows-spanned="1" table:style-name="ce1">
            <text:p>0,188457328</text:p>
          </table:table-cell>
          <table:table-cell office:value-type="float" office:value="1.2833170613790598E-2" table:formula="of:=VAR([.E102:.AC102])" table:style-name="ce1">
            <text:p>0,012833171</text:p>
          </table:table-cell>
          <table:table-cell office:value-type="float" office:value="0.69773931974467396" table:style-name="ce1">
            <text:p>0,69773932</text:p>
          </table:table-cell>
          <table:table-cell office:value-type="float" office:value="0.50917995325014997" table:style-name="ce1">
            <text:p>0,509179953</text:p>
          </table:table-cell>
          <table:table-cell office:value-type="float" office:value="0.55826101148999596" table:style-name="ce1">
            <text:p>0,558261011</text:p>
          </table:table-cell>
          <table:table-cell office:value-type="float" office:value="0.66117569274025301" table:style-name="ce1">
            <text:p>0,661175693</text:p>
          </table:table-cell>
          <table:table-cell office:value-type="float" office:value="0.58138956123897501" table:style-name="ce1">
            <text:p>0,581389561</text:p>
          </table:table-cell>
          <table:table-cell office:value-type="float" office:value="0.500730958367545" table:style-name="ce1">
            <text:p>0,500730958</text:p>
          </table:table-cell>
          <table:table-cell office:value-type="float" office:value="0.44724260439890301" table:style-name="ce1">
            <text:p>0,447242604</text:p>
          </table:table-cell>
          <table:table-cell office:value-type="float" office:value="0.79987159866262703" table:style-name="ce1">
            <text:p>0,799871599</text:p>
          </table:table-cell>
          <table:table-cell office:value-type="float" office:value="0.58270487229103396" table:style-name="ce1">
            <text:p>0,582704872</text:p>
          </table:table-cell>
          <table:table-cell office:value-type="float" office:value="0.76073787675203297" table:style-name="ce1">
            <text:p>0,760737877</text:p>
          </table:table-cell>
          <table:table-cell office:value-type="float" office:value="0.52546013729054797" table:style-name="ce1">
            <text:p>0,525460137</text:p>
          </table:table-cell>
          <table:table-cell office:value-type="float" office:value="0.76347208021944002" table:style-name="ce1">
            <text:p>0,76347208</text:p>
          </table:table-cell>
          <table:table-cell office:value-type="float" office:value="0.57203348876618298" table:style-name="ce1">
            <text:p>0,57203348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ractal Dimension (Sentences)</text:p>
          </table:table-cell>
          <table:table-cell office:value-type="float" office:value="1.1077563342814196" table:formula="of:=HARMEAN([.E103:.AC103])" table:style-name="ce1">
            <text:p>1,107756334</text:p>
          </table:table-cell>
          <table:table-cell office:value-type="float" office:value="9.4760633050470666E-2" table:formula="of:=STDEV(1/[.E103:.L103])/AVERAGE(1/[.E103:.L103])" table:number-matrix-columns-spanned="1" table:number-matrix-rows-spanned="1" table:style-name="ce1">
            <text:p>0,094760633</text:p>
          </table:table-cell>
          <table:table-cell office:value-type="float" office:value="1.4821596025641112E-2" table:formula="of:=VAR([.E103:.AC103])" table:style-name="ce1">
            <text:p>0,014821596</text:p>
          </table:table-cell>
          <table:table-cell office:value-type="float" office:value="0.96679999999999999" table:style-name="ce1">
            <text:p>0,9668</text:p>
          </table:table-cell>
          <table:table-cell office:value-type="float" office:value="1.0601" table:style-name="ce1">
            <text:p>1,0601</text:p>
          </table:table-cell>
          <table:table-cell office:value-type="float" office:value="1.1714" table:style-name="ce1">
            <text:p>1,1714</text:p>
          </table:table-cell>
          <table:table-cell office:value-type="float" office:value="1.1398999999999999" table:style-name="ce1">
            <text:p>1,1399</text:p>
          </table:table-cell>
          <table:table-cell office:value-type="float" office:value="1.2060999999999999" table:style-name="ce1">
            <text:p>1,2061</text:p>
          </table:table-cell>
          <table:table-cell office:value-type="float" office:value="1.3063" table:style-name="ce1">
            <text:p>1,3063</text:p>
          </table:table-cell>
          <table:table-cell office:value-type="float" office:value="1.0527" table:style-name="ce1">
            <text:p>1,0527</text:p>
          </table:table-cell>
          <table:table-cell office:value-type="float" office:value="1.0491999999999999" table:style-name="ce1">
            <text:p>1,0492</text:p>
          </table:table-cell>
          <table:table-cell office:value-type="float" office:value="1.3351999999999999" table:style-name="ce1">
            <text:p>1,3352</text:p>
          </table:table-cell>
          <table:table-cell office:value-type="float" office:value="1.083" table:style-name="ce1">
            <text:p>1,083</text:p>
          </table:table-cell>
          <table:table-cell office:value-type="float" office:value="1.0513999999999999" table:style-name="ce1">
            <text:p>1,0514</text:p>
          </table:table-cell>
          <table:table-cell office:value-type="float" office:value="1.2055" table:style-name="ce1">
            <text:p>1,2055</text:p>
          </table:table-cell>
          <table:table-cell office:value-type="float" office:value="0.92920000000000003" table:style-name="ce1">
            <text:p>0,92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ractal Dimension (Episodes)</text:p>
          </table:table-cell>
          <table:table-cell office:value-type="float" office:value="0.69964674076592226" table:formula="of:=HARMEAN([.E104:.AC104])" table:style-name="ce1">
            <text:p>0,699646741</text:p>
          </table:table-cell>
          <table:table-cell office:value-type="float" office:value="0.89603111206272379" table:formula="of:=STDEV(1/[.E104:.G104])/AVERAGE(1/[.E104:.G104])" table:number-matrix-columns-spanned="1" table:number-matrix-rows-spanned="1" table:style-name="ce1">
            <text:p>0,896031112</text:p>
          </table:table-cell>
          <table:table-cell office:value-type="float" office:value="0.2739657836363632" table:formula="of:=VAR([.E104:.AC104])" table:style-name="ce1">
            <text:p>0,273965784</text:p>
          </table:table-cell>
          <table:table-cell office:value-type="float" office:value="1.0011000000000001" table:style-name="ce1">
            <text:p>1,0011</text:p>
          </table:table-cell>
          <table:table-cell office:value-type="float" office:value="0.24299999999999999" table:style-name="ce1">
            <text:p>0,243</text:p>
          </table:table-cell>
          <table:table-cell office:value-type="float" office:value="1.0484" table:style-name="ce1">
            <text:p>1,0484</text:p>
          </table:table-cell>
          <table:table-cell table:style-name="ce1"/>
          <table:table-cell office:value-type="float" office:value="0.91539999999999999" table:style-name="ce1">
            <text:p>0,9154</text:p>
          </table:table-cell>
          <table:table-cell office:value-type="float" office:value="1.2299" table:style-name="ce1">
            <text:p>1,2299</text:p>
          </table:table-cell>
          <table:table-cell office:value-type="float" office:value="1.8597999999999999" table:style-name="ce1">
            <text:p>1,8598</text:p>
          </table:table-cell>
          <table:table-cell office:value-type="float" office:value="0.98909999999999998" table:style-name="ce1">
            <text:p>0,9891</text:p>
          </table:table-cell>
          <table:table-cell office:value-type="float" office:value="0.52980000000000005" table:style-name="ce1">
            <text:p>0,5298</text:p>
          </table:table-cell>
          <table:table-cell office:value-type="float" office:value="1.8427" table:style-name="ce1">
            <text:p>1,8427</text:p>
          </table:table-cell>
          <table:table-cell office:value-type="float" office:value="0.53700000000000003" table:style-name="ce1">
            <text:p>0,537</text:p>
          </table:table-cell>
          <table:table-cell office:value-type="float" office:value="0.5242" table:style-name="ce1">
            <text:p>0,5242</text:p>
          </table:table-cell>
          <table:table-cell table:number-columns-repeated="16368" table:style-name="ce1"/>
        </table:table-row>
        <table:table-row table:number-rows-repeated="1048472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PALMA Cosimo (OP)</dc:creator>
    <meta:creation-date>2009-04-16T11:32:48Z</meta:creation-date>
    <dc:date>2025-03-26T15:07:45Z</dc:date>
    <meta:editing-cycles>21</meta:editing-cycles>
    <meta:editing-duration>PT3063S</meta:editing-duration>
    <meta:user-defined meta:name="Info 1"/>
    <meta:user-defined meta:name="Info 2"/>
    <meta:user-defined meta:name="Info 3"/>
    <meta:user-defined meta:name="Info 4"/>
  </office:meta>
</office:document-meta>
</file>